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7D806C59B886862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2468e"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66204a" style:font-size-asian="14pt" style:font-style-asian="italic" style:font-weight-asian="normal" style:font-size-complex="14pt" style:font-style-complex="italic"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2468e"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6204a"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66204a"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66204a"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66204a"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29c8" officeooo:paragraph-rsid="0062468e" style:font-size-asian="14pt" style:font-style-asian="normal" style:font-weight-asian="normal" style:font-size-complex="14pt" style:font-style-complex="normal" style:font-weight-complex="normal"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5f1f" officeooo:paragraph-rsid="0062468e" style:font-size-asian="14pt" style:font-style-asian="normal" style:font-weight-asian="normal" style:font-size-complex="14pt" style:font-style-complex="normal" style:font-weight-complex="normal"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b4c11" officeooo:paragraph-rsid="0062468e" style:font-size-asian="14pt" style:font-style-asian="normal" style:font-weight-asian="normal" style:font-size-complex="14pt" style:font-style-complex="normal" style:font-weight-complex="normal"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e591a" officeooo:paragraph-rsid="0062468e" style:font-size-asian="14pt" style:font-style-asian="normal" style:font-weight-asian="normal" style:font-size-complex="14pt" style:font-style-complex="normal" style:font-weight-complex="normal"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454a1" officeooo:paragraph-rsid="0062468e" style:font-size-asian="14pt" style:font-style-asian="normal" style:font-weight-asian="normal" style:font-size-complex="14pt" style:font-style-complex="normal" style:font-weight-complex="normal"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4512" officeooo:paragraph-rsid="0062468e" style:font-size-asian="14pt" style:font-style-asian="normal" style:font-weight-asian="normal" style:font-size-complex="14pt" style:font-style-complex="normal" style:font-weight-complex="normal"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64c417" officeooo:paragraph-rsid="0066204a" style:font-size-asian="14pt" style:font-style-asian="normal" style:font-weight-asian="normal" style:font-size-complex="14pt" style:font-style-complex="normal" style:font-weight-complex="normal"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1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1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1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1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1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1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1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1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1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1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1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1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1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1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2468e" style:font-size-asian="14pt" style:font-style-asian="normal" style:font-weight-asian="bold" style:font-size-complex="14pt" style:font-style-complex="normal" style:font-weight-complex="bold" style:text-emphasize="none"/>
    </style:style>
    <style:style style:name="P1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1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1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1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1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1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1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1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1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1380d" officeooo:paragraph-rsid="0062468e" style:font-size-asian="14pt" style:font-style-asian="normal" style:font-weight-asian="bold" style:font-size-complex="14pt" style:font-style-complex="normal" style:font-weight-complex="bold" style:text-emphasize="none"/>
    </style:style>
    <style:style style:name="P1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b9ab6" officeooo:paragraph-rsid="0062468e" style:font-size-asian="14pt" style:font-style-asian="normal" style:font-weight-asian="bold" style:font-size-complex="14pt" style:font-style-complex="normal" style:font-weight-complex="bold" style:text-emphasize="none"/>
    </style:style>
    <style:style style:name="P193"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194"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195" style:family="paragraph" style:parent-style-name="Standard">
      <style:text-properties fo:color="#000000" loext:opacity="100%" style:font-name="Segoe UI" fo:font-size="14pt" officeooo:paragraph-rsid="001c6201" style:font-size-asian="14pt"/>
    </style:style>
    <style:style style:name="P196" style:family="paragraph" style:parent-style-name="Standard">
      <style:text-properties fo:color="#000000" loext:opacity="100%" style:font-name="Segoe UI" fo:font-size="14pt" officeooo:paragraph-rsid="001c9f9f" style:font-size-asian="14pt"/>
    </style:style>
    <style:style style:name="P197" style:family="paragraph" style:parent-style-name="Standard">
      <style:text-properties fo:color="#000000" loext:opacity="100%" style:font-name="Segoe UI" fo:font-size="14pt" officeooo:rsid="001e06d9" officeooo:paragraph-rsid="001e06d9" style:font-size-asian="14pt"/>
    </style:style>
    <style:style style:name="P198" style:family="paragraph" style:parent-style-name="Standard">
      <style:text-properties fo:color="#000000" loext:opacity="100%" style:font-name="Segoe UI" fo:font-size="14pt" officeooo:rsid="002d802e" officeooo:paragraph-rsid="002d802e" style:font-size-asian="14pt"/>
    </style:style>
    <style:style style:name="P199" style:family="paragraph" style:parent-style-name="Standard">
      <style:text-properties fo:color="#000000" loext:opacity="100%" style:font-name="Segoe UI" fo:font-size="14pt" officeooo:paragraph-rsid="00387c7e" style:font-size-asian="14pt"/>
    </style:style>
    <style:style style:name="P200" style:family="paragraph" style:parent-style-name="Standard">
      <style:text-properties fo:color="#000000" loext:opacity="100%" style:font-name="Segoe UI" fo:font-size="14pt" officeooo:paragraph-rsid="003d58b8" style:font-size-asian="14pt"/>
    </style:style>
    <style:style style:name="P201" style:family="paragraph" style:parent-style-name="Standard">
      <style:text-properties fo:color="#000000" loext:opacity="100%" style:font-name="Segoe UI" fo:font-size="14pt" officeooo:paragraph-rsid="003f44eb" style:font-size-asian="14pt"/>
    </style:style>
    <style:style style:name="P202" style:family="paragraph" style:parent-style-name="Standard">
      <style:text-properties fo:color="#000000" loext:opacity="100%" style:font-name="Segoe UI" fo:font-size="14pt" officeooo:paragraph-rsid="00362c23" style:font-size-asian="14pt"/>
    </style:style>
    <style:style style:name="P203"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204"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205"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206"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207" style:family="paragraph" style:parent-style-name="Standard">
      <style:text-properties fo:color="#000000" loext:opacity="100%" officeooo:rsid="000e5ad8" officeooo:paragraph-rsid="0062468e"/>
    </style:style>
    <style:style style:name="P208" style:family="paragraph" style:parent-style-name="Standard">
      <style:text-properties fo:color="#000000" loext:opacity="100%" officeooo:rsid="000f424c" officeooo:paragraph-rsid="0062468e"/>
    </style:style>
    <style:style style:name="P209" style:family="paragraph" style:parent-style-name="Standard">
      <style:text-properties fo:font-weight="normal" officeooo:rsid="001a46f0" officeooo:paragraph-rsid="001a46f0" style:font-weight-asian="normal" style:font-weight-complex="normal"/>
    </style:style>
    <style:style style:name="P210"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211"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212"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21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21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215"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21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21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21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21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22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22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22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22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22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22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22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2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2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2468e" style:font-size-asian="14pt" style:font-style-asian="italic" style:font-weight-asian="normal" style:font-size-complex="14pt" style:font-style-complex="italic" style:font-weight-complex="normal" style:text-emphasize="none"/>
    </style:style>
    <style:style style:name="P229"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30" style:family="paragraph" style:parent-style-name="Standard">
      <style:text-properties fo:color="#ffbf00" loext:opacity="100%" style:text-outline="false" style:text-line-through-style="none" style:text-line-through-type="none" style:font-name="Segoe UI" fo:font-size="16pt" fo:font-style="normal" fo:text-shadow="none" style:text-underline-style="none" fo:font-weight="bold" officeooo:rsid="0011c30d" officeooo:paragraph-rsid="0062468e" style:font-size-asian="16pt" style:font-style-asian="normal" style:font-weight-asian="bold" style:font-size-complex="16pt" style:font-style-complex="normal" style:font-weight-complex="bold" style:text-emphasize="none"/>
    </style:style>
    <style:style style:name="P23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3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3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3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3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3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3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3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3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4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4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4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2468e" style:font-size-asian="14pt" style:font-style-asian="normal" style:font-weight-asian="normal" style:font-size-complex="14pt" style:font-style-complex="normal" style:font-weight-complex="normal" style:text-emphasize="none"/>
    </style:style>
    <style:style style:name="P24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24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24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24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89be5" officeooo:paragraph-rsid="0062468e" style:font-size-asian="14pt" style:font-style-asian="normal" style:font-weight-asian="normal" style:font-size-complex="14pt" style:font-style-complex="normal" style:font-weight-complex="normal" style:text-emphasize="none"/>
    </style:style>
    <style:style style:name="P24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4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74f2" officeooo:paragraph-rsid="0062468e" style:font-size-asian="14pt" style:font-style-asian="normal" style:font-weight-asian="normal" style:font-size-complex="14pt" style:font-style-complex="normal" style:font-weight-complex="normal" style:text-emphasize="none"/>
    </style:style>
    <style:style style:name="P24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66945d" officeooo:paragraph-rsid="0066204a" style:font-size-asian="14pt" style:font-style-asian="normal" style:font-weight-asian="normal" style:font-size-complex="14pt" style:font-style-complex="normal" style:font-weight-complex="normal" style:text-emphasize="none"/>
    </style:style>
    <style:style style:name="P25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25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25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25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25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25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25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25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25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25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26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26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26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2468e" style:font-size-asian="14pt" style:font-style-asian="normal" style:font-weight-asian="bold" style:font-size-complex="14pt" style:font-style-complex="normal" style:font-weight-complex="bold" style:text-emphasize="none"/>
    </style:style>
    <style:style style:name="P26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6204a" style:font-size-asian="14pt" style:font-style-asian="normal" style:font-weight-asian="bold" style:font-size-complex="14pt" style:font-style-complex="normal" style:font-weight-complex="bold" style:text-emphasize="none"/>
    </style:style>
    <style:style style:name="P26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89f94" officeooo:paragraph-rsid="0066204a" style:font-size-asian="14pt" style:font-style-asian="normal" style:font-weight-asian="bold" style:font-size-complex="14pt" style:font-style-complex="normal" style:font-weight-complex="bold" style:text-emphasize="none"/>
    </style:style>
    <style:style style:name="P26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26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26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26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26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7dec4" style:font-size-asian="14pt" style:font-style-asian="italic" style:font-weight-asian="normal" style:font-size-complex="14pt" style:font-style-complex="italic" style:font-weight-complex="normal" style:text-emphasize="none"/>
    </style:style>
    <style:style style:name="P270"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89be5" officeooo:paragraph-rsid="0062468e" style:font-size-asian="15pt" style:font-style-asian="normal" style:font-weight-asian="normal" style:font-size-complex="15pt" style:font-style-complex="normal" style:font-weight-complex="normal" style:text-emphasize="none"/>
    </style:style>
    <style:style style:name="P271"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a42f3" officeooo:paragraph-rsid="0062468e" style:font-size-asian="15pt" style:font-style-asian="normal" style:font-weight-asian="normal" style:font-size-complex="15pt" style:font-style-complex="normal" style:font-weight-complex="normal" style:text-emphasize="none"/>
    </style:style>
    <style:style style:name="P272"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273"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274"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275" style:family="paragraph" style:parent-style-name="Standard">
      <style:text-properties fo:font-variant="normal" fo:text-transform="none" fo:color="#8e86ae" loext:opacity="100%" style:text-outline="false" style:text-line-through-style="none" style:text-line-through-type="none" style:font-name="Segoe UI" fo:font-size="14pt" fo:letter-spacing="normal" fo:font-style="italic" fo:text-shadow="none" style:text-underline-style="none" fo:font-weight="normal" officeooo:rsid="003a5d47" officeooo:paragraph-rsid="0066204a" style:font-size-asian="14pt" style:font-style-asian="italic" style:font-weight-asian="normal" style:font-size-complex="14pt" style:font-style-complex="italic" style:font-weight-complex="normal" style:text-emphasize="none"/>
    </style:style>
    <style:style style:name="P276" style:family="paragraph" style:parent-style-name="Standard">
      <style:text-properties officeooo:paragraph-rsid="001c9f9f"/>
    </style:style>
    <style:style style:name="P277"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278" style:family="paragraph" style:parent-style-name="Standard">
      <style:text-properties officeooo:paragraph-rsid="0021a734"/>
    </style:style>
    <style:style style:name="P279" style:family="paragraph" style:parent-style-name="Standard">
      <style:text-properties officeooo:paragraph-rsid="0023812b"/>
    </style:style>
    <style:style style:name="P280" style:family="paragraph" style:parent-style-name="Standard">
      <style:text-properties officeooo:paragraph-rsid="00282ac8"/>
    </style:style>
    <style:style style:name="P281" style:family="paragraph" style:parent-style-name="Standard">
      <style:text-properties officeooo:paragraph-rsid="00295b5f"/>
    </style:style>
    <style:style style:name="P28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8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8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8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8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8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8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29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29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29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29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295"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96"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297"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29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29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30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30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4e6dab" style:font-size-asian="14pt" style:font-style-asian="normal" style:font-weight-asian="bold" style:font-size-complex="14pt" style:font-style-complex="normal" style:font-weight-complex="bold" style:text-emphasize="none"/>
    </style:style>
    <style:style style:name="P30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30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30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305"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306" style:family="paragraph" style:parent-style-name="Standard">
      <style:text-properties fo:color="#d62e4e" loext:opacity="100%" style:text-outline="false" style:text-line-through-style="none" style:text-line-through-type="none" style:font-name="Segoe UI" fo:font-size="16pt" fo:font-style="normal" fo:text-shadow="none" style:text-underline-style="solid" style:text-underline-width="auto" style:text-underline-color="font-color" fo:font-weight="bold" officeooo:rsid="0066204a" officeooo:paragraph-rsid="0066204a" style:font-size-asian="16pt" style:font-style-asian="normal" style:font-weight-asian="bold" style:font-size-complex="16pt" style:font-style-complex="normal" style:font-weight-complex="bold" style:text-emphasize="none"/>
    </style:style>
    <style:style style:name="P307" style:family="paragraph" style:parent-style-name="Standard">
      <style:text-properties officeooo:paragraph-rsid="002a84dc"/>
    </style:style>
    <style:style style:name="P308" style:family="paragraph" style:parent-style-name="Standard">
      <style:text-properties fo:font-style="normal" fo:font-weight="bold" officeooo:paragraph-rsid="002f8de1" style:font-style-asian="normal" style:font-weight-asian="bold" style:font-style-complex="normal" style:font-weight-complex="bold"/>
    </style:style>
    <style:style style:name="P309" style:family="paragraph" style:parent-style-name="Standard">
      <style:text-properties officeooo:paragraph-rsid="002f8de1"/>
    </style:style>
    <style:style style:name="P310"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311" style:family="paragraph" style:parent-style-name="Standard">
      <style:text-properties officeooo:paragraph-rsid="003f44eb"/>
    </style:style>
    <style:style style:name="P312"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313"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314"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315"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316"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31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318"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319"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320"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321" style:family="paragraph" style:parent-style-name="Standard">
      <style:text-properties fo:color="#ff4000" loext:opacity="100%" style:font-name="Segoe UI" fo:font-size="14pt" officeooo:paragraph-rsid="00362c23" style:font-size-asian="14pt"/>
    </style:style>
    <style:style style:name="P322"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323"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324" style:family="paragraph" style:parent-style-name="Standard">
      <style:text-properties officeooo:paragraph-rsid="004cabba"/>
    </style:style>
    <style:style style:name="P325"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326" style:family="paragraph" style:parent-style-name="Standard">
      <style:text-properties officeooo:paragraph-rsid="00521c75"/>
    </style:style>
    <style:style style:name="P327" style:family="paragraph" style:parent-style-name="Standard">
      <style:text-properties officeooo:paragraph-rsid="0043f6ab"/>
    </style:style>
    <style:style style:name="P328" style:family="paragraph" style:parent-style-name="Standard">
      <style:text-properties officeooo:paragraph-rsid="0043931e"/>
    </style:style>
    <style:style style:name="P329" style:family="paragraph" style:parent-style-name="Standard">
      <style:text-properties officeooo:paragraph-rsid="003a5d47"/>
    </style:style>
    <style:style style:name="P330" style:family="paragraph" style:parent-style-name="Standard">
      <style:text-properties officeooo:paragraph-rsid="00541958"/>
    </style:style>
    <style:style style:name="P331" style:family="paragraph" style:parent-style-name="Standard">
      <style:text-properties officeooo:paragraph-rsid="0055dcf8"/>
    </style:style>
    <style:style style:name="P332" style:family="paragraph" style:parent-style-name="Standard">
      <style:text-properties officeooo:paragraph-rsid="00574109"/>
    </style:style>
    <style:style style:name="P333" style:family="paragraph" style:parent-style-name="Standard">
      <style:text-properties officeooo:paragraph-rsid="0057dec4"/>
    </style:style>
    <style:style style:name="P334" style:family="paragraph" style:parent-style-name="Standard">
      <style:text-properties officeooo:paragraph-rsid="005a4637"/>
    </style:style>
    <style:style style:name="P335" style:family="paragraph" style:parent-style-name="Standard">
      <style:text-properties officeooo:paragraph-rsid="002a86d9"/>
    </style:style>
    <style:style style:name="P336" style:family="paragraph" style:parent-style-name="Standard">
      <style:text-properties officeooo:paragraph-rsid="00415ad0"/>
    </style:style>
    <style:style style:name="P337" style:family="paragraph" style:parent-style-name="Standard">
      <style:text-properties officeooo:rsid="005e83c1" officeooo:paragraph-rsid="005e83c1"/>
    </style:style>
    <style:style style:name="P338" style:family="paragraph" style:parent-style-name="Standard">
      <style:text-properties officeooo:paragraph-rsid="005e9fb7"/>
    </style:style>
    <style:style style:name="P339"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340" style:family="paragraph" style:parent-style-name="Standard">
      <style:text-properties officeooo:paragraph-rsid="00611ae1"/>
    </style:style>
    <style:style style:name="P341"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2468e" style:font-size-asian="14pt" style:font-style-asian="italic" style:font-weight-asian="normal" style:font-size-complex="14pt" style:font-style-complex="italic" style:font-weight-complex="normal" style:text-emphasize="none"/>
    </style:style>
    <style:style style:name="P342" style:family="paragraph" style:parent-style-name="Standard">
      <style:text-properties officeooo:rsid="0011380d" officeooo:paragraph-rsid="0062468e"/>
    </style:style>
    <style:style style:name="P343" style:family="paragraph" style:parent-style-name="Standard">
      <style:text-properties officeooo:rsid="000b4c11" officeooo:paragraph-rsid="0062468e"/>
    </style:style>
    <style:style style:name="P344" style:family="paragraph" style:parent-style-name="Standard">
      <style:text-properties officeooo:rsid="000d9989" officeooo:paragraph-rsid="0062468e"/>
    </style:style>
    <style:style style:name="P345" style:family="paragraph" style:parent-style-name="Standard">
      <style:text-properties officeooo:rsid="000e591a" officeooo:paragraph-rsid="0062468e"/>
    </style:style>
    <style:style style:name="P346" style:family="paragraph" style:parent-style-name="Standard">
      <style:text-properties officeooo:rsid="000e5ad8" officeooo:paragraph-rsid="0062468e"/>
    </style:style>
    <style:style style:name="P347" style:family="paragraph" style:parent-style-name="Standard">
      <style:text-properties officeooo:rsid="000a07ea" officeooo:paragraph-rsid="0062468e"/>
    </style:style>
    <style:style style:name="P348" style:family="paragraph" style:parent-style-name="Standard">
      <style:text-properties officeooo:rsid="001e117a" officeooo:paragraph-rsid="0062468e"/>
    </style:style>
    <style:style style:name="P349" style:family="paragraph" style:parent-style-name="Standard">
      <style:text-properties fo:font-size="16pt" fo:font-weight="bold" officeooo:rsid="0013c42a" officeooo:paragraph-rsid="0013c42a" style:font-size-asian="16pt" style:font-weight-asian="bold" style:font-size-complex="16pt" style:font-weight-complex="bold"/>
    </style:style>
    <style:style style:name="P350" style:family="paragraph" style:parent-style-name="Standard">
      <style:text-properties officeooo:paragraph-rsid="0066204a"/>
    </style:style>
    <style:style style:name="P35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35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f030c" officeooo:paragraph-rsid="0068a766" style:font-size-asian="14pt" style:font-style-asian="normal" style:font-weight-asian="normal" style:font-size-complex="14pt" style:font-style-complex="normal" style:font-weight-complex="normal" style:text-emphasize="none"/>
    </style:style>
    <style:style style:name="P35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8a766" style:font-size-asian="14pt" style:font-style-asian="normal" style:font-weight-asian="normal" style:font-size-complex="14pt" style:font-style-complex="normal" style:font-weight-complex="normal" style:text-emphasize="none"/>
    </style:style>
    <style:style style:name="P35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9f2a1" style:font-size-asian="14pt" style:font-style-asian="normal" style:font-weight-asian="normal" style:font-size-complex="14pt" style:font-style-complex="normal" style:font-weight-complex="normal" style:text-emphasize="none"/>
    </style:style>
    <style:style style:name="P35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304a3e" officeooo:paragraph-rsid="0068a766" style:font-size-asian="14pt" style:font-style-asian="normal" style:font-weight-asian="normal" style:font-size-complex="14pt" style:font-style-complex="normal" style:font-weight-complex="normal" style:text-emphasize="none"/>
    </style:style>
    <style:style style:name="P35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aba" officeooo:paragraph-rsid="0068a766" style:font-size-asian="14pt" style:font-style-asian="normal" style:font-weight-asian="normal" style:font-size-complex="14pt" style:font-style-complex="normal" style:font-weight-complex="normal" style:text-emphasize="none"/>
    </style:style>
    <style:style style:name="P35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f401a" officeooo:paragraph-rsid="0068a766" style:font-size-asian="14pt" style:font-style-asian="normal" style:font-weight-asian="normal" style:font-size-complex="14pt" style:font-style-complex="normal" style:font-weight-complex="normal" style:text-emphasize="none"/>
    </style:style>
    <style:style style:name="P35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5c85b" officeooo:paragraph-rsid="0068a766" style:font-size-asian="14pt" style:font-style-asian="normal" style:font-weight-asian="normal" style:font-size-complex="14pt" style:font-style-complex="normal" style:font-weight-complex="normal" style:text-emphasize="none"/>
    </style:style>
    <style:style style:name="P35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36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e962d" officeooo:paragraph-rsid="0068a766" style:font-size-asian="14pt" style:font-style-asian="normal" style:font-weight-asian="normal" style:font-size-complex="14pt" style:font-style-complex="normal" style:font-weight-complex="normal" style:text-emphasize="none"/>
    </style:style>
    <style:style style:name="P36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ae43b" officeooo:paragraph-rsid="0068a766" style:font-size-asian="14pt" style:font-style-asian="normal" style:font-weight-asian="normal" style:font-size-complex="14pt" style:font-style-complex="normal" style:font-weight-complex="normal" style:text-emphasize="none"/>
    </style:style>
    <style:style style:name="P36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285a1f" officeooo:paragraph-rsid="0069f2a1" style:font-size-asian="14pt" style:font-style-asian="normal" style:font-weight-asian="normal" style:font-size-complex="14pt" style:font-style-complex="normal" style:font-weight-complex="normal" style:text-emphasize="none"/>
    </style:style>
    <style:style style:name="P36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8a766" style:font-size-asian="14pt" style:font-style-asian="normal" style:font-weight-asian="bold" style:font-size-complex="14pt" style:font-style-complex="normal" style:font-weight-complex="bold" style:text-emphasize="none"/>
    </style:style>
    <style:style style:name="P36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9f2a1" style:font-size-asian="14pt" style:font-style-asian="normal" style:font-weight-asian="bold" style:font-size-complex="14pt" style:font-style-complex="normal" style:font-weight-complex="bold" style:text-emphasize="none"/>
    </style:style>
    <style:style style:name="P36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2f030c" officeooo:paragraph-rsid="0068a766" style:font-size-asian="14pt" style:font-style-asian="normal" style:font-weight-asian="bold" style:font-size-complex="14pt" style:font-style-complex="normal" style:font-weight-complex="bold" style:text-emphasize="none"/>
    </style:style>
    <style:style style:name="P36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c4aba" officeooo:paragraph-rsid="0068a766" style:font-size-asian="14pt" style:font-style-asian="normal" style:font-weight-asian="bold" style:font-size-complex="14pt" style:font-style-complex="normal" style:font-weight-complex="bold" style:text-emphasize="none"/>
    </style:style>
    <style:style style:name="P36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6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5a1f" officeooo:paragraph-rsid="0069f2a1" style:font-size-asian="14pt" style:font-style-asian="italic" style:font-weight-asian="normal" style:font-size-complex="14pt" style:font-style-complex="italic" style:font-weight-complex="normal" style:text-emphasize="none"/>
    </style:style>
    <style:style style:name="P369"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a42f3" officeooo:paragraph-rsid="0062468e" style:font-size-asian="16pt" style:font-style-asian="italic" style:font-weight-asian="bold" style:font-size-complex="16pt" style:font-style-complex="italic" style:font-weight-complex="bold" style:text-emphasize="none"/>
    </style:style>
    <style:style style:name="P370"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71"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normal" fo:text-shadow="none" style:text-underline-style="none" fo:font-weight="normal" officeooo:rsid="0068a766" officeooo:paragraph-rsid="0068a766" style:font-size-asian="16pt" style:font-style-asian="normal" style:font-weight-asian="normal" style:font-size-complex="16pt" style:font-style-complex="normal" style:font-weight-complex="normal" style:text-emphasize="none"/>
    </style:style>
    <style:style style:name="P372" style:family="paragraph" style:parent-style-name="Standard">
      <style:text-properties fo:font-variant="normal" fo:text-transform="none" fo:color="#000000" loext:opacity="100%" style:text-outline="false" style:text-line-through-style="none" style:text-line-through-type="none" style:font-name="Arial" fo:font-size="14pt" fo:letter-spacing="normal" fo:font-style="normal" fo:text-shadow="none" style:text-underline-style="none" fo:font-weight="normal" officeooo:rsid="002291ec" officeooo:paragraph-rsid="0068a766" style:font-size-asian="14pt" style:font-style-asian="normal" style:font-weight-asian="normal" style:font-size-complex="14pt" style:font-style-complex="normal" style:font-weight-complex="normal" style:text-emphasize="none"/>
    </style:style>
    <style:style style:name="P373" style:family="paragraph" style:parent-style-name="Standard">
      <style:text-properties fo:font-variant="normal" fo:text-transform="none" fo:color="#000000" loext:opacity="100%" style:text-outline="false" style:text-line-through-style="none" style:text-line-through-type="none" style:font-name="Arial" fo:font-size="14pt" fo:letter-spacing="normal"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374" style:family="paragraph" style:parent-style-name="Standard">
      <style:text-properties fo:font-variant="normal" fo:text-transform="none" fo:color="#d62e4e" loext:opacity="100%" style:text-outline="false" style:text-line-through-style="none" style:text-line-through-type="none" style:font-name="Segoe UI" fo:font-size="16pt" fo:letter-spacing="normal" fo:font-style="italic" fo:text-shadow="none" style:text-underline-style="none" fo:font-weight="normal" officeooo:rsid="0041cbaf" officeooo:paragraph-rsid="0068a766" style:font-size-asian="16pt" style:font-style-asian="italic" style:font-weight-asian="normal" style:font-size-complex="16pt" style:font-style-complex="italic" style:font-weight-complex="normal" style:text-emphasize="none"/>
    </style:style>
    <style:style style:name="P375"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76" style:family="paragraph" style:parent-style-name="Standard">
      <style:text-properties fo:font-variant="normal" fo:text-transform="none" fo:color="#ffbf00" loext:opacity="100%" style:text-outline="false" style:text-line-through-style="none" style:text-line-through-type="none" style:font-name="Segoe UI" fo:font-size="16pt" fo:letter-spacing="normal" fo:font-style="normal" fo:text-shadow="none" style:text-underline-style="none" fo:font-weight="bold" officeooo:rsid="0042d923" officeooo:paragraph-rsid="0068a766" style:font-size-asian="16pt" style:font-style-asian="normal" style:font-weight-asian="bold" style:font-size-complex="16pt" style:font-style-complex="normal" style:font-weight-complex="bold" style:text-emphasize="none"/>
    </style:style>
    <style:style style:name="P377" style:family="paragraph" style:parent-style-name="Standard">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bold" officeooo:rsid="0045c18c" officeooo:paragraph-rsid="0068a766" style:font-size-asian="14pt" style:font-style-asian="normal" style:font-weight-asian="bold" style:font-size-complex="14pt" style:font-style-complex="normal" style:font-weight-complex="bold" style:text-emphasize="none"/>
    </style:style>
    <style:style style:name="P378" style:family="paragraph" style:parent-style-name="Standard">
      <style:text-properties fo:font-variant="normal" fo:text-transform="none" fo:color="#ffbf00" loext:opacity="100%" style:text-outline="false" style:text-line-through-style="none" style:text-line-through-type="none" style:font-name="Arial" fo:font-size="14pt" fo:letter-spacing="normal" fo:font-style="normal" fo:text-shadow="none" style:text-underline-style="solid" style:text-underline-width="auto" style:text-underline-color="font-color" fo:font-weight="bold" officeooo:rsid="001825df" officeooo:paragraph-rsid="0068a766" style:font-size-asian="14pt" style:font-style-asian="normal" style:font-weight-asian="bold" style:font-size-complex="14pt" style:font-style-complex="italic" style:font-weight-complex="bold" style:text-emphasize="none"/>
    </style:style>
    <style:style style:name="P379" style:family="paragraph" style:parent-style-name="Standard">
      <style:text-properties fo:color="#000000" loext:opacity="100%" style:text-outline="false" style:text-line-through-style="none" style:text-line-through-type="none" style:font-name="Segoe UI" fo:font-size="16pt"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8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38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9f2a1" style:font-size-asian="14pt" style:font-style-asian="italic" style:font-weight-asian="normal" style:font-size-complex="14pt" style:font-style-complex="italic" style:font-weight-complex="normal" style:text-emphasize="none"/>
    </style:style>
    <style:style style:name="P38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8a766" style:font-size-asian="14pt" style:font-style-asian="italic" style:font-weight-asian="normal" style:font-size-complex="14pt" style:font-style-complex="italic" style:font-weight-complex="normal" style:text-emphasize="none"/>
    </style:style>
    <style:style style:name="P38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3a5d47" officeooo:paragraph-rsid="0068a766" style:font-size-asian="14pt" style:font-style-asian="italic" style:font-weight-asian="normal" style:font-size-complex="14pt" style:font-style-complex="italic" style:font-weight-complex="normal" style:text-emphasize="none"/>
    </style:style>
    <style:style style:name="P38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7f407" officeooo:paragraph-rsid="0068a766" style:font-size-asian="14pt" style:font-style-asian="italic" style:font-weight-asian="normal" style:font-size-complex="14pt" style:font-style-complex="italic" style:font-weight-complex="normal" style:text-emphasize="none"/>
    </style:style>
    <style:style style:name="P38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291ec" officeooo:paragraph-rsid="0068a766" style:font-size-asian="14pt" style:font-style-asian="italic" style:font-weight-asian="normal" style:font-size-complex="14pt" style:font-style-complex="italic" style:font-weight-complex="normal" style:text-emphasize="none"/>
    </style:style>
    <style:style style:name="P38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3aa0f" officeooo:paragraph-rsid="0068a766" style:font-size-asian="14pt" style:font-style-asian="italic" style:font-weight-asian="normal" style:font-size-complex="14pt" style:font-style-complex="italic" style:font-weight-complex="normal" style:text-emphasize="none"/>
    </style:style>
    <style:style style:name="P38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e962d" officeooo:paragraph-rsid="0068a766" style:font-size-asian="14pt" style:font-style-asian="italic" style:font-weight-asian="normal" style:font-size-complex="14pt" style:font-style-complex="italic" style:font-weight-complex="normal" style:text-emphasize="none"/>
    </style:style>
    <style:style style:name="P38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e43b" officeooo:paragraph-rsid="0069f2a1" style:font-size-asian="14pt" style:font-style-asian="italic" style:font-weight-asian="normal" style:font-size-complex="14pt" style:font-style-complex="italic" style:font-weight-complex="normal" style:text-emphasize="none"/>
    </style:style>
    <style:style style:name="P3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3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9f2a1" style:font-size-asian="14pt" style:font-style-asian="normal" style:font-weight-asian="bold" style:font-size-complex="14pt" style:font-style-complex="normal" style:font-weight-complex="bold" style:text-emphasize="none"/>
    </style:style>
    <style:style style:name="P3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8a766" style:font-size-asian="14pt" style:font-style-asian="normal" style:font-weight-asian="bold" style:font-size-complex="14pt" style:font-style-complex="normal" style:font-weight-complex="bold" style:text-emphasize="none"/>
    </style:style>
    <style:style style:name="P3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9f2a1" style:font-size-asian="14pt" style:font-style-asian="normal" style:font-weight-asian="bold" style:font-size-complex="14pt" style:font-style-complex="normal" style:font-weight-complex="bold" style:text-emphasize="none"/>
    </style:style>
    <style:style style:name="P3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291ec" officeooo:paragraph-rsid="0068a766" style:font-size-asian="14pt" style:font-style-asian="normal" style:font-weight-asian="bold" style:font-size-complex="14pt" style:font-style-complex="normal" style:font-weight-complex="bold" style:text-emphasize="none"/>
    </style:style>
    <style:style style:name="P3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99679" officeooo:paragraph-rsid="0068a766" style:font-size-asian="14pt" style:font-style-asian="normal" style:font-weight-asian="bold" style:font-size-complex="14pt" style:font-style-complex="normal" style:font-weight-complex="bold" style:text-emphasize="none"/>
    </style:style>
    <style:style style:name="P3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e3a23" officeooo:paragraph-rsid="0068a766" style:font-size-asian="14pt" style:font-style-asian="normal" style:font-weight-asian="bold" style:font-size-complex="14pt" style:font-style-complex="normal" style:font-weight-complex="bold" style:text-emphasize="none"/>
    </style:style>
    <style:style style:name="P3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f8db2" officeooo:paragraph-rsid="0068a766" style:font-size-asian="14pt" style:font-style-asian="normal" style:font-weight-asian="bold" style:font-size-complex="14pt" style:font-style-complex="normal" style:font-weight-complex="bold" style:text-emphasize="none"/>
    </style:style>
    <style:style style:name="P3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e43b" officeooo:paragraph-rsid="0068a766" style:font-size-asian="14pt" style:font-style-asian="normal" style:font-weight-asian="bold" style:font-size-complex="14pt" style:font-style-complex="normal" style:font-weight-complex="bold" style:text-emphasize="none"/>
    </style:style>
    <style:style style:name="P3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f030c" officeooo:paragraph-rsid="0068a766" style:font-size-asian="14pt" style:font-style-asian="normal" style:font-weight-asian="normal" style:font-size-complex="14pt" style:font-style-complex="normal" style:font-weight-complex="normal" style:text-emphasize="none"/>
    </style:style>
    <style:style style:name="P3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8a766" style:font-size-asian="14pt" style:font-style-asian="normal" style:font-weight-asian="normal" style:font-size-complex="14pt" style:font-style-complex="normal" style:font-weight-complex="normal" style:text-emphasize="none"/>
    </style:style>
    <style:style style:name="P4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9f2a1" style:font-size-asian="14pt" style:font-style-asian="normal" style:font-weight-asian="normal" style:font-size-complex="14pt" style:font-style-complex="normal" style:font-weight-complex="normal" style:text-emphasize="none"/>
    </style:style>
    <style:style style:name="P4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f9b6e" officeooo:paragraph-rsid="0068a766" style:font-size-asian="14pt" style:font-style-asian="normal" style:font-weight-asian="normal" style:font-size-complex="14pt" style:font-style-complex="normal" style:font-weight-complex="normal" style:text-emphasize="none"/>
    </style:style>
    <style:style style:name="P4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04a3e" officeooo:paragraph-rsid="0068a766" style:font-size-asian="14pt" style:font-style-asian="normal" style:font-weight-asian="normal" style:font-size-complex="14pt" style:font-style-complex="normal" style:font-weight-complex="normal" style:text-emphasize="none"/>
    </style:style>
    <style:style style:name="P4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291ec" officeooo:paragraph-rsid="0068a766" style:font-size-asian="14pt" style:font-style-asian="normal" style:font-weight-asian="normal" style:font-size-complex="14pt" style:font-style-complex="normal" style:font-weight-complex="normal" style:text-emphasize="none"/>
    </style:style>
    <style:style style:name="P4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b373a" officeooo:paragraph-rsid="0068a766" style:font-size-asian="14pt" style:font-style-asian="normal" style:font-weight-asian="normal" style:font-size-complex="14pt" style:font-style-complex="normal" style:font-weight-complex="normal" style:text-emphasize="none"/>
    </style:style>
    <style:style style:name="P4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99679" officeooo:paragraph-rsid="0068a766" style:font-size-asian="14pt" style:font-style-asian="normal" style:font-weight-asian="normal" style:font-size-complex="14pt" style:font-style-complex="normal" style:font-weight-complex="normal" style:text-emphasize="none"/>
    </style:style>
    <style:style style:name="P4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e3a23" officeooo:paragraph-rsid="0068a766" style:font-size-asian="14pt" style:font-style-asian="normal" style:font-weight-asian="normal" style:font-size-complex="14pt" style:font-style-complex="normal" style:font-weight-complex="normal" style:text-emphasize="none"/>
    </style:style>
    <style:style style:name="P4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ee658" officeooo:paragraph-rsid="0068a766" style:font-size-asian="14pt" style:font-style-asian="normal" style:font-weight-asian="normal" style:font-size-complex="14pt" style:font-style-complex="normal" style:font-weight-complex="normal" style:text-emphasize="none"/>
    </style:style>
    <style:style style:name="P4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7daff" officeooo:paragraph-rsid="0068a766" style:font-size-asian="14pt" style:font-style-asian="normal" style:font-weight-asian="normal" style:font-size-complex="14pt" style:font-style-complex="normal" style:font-weight-complex="normal" style:text-emphasize="none"/>
    </style:style>
    <style:style style:name="P4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2baf" officeooo:paragraph-rsid="0068a766" style:font-size-asian="14pt" style:font-style-asian="normal" style:font-weight-asian="normal" style:font-size-complex="14pt" style:font-style-complex="normal" style:font-weight-complex="normal" style:text-emphasize="none"/>
    </style:style>
    <style:style style:name="P4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2baf" officeooo:paragraph-rsid="0069f2a1" style:font-size-asian="14pt" style:font-style-asian="normal" style:font-weight-asian="normal" style:font-size-complex="14pt" style:font-style-complex="normal" style:font-weight-complex="normal" style:text-emphasize="none"/>
    </style:style>
    <style:style style:name="P4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f401a" officeooo:paragraph-rsid="0068a766" style:font-size-asian="14pt" style:font-style-asian="normal" style:font-weight-asian="normal" style:font-size-complex="14pt" style:font-style-complex="normal" style:font-weight-complex="normal" style:text-emphasize="none"/>
    </style:style>
    <style:style style:name="P4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504a0" officeooo:paragraph-rsid="0068a766" style:font-size-asian="14pt" style:font-style-asian="normal" style:font-weight-asian="normal" style:font-size-complex="14pt" style:font-style-complex="normal" style:font-weight-complex="normal" style:text-emphasize="none"/>
    </style:style>
    <style:style style:name="P4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ebca" officeooo:paragraph-rsid="0068a766" style:font-size-asian="14pt" style:font-style-asian="normal" style:font-weight-asian="normal" style:font-size-complex="14pt" style:font-style-complex="normal" style:font-weight-complex="normal" style:text-emphasize="none"/>
    </style:style>
    <style:style style:name="P4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c6b9e" officeooo:paragraph-rsid="0068a766" style:font-size-asian="14pt" style:font-style-asian="normal" style:font-weight-asian="normal" style:font-size-complex="14pt" style:font-style-complex="normal" style:font-weight-complex="normal" style:text-emphasize="none"/>
    </style:style>
    <style:style style:name="P4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aa0f" officeooo:paragraph-rsid="0068a766" style:font-size-asian="14pt" style:font-style-asian="normal" style:font-weight-asian="normal" style:font-size-complex="14pt" style:font-style-complex="normal" style:font-weight-complex="normal" style:text-emphasize="none"/>
    </style:style>
    <style:style style:name="P4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aba" officeooo:paragraph-rsid="0068a766" style:font-size-asian="14pt" style:font-style-asian="normal" style:font-weight-asian="normal" style:font-size-complex="14pt" style:font-style-complex="normal" style:font-weight-complex="normal" style:text-emphasize="none"/>
    </style:style>
    <style:style style:name="P4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d1358" officeooo:paragraph-rsid="0068a766" style:font-size-asian="14pt" style:font-style-asian="normal" style:font-weight-asian="normal" style:font-size-complex="14pt" style:font-style-complex="normal" style:font-weight-complex="normal" style:text-emphasize="none"/>
    </style:style>
    <style:style style:name="P4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ae43b" officeooo:paragraph-rsid="0068a766" style:font-size-asian="14pt" style:font-style-asian="normal" style:font-weight-asian="normal" style:font-size-complex="14pt" style:font-style-complex="normal" style:font-weight-complex="normal" style:text-emphasize="none"/>
    </style:style>
    <style:style style:name="P4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85a1f" officeooo:paragraph-rsid="0069f2a1" style:font-size-asian="14pt" style:font-style-asian="normal" style:font-weight-asian="normal" style:font-size-complex="14pt" style:font-style-complex="normal" style:font-weight-complex="normal" style:text-emphasize="none"/>
    </style:style>
    <style:style style:name="P42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42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9f2a1" style:font-size-asian="14pt" style:font-style-asian="italic" style:font-weight-asian="normal" style:font-size-complex="14pt" style:font-style-complex="italic" style:font-weight-complex="normal" style:text-emphasize="none"/>
    </style:style>
    <style:style style:name="P42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8a766" style:font-size-asian="14pt" style:font-style-asian="italic" style:font-weight-asian="normal" style:font-size-complex="14pt" style:font-weight-complex="normal" style:text-emphasize="none"/>
    </style:style>
    <style:style style:name="P423" style:family="paragraph" style:parent-style-name="Standard">
      <style:text-properties fo:color="#d62e4e" loext:opacity="100%" style:text-outline="false" style:text-line-through-style="none" style:text-line-through-type="none" style:font-name="Segoe UI" fo:font-size="14pt" fo:font-style="italic" fo:text-shadow="none" style:text-underline-style="none" fo:font-weight="normal" officeooo:rsid="0023aa0f" officeooo:paragraph-rsid="0068a766" style:font-size-asian="14pt" style:font-style-asian="italic" style:font-weight-asian="normal" style:font-size-complex="14pt" style:font-style-complex="italic" style:font-weight-complex="normal" style:text-emphasize="none"/>
    </style:style>
    <style:style style:name="P42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8a766" style:font-size-asian="14pt" style:font-style-asian="normal" style:font-weight-asian="bold" style:font-size-complex="14pt" style:font-style-complex="normal" style:font-weight-complex="bold" style:text-emphasize="none"/>
    </style:style>
    <style:style style:name="P425" style:family="paragraph" style:parent-style-name="Standard">
      <style:text-properties fo:color="#d62e4e" loext:opacity="100%" style:text-outline="false" style:text-line-through-style="none" style:text-line-through-type="none" style:font-name="Segoe UI" fo:font-size="16pt" fo:font-style="italic" fo:text-shadow="none" style:text-underline-style="none" fo:font-weight="normal" officeooo:rsid="0041cbaf" officeooo:paragraph-rsid="0068a766" style:font-size-asian="16pt" style:font-style-asian="italic" style:font-weight-asian="normal" style:font-size-complex="16pt" style:font-style-complex="italic" style:font-weight-complex="normal" style:text-emphasize="none"/>
    </style:style>
    <style:style style:name="P426"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8a766" style:font-size-asian="14pt" style:font-style-asian="italic" style:font-weight-asian="normal" style:font-size-complex="14pt" style:font-style-complex="italic" style:font-weight-complex="normal" style:text-emphasize="none"/>
    </style:style>
    <style:style style:name="P427"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9f2a1" style:font-size-asian="14pt" style:font-style-asian="italic" style:font-weight-asian="normal" style:font-size-complex="14pt" style:font-style-complex="italic" style:font-weight-complex="normal" style:text-emphasize="none"/>
    </style:style>
    <style:style style:name="P428"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2f9b6e" officeooo:paragraph-rsid="0068a766" style:font-size-asian="14pt" style:font-style-asian="normal" style:font-weight-asian="normal" style:font-size-complex="14pt" style:font-style-complex="normal" style:font-weight-complex="normal" style:text-emphasize="none"/>
    </style:style>
    <style:style style:name="P429"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3a5d47" officeooo:paragraph-rsid="0068a766" style:font-size-asian="14pt" style:font-style-asian="normal" style:font-weight-asian="normal" style:font-size-complex="14pt" style:font-style-complex="normal" style:font-weight-complex="normal" style:text-emphasize="none"/>
    </style:style>
    <style:style style:name="P430" style:family="paragraph" style:parent-style-name="Standard">
      <style:text-properties fo:color="#8e86ae" loext:opacity="100%" style:text-outline="false" style:text-line-through-style="none" style:text-line-through-type="none" style:font-name="Segoe UI" fo:font-size="14pt" fo:font-style="normal" fo:text-shadow="none" style:text-underline-style="none" fo:font-weight="normal" officeooo:rsid="002504a0" officeooo:paragraph-rsid="0068a766" style:font-size-asian="14pt" style:font-style-asian="normal" style:font-weight-asian="normal" style:font-size-complex="14pt" style:font-style-complex="normal" style:font-weight-complex="normal" style:text-emphasize="none"/>
    </style:style>
    <style:style style:name="P43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8a766" style:font-size-asian="14pt" style:font-style-asian="italic" style:font-weight-asian="normal" style:font-size-complex="14pt" style:font-style-complex="italic" style:font-weight-complex="normal" style:text-emphasize="none"/>
    </style:style>
    <style:style style:name="P43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9f2a1" style:font-size-asian="14pt" style:font-style-asian="italic" style:font-weight-asian="normal" style:font-size-complex="14pt" style:font-style-complex="italic" style:font-weight-complex="normal" style:text-emphasize="none"/>
    </style:style>
    <style:style style:name="P433"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bold" officeooo:rsid="002f9b6e" officeooo:paragraph-rsid="0068a766" style:font-size-asian="14pt" style:font-style-asian="normal" style:font-weight-asian="bold" style:font-size-complex="14pt" style:font-style-complex="normal" style:font-weight-complex="bold" style:text-emphasize="none"/>
    </style:style>
    <style:style style:name="P434"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bold" officeooo:rsid="002291ec" officeooo:paragraph-rsid="0068a766" style:font-size-asian="14pt" style:font-style-asian="normal" style:font-weight-asian="bold" style:font-size-complex="14pt" style:font-style-complex="normal" style:font-weight-complex="bold" style:text-emphasize="none"/>
    </style:style>
    <style:style style:name="P435" style:family="paragraph" style:parent-style-name="Standard">
      <style:text-properties fo:color="#5983b0" loext:opacity="100%" style:text-outline="false" style:text-line-through-style="none" style:text-line-through-type="none" style:font-name="Segoe UI" fo:font-size="14pt" fo:font-style="italic" fo:text-shadow="none" style:text-underline-style="none" fo:font-weight="normal" officeooo:rsid="00150f96" officeooo:paragraph-rsid="0068a766" style:font-size-asian="14pt" style:font-style-asian="italic" style:font-weight-asian="normal" style:font-size-complex="14pt" style:font-style-complex="italic" style:font-weight-complex="normal" style:text-emphasize="none"/>
    </style:style>
    <style:style style:name="P436" style:family="paragraph" style:parent-style-name="Standard">
      <style:text-properties style:font-name="Segoe UI1" fo:font-size="16pt" officeooo:paragraph-rsid="0068a766" style:font-size-asian="16pt" style:font-size-complex="16pt"/>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officeooo:rsid="000829c8" style:font-style-asian="normal" style:font-style-complex="normal"/>
    </style:style>
    <style:style style:name="T13" style:family="text">
      <style:text-properties fo:font-style="normal" officeooo:rsid="00085f1f" style:font-style-asian="normal" style:font-style-complex="normal"/>
    </style:style>
    <style:style style:name="T14" style:family="text">
      <style:text-properties fo:font-style="normal" officeooo:rsid="000b4c11" style:font-style-asian="normal" style:font-style-complex="normal"/>
    </style:style>
    <style:style style:name="T15" style:family="text">
      <style:text-properties fo:font-style="normal" officeooo:rsid="000d46d5" style:font-style-asian="normal" style:font-style-complex="normal"/>
    </style:style>
    <style:style style:name="T16" style:family="text">
      <style:text-properties fo:font-style="normal" officeooo:rsid="000d9989" style:font-style-asian="normal" style:font-style-complex="normal"/>
    </style:style>
    <style:style style:name="T17" style:family="text">
      <style:text-properties fo:font-style="normal" officeooo:rsid="000e5ad8" style:font-style-asian="normal" style:font-style-complex="normal"/>
    </style:style>
    <style:style style:name="T18" style:family="text">
      <style:text-properties fo:font-style="normal" officeooo:rsid="000f424c" style:font-style-asian="normal" style:font-style-complex="normal"/>
    </style:style>
    <style:style style:name="T19" style:family="text">
      <style:text-properties fo:font-style="normal" officeooo:rsid="0011380d" style:font-style-asian="normal" style:font-style-complex="normal"/>
    </style:style>
    <style:style style:name="T20" style:family="text">
      <style:text-properties fo:font-style="normal" officeooo:rsid="00146b9a" style:font-style-asian="normal" style:font-style-complex="normal"/>
    </style:style>
    <style:style style:name="T21" style:family="text">
      <style:text-properties fo:font-style="normal" officeooo:rsid="0014a3d6" style:font-style-asian="normal" style:font-style-complex="normal"/>
    </style:style>
    <style:style style:name="T22" style:family="text">
      <style:text-properties fo:font-style="normal" officeooo:rsid="00167e42" style:font-style-asian="normal" style:font-style-complex="normal"/>
    </style:style>
    <style:style style:name="T23" style:family="text">
      <style:text-properties fo:font-style="normal" officeooo:rsid="00189be5" style:font-style-asian="normal" style:font-style-complex="normal"/>
    </style:style>
    <style:style style:name="T24" style:family="text">
      <style:text-properties fo:font-style="normal" officeooo:rsid="001a42f3" style:font-style-asian="normal" style:font-style-complex="normal"/>
    </style:style>
    <style:style style:name="T25" style:family="text">
      <style:text-properties fo:font-style="normal" officeooo:rsid="001c74f2" style:font-style-asian="normal" style:font-style-complex="normal"/>
    </style:style>
    <style:style style:name="T26" style:family="text">
      <style:text-properties fo:font-style="normal" officeooo:rsid="0064c417" style:font-style-asian="normal" style:font-style-complex="normal"/>
    </style:style>
    <style:style style:name="T27" style:family="text">
      <style:text-properties fo:font-style="normal" officeooo:rsid="002f030c" style:font-style-asian="normal" style:font-style-complex="normal"/>
    </style:style>
    <style:style style:name="T28" style:family="text">
      <style:text-properties fo:font-style="normal" officeooo:rsid="00443cc0" style:font-style-asian="normal" style:font-style-complex="normal"/>
    </style:style>
    <style:style style:name="T29" style:family="text">
      <style:text-properties fo:font-style="normal" officeooo:rsid="0043ee03" style:font-style-asian="normal" style:font-style-complex="normal"/>
    </style:style>
    <style:style style:name="T30" style:family="text">
      <style:text-properties fo:font-style="normal" officeooo:rsid="003bb760" style:font-style-asian="normal" style:font-style-complex="normal"/>
    </style:style>
    <style:style style:name="T31" style:family="text">
      <style:text-properties fo:font-style="normal" officeooo:rsid="003a2836" style:font-style-asian="normal" style:font-style-complex="normal"/>
    </style:style>
    <style:style style:name="T32" style:family="text">
      <style:text-properties fo:font-style="normal" officeooo:rsid="002291ec" style:font-style-asian="normal" style:font-style-complex="normal"/>
    </style:style>
    <style:style style:name="T33" style:family="text">
      <style:text-properties fo:font-style="normal" officeooo:rsid="00199679" style:font-style-asian="normal" style:font-style-complex="normal"/>
    </style:style>
    <style:style style:name="T34" style:family="text">
      <style:text-properties fo:font-style="normal" officeooo:rsid="003e3d49" style:font-style-asian="normal" style:font-style-complex="normal"/>
    </style:style>
    <style:style style:name="T35" style:family="text">
      <style:text-properties fo:font-style="normal" officeooo:rsid="00266cc6" style:font-style-asian="normal" style:font-style-complex="normal"/>
    </style:style>
    <style:style style:name="T36" style:family="text">
      <style:text-properties fo:font-style="normal" officeooo:rsid="001e3a23" style:font-style-asian="normal" style:font-style-complex="normal"/>
    </style:style>
    <style:style style:name="T37" style:family="text">
      <style:text-properties fo:font-style="normal" officeooo:rsid="0027daff" style:font-style-asian="normal" style:font-style-complex="normal"/>
    </style:style>
    <style:style style:name="T38" style:family="text">
      <style:text-properties fo:font-style="normal" officeooo:rsid="001c4aba" style:font-style-asian="normal" style:font-style-complex="normal"/>
    </style:style>
    <style:style style:name="T39" style:family="text">
      <style:text-properties fo:font-style="normal" officeooo:rsid="0047aa9f" style:font-style-asian="normal" style:font-style-complex="normal"/>
    </style:style>
    <style:style style:name="T40" style:family="text">
      <style:text-properties fo:font-style="normal" officeooo:rsid="002504a0" style:font-style-asian="normal" style:font-style-complex="normal"/>
    </style:style>
    <style:style style:name="T41" style:family="text">
      <style:text-properties fo:font-style="normal" officeooo:rsid="00282baf" style:font-style-asian="normal" style:font-style-complex="normal"/>
    </style:style>
    <style:style style:name="T42" style:family="text">
      <style:text-properties fo:font-style="normal" fo:font-weight="normal" officeooo:rsid="000a8155"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a46f0" style:font-style-asian="normal" style:font-weight-asian="bold" style:font-style-complex="normal" style:font-weight-complex="bold"/>
    </style:style>
    <style:style style:name="T45" style:family="text">
      <style:text-properties fo:font-style="normal" fo:font-weight="bold" officeooo:rsid="003168b3" style:font-style-asian="normal" style:font-weight-asian="bold" style:font-style-complex="normal" style:font-weight-complex="bold"/>
    </style:style>
    <style:style style:name="T46" style:family="text">
      <style:text-properties fo:font-style="normal" fo:font-weight="bold" officeooo:rsid="004cabba" style:font-style-asian="normal" style:font-weight-asian="bold" style:font-style-complex="normal" style:font-weight-complex="bold"/>
    </style:style>
    <style:style style:name="T47" style:family="text">
      <style:text-properties fo:font-style="normal" fo:font-weight="bold" officeooo:rsid="0055dcf8" style:font-style-asian="normal" style:font-weight-asian="bold" style:font-style-complex="normal" style:font-weight-complex="bold"/>
    </style:style>
    <style:style style:name="T48" style:family="text">
      <style:text-properties fo:font-style="normal" fo:font-weight="bold" officeooo:rsid="00574109" style:font-style-asian="normal" style:font-weight-asian="bold" style:font-style-complex="normal" style:font-weight-complex="bold"/>
    </style:style>
    <style:style style:name="T49" style:family="text">
      <style:text-properties fo:font-style="normal" fo:font-weight="bold" officeooo:rsid="0057dec4" style:font-style-asian="normal" style:font-weight-asian="bold" style:font-style-complex="normal" style:font-weight-complex="bold"/>
    </style:style>
    <style:style style:name="T50" style:family="text">
      <style:text-properties fo:font-style="normal" fo:font-weight="bold" officeooo:rsid="00146b9a" style:font-style-asian="normal" style:font-weight-asian="bold" style:font-style-complex="normal" style:font-weight-complex="bold"/>
    </style:style>
    <style:style style:name="T51" style:family="text">
      <style:text-properties fo:font-style="normal" fo:font-weight="bold" officeooo:rsid="001c74f2" style:font-style-asian="normal" style:font-weight-asian="bold" style:font-style-complex="normal" style:font-weight-complex="bold"/>
    </style:style>
    <style:style style:name="T52" style:family="text">
      <style:text-properties fo:font-style="normal" fo:font-weight="bold" officeooo:rsid="0064c417" style:font-style-asian="normal" style:font-weight-asian="bold" style:font-style-complex="normal" style:font-weight-complex="bold"/>
    </style:style>
    <style:style style:name="T53" style:family="text">
      <style:text-properties fo:font-style="normal" fo:font-weight="bold" officeooo:rsid="0066204a" style:font-style-asian="normal" style:font-weight-asian="bold" style:font-style-complex="normal" style:font-weight-complex="bold"/>
    </style:style>
    <style:style style:name="T54" style:family="text">
      <style:text-properties fo:font-style="normal" fo:font-weight="bold" officeooo:rsid="004000cc" style:font-style-asian="normal" style:font-weight-asian="bold" style:font-style-complex="normal" style:font-weight-complex="bold"/>
    </style:style>
    <style:style style:name="T55" style:family="text">
      <style:text-properties fo:font-style="normal" fo:font-weight="bold" officeooo:rsid="0043ee03" style:font-style-asian="normal" style:font-weight-asian="bold" style:font-style-complex="normal" style:font-weight-complex="bold"/>
    </style:style>
    <style:style style:name="T56" style:family="text">
      <style:text-properties fo:font-style="normal" fo:font-weight="bold" officeooo:rsid="004129ba" style:font-style-asian="normal" style:font-weight-asian="bold" style:font-style-complex="normal" style:font-weight-complex="bold"/>
    </style:style>
    <style:style style:name="T57" style:family="text">
      <style:text-properties fo:font-style="normal" fo:font-weight="bold" officeooo:rsid="004421ff" style:font-style-asian="normal" style:font-weight-asian="bold" style:font-style-complex="normal" style:font-weight-complex="bold"/>
    </style:style>
    <style:style style:name="T58" style:family="text">
      <style:text-properties fo:font-style="normal" fo:font-weight="bold" officeooo:rsid="00489487" style:font-style-asian="normal" style:font-weight-asian="bold" style:font-style-complex="normal" style:font-weight-complex="bold"/>
    </style:style>
    <style:style style:name="T59" style:family="text">
      <style:text-properties fo:font-style="normal" fo:font-weight="bold" officeooo:rsid="004917db" style:font-style-asian="normal" style:font-weight-asian="bold" style:font-style-complex="normal" style:font-weight-complex="bold"/>
    </style:style>
    <style:style style:name="T60" style:family="text">
      <style:text-properties fo:font-style="normal" fo:font-weight="bold" officeooo:rsid="002e962d" style:font-style-asian="normal" style:font-weight-asian="bold" style:font-style-complex="normal" style:font-weight-complex="bold"/>
    </style:style>
    <style:style style:name="T61"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62"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63"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64"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65"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66"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67" style:family="text">
      <style:text-properties style:text-outline="false" style:text-line-through-style="none" style:text-line-through-type="none" style:font-name="Liberation Sans" fo:text-shadow="none" style:text-underline-style="none" officeooo:rsid="00062b12" style:text-emphasize="none"/>
    </style:style>
    <style:style style:name="T68" style:family="text">
      <style:text-properties style:text-outline="false" style:text-line-through-style="none" style:text-line-through-type="none" style:font-name="Liberation Sans" fo:text-shadow="none" style:text-underline-style="none" officeooo:rsid="0009b27b" style:text-emphasize="none"/>
    </style:style>
    <style:style style:name="T69" style:family="text">
      <style:text-properties style:text-outline="false" style:text-line-through-style="none" style:text-line-through-type="none" style:font-name="Liberation Sans" fo:text-shadow="none" style:text-underline-style="none" officeooo:rsid="002c6433" style:text-emphasize="none"/>
    </style:style>
    <style:style style:name="T70"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71"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72"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73"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74"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75"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76"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77" style:family="text">
      <style:text-properties style:text-outline="false" style:text-line-through-style="none" style:text-line-through-type="none" fo:text-shadow="none" style:text-underline-style="none" style:font-size-complex="14pt" style:text-emphasize="none"/>
    </style:style>
    <style:style style:name="T78" style:family="text">
      <style:text-properties style:text-outline="false" style:text-line-through-style="none" style:text-line-through-type="none" fo:text-shadow="none" style:text-underline-style="none" officeooo:rsid="001e266b" style:font-size-complex="14pt" style:text-emphasize="none"/>
    </style:style>
    <style:style style:name="T79" style:family="text">
      <style:text-properties style:text-outline="false" style:text-line-through-style="none" style:text-line-through-type="none" fo:text-shadow="none" style:text-underline-style="none" officeooo:rsid="002f8de1" style:font-size-complex="14pt" style:text-emphasize="none"/>
    </style:style>
    <style:style style:name="T80" style:family="text">
      <style:text-properties style:text-outline="false" style:text-line-through-style="none" style:text-line-through-type="none" fo:text-shadow="none" style:text-underline-style="none" officeooo:rsid="00329844" style:font-size-complex="14pt" style:text-emphasize="none"/>
    </style:style>
    <style:style style:name="T81" style:family="text">
      <style:text-properties style:text-outline="false" style:text-line-through-style="none" style:text-line-through-type="none" fo:text-shadow="none" style:text-underline-style="none" officeooo:rsid="0043931e" style:font-size-complex="14pt" style:text-emphasize="none"/>
    </style:style>
    <style:style style:name="T82" style:family="text">
      <style:text-properties style:text-outline="false" style:text-line-through-style="none" style:text-line-through-type="none" fo:text-shadow="none" style:text-underline-style="none" officeooo:rsid="0043f6ab" style:font-size-complex="14pt" style:text-emphasize="none"/>
    </style:style>
    <style:style style:name="T83" style:family="text">
      <style:text-properties style:text-outline="false" style:text-line-through-style="none" style:text-line-through-type="none" fo:text-shadow="none" style:text-underline-style="none" officeooo:rsid="0058194b" style:font-size-complex="14pt" style:text-emphasize="none"/>
    </style:style>
    <style:style style:name="T84" style:family="text">
      <style:text-properties style:text-outline="false" style:text-line-through-style="none" style:text-line-through-type="none" fo:text-shadow="none" style:text-underline-style="none" style:text-emphasize="none"/>
    </style:style>
    <style:style style:name="T85" style:family="text">
      <style:text-properties style:text-outline="false" style:text-line-through-style="none" style:text-line-through-type="none" fo:text-shadow="none" style:text-underline-style="none" officeooo:rsid="00062b12" style:text-emphasize="none"/>
    </style:style>
    <style:style style:name="T86"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87"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88"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89"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90"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91"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92" style:family="text">
      <style:text-properties fo:font-weight="bold" style:font-weight-asian="bold" style:font-weight-complex="bold"/>
    </style:style>
    <style:style style:name="T93" style:family="text">
      <style:text-properties fo:font-weight="bold" officeooo:rsid="001e06d9" style:font-weight-asian="bold" style:font-weight-complex="bold"/>
    </style:style>
    <style:style style:name="T94" style:family="text">
      <style:text-properties fo:font-weight="bold" officeooo:rsid="002e2859" style:font-weight-asian="bold" style:font-weight-complex="bold"/>
    </style:style>
    <style:style style:name="T95" style:family="text">
      <style:text-properties fo:font-weight="bold" officeooo:rsid="002d802e" style:font-weight-asian="bold" style:font-weight-complex="bold"/>
    </style:style>
    <style:style style:name="T96" style:family="text">
      <style:text-properties fo:font-weight="bold" officeooo:rsid="00413f71" style:font-weight-asian="bold" style:font-weight-complex="bold"/>
    </style:style>
    <style:style style:name="T97" style:family="text">
      <style:text-properties fo:font-weight="bold" officeooo:rsid="0043931e" style:font-weight-asian="bold" style:font-weight-complex="bold"/>
    </style:style>
    <style:style style:name="T98" style:family="text">
      <style:text-properties fo:font-weight="bold" officeooo:rsid="0043f6ab" style:font-weight-asian="bold" style:font-weight-complex="bold"/>
    </style:style>
    <style:style style:name="T99" style:family="text">
      <style:text-properties fo:font-weight="bold" officeooo:rsid="0044c2d4" style:font-weight-asian="bold" style:font-weight-complex="bold"/>
    </style:style>
    <style:style style:name="T100" style:family="text">
      <style:text-properties fo:font-weight="bold" officeooo:rsid="00452f7b" style:font-weight-asian="bold" style:font-weight-complex="bold"/>
    </style:style>
    <style:style style:name="T101" style:family="text">
      <style:text-properties fo:font-weight="bold" officeooo:rsid="00470b80" style:font-weight-asian="bold" style:font-weight-complex="bold"/>
    </style:style>
    <style:style style:name="T102" style:family="text">
      <style:text-properties fo:font-weight="bold" officeooo:rsid="0055dcf8" style:font-weight-asian="bold" style:font-weight-complex="bold"/>
    </style:style>
    <style:style style:name="T103" style:family="text">
      <style:text-properties fo:font-weight="bold" officeooo:rsid="0058194b" style:font-weight-asian="bold" style:font-weight-complex="bold"/>
    </style:style>
    <style:style style:name="T104" style:family="text">
      <style:text-properties fo:font-weight="bold" officeooo:rsid="002c6b9e"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13c42a" style:font-weight-asian="normal" style:font-weight-complex="normal"/>
    </style:style>
    <style:style style:name="T107" style:family="text">
      <style:text-properties fo:font-weight="normal" officeooo:rsid="001cc702" style:font-weight-asian="normal" style:font-weight-complex="normal"/>
    </style:style>
    <style:style style:name="T108" style:family="text">
      <style:text-properties fo:font-weight="normal" officeooo:rsid="0023812b" style:font-weight-asian="normal" style:font-weight-complex="normal"/>
    </style:style>
    <style:style style:name="T109" style:family="text">
      <style:text-properties fo:font-weight="normal" officeooo:rsid="00272a04" style:font-weight-asian="normal" style:font-weight-complex="normal"/>
    </style:style>
    <style:style style:name="T110" style:family="text">
      <style:text-properties fo:font-weight="normal" officeooo:rsid="0029a620" style:font-weight-asian="normal" style:font-weight-complex="normal"/>
    </style:style>
    <style:style style:name="T111" style:family="text">
      <style:text-properties fo:font-weight="normal" officeooo:rsid="002a86d9" style:font-weight-asian="normal" style:font-weight-complex="normal"/>
    </style:style>
    <style:style style:name="T112" style:family="text">
      <style:text-properties fo:font-weight="normal" officeooo:rsid="003168b3" style:font-weight-asian="normal" style:font-weight-complex="normal"/>
    </style:style>
    <style:style style:name="T113" style:family="text">
      <style:text-properties fo:font-weight="normal" officeooo:rsid="00574109" style:font-weight-asian="normal" style:font-weight-complex="normal"/>
    </style:style>
    <style:style style:name="T114" style:family="text">
      <style:text-properties fo:font-weight="normal" officeooo:rsid="0057dec4" style:font-weight-asian="normal" style:font-weight-complex="normal"/>
    </style:style>
    <style:style style:name="T115" style:family="text">
      <style:text-properties fo:font-weight="normal" officeooo:rsid="000829c8" style:font-weight-asian="normal" style:font-weight-complex="normal"/>
    </style:style>
    <style:style style:name="T116" style:family="text">
      <style:text-properties fo:font-weight="normal" officeooo:rsid="00085f1f" style:font-weight-asian="normal" style:font-weight-complex="normal"/>
    </style:style>
    <style:style style:name="T117" style:family="text">
      <style:text-properties fo:font-weight="normal" officeooo:rsid="000b4c11" style:font-weight-asian="normal" style:font-weight-complex="normal"/>
    </style:style>
    <style:style style:name="T118" style:family="text">
      <style:text-properties fo:font-weight="normal" officeooo:rsid="000a07ea" style:font-weight-asian="normal" style:font-weight-complex="normal"/>
    </style:style>
    <style:style style:name="T119" style:family="text">
      <style:text-properties fo:font-weight="normal" officeooo:rsid="000d46d5" style:font-weight-asian="normal" style:font-weight-complex="normal"/>
    </style:style>
    <style:style style:name="T120" style:family="text">
      <style:text-properties fo:font-weight="normal" officeooo:rsid="000e591a" style:font-weight-asian="normal" style:font-weight-complex="normal"/>
    </style:style>
    <style:style style:name="T121" style:family="text">
      <style:text-properties fo:font-weight="normal" officeooo:rsid="000e5ad8" style:font-weight-asian="normal" style:font-weight-complex="normal"/>
    </style:style>
    <style:style style:name="T122" style:family="text">
      <style:text-properties fo:font-weight="normal" officeooo:rsid="0011380d" style:font-weight-asian="normal" style:font-weight-complex="normal"/>
    </style:style>
    <style:style style:name="T123" style:family="text">
      <style:text-properties fo:font-weight="normal" officeooo:rsid="00146b9a" style:font-weight-asian="normal" style:font-weight-complex="normal"/>
    </style:style>
    <style:style style:name="T124" style:family="text">
      <style:text-properties fo:font-weight="normal" officeooo:rsid="0014a3d6" style:font-weight-asian="normal" style:font-weight-complex="normal"/>
    </style:style>
    <style:style style:name="T125" style:family="text">
      <style:text-properties fo:font-weight="normal" officeooo:rsid="00167e42" style:font-weight-asian="normal" style:font-weight-complex="normal"/>
    </style:style>
    <style:style style:name="T126" style:family="text">
      <style:text-properties fo:font-weight="normal" officeooo:rsid="00189be5" style:font-weight-asian="normal" style:font-weight-complex="normal"/>
    </style:style>
    <style:style style:name="T127" style:family="text">
      <style:text-properties fo:font-weight="normal" officeooo:rsid="001a42f3" style:font-weight-asian="normal" style:font-weight-complex="normal"/>
    </style:style>
    <style:style style:name="T128" style:family="text">
      <style:text-properties fo:font-weight="normal" officeooo:rsid="001c74f2" style:font-weight-asian="normal" style:font-weight-complex="normal"/>
    </style:style>
    <style:style style:name="T129" style:family="text">
      <style:text-properties fo:font-weight="normal" officeooo:rsid="0064c417" style:font-weight-asian="normal" style:font-weight-complex="normal"/>
    </style:style>
    <style:style style:name="T130" style:family="text">
      <style:text-properties fo:font-weight="normal" officeooo:rsid="00266cc6" style:font-weight-asian="normal" style:font-weight-complex="normal"/>
    </style:style>
    <style:style style:name="T131" style:family="text">
      <style:text-properties fo:font-weight="normal" officeooo:rsid="0027daff" style:font-weight-asian="normal" style:font-weight-complex="normal"/>
    </style:style>
    <style:style style:name="T132" style:family="text">
      <style:text-properties fo:font-weight="normal" officeooo:rsid="002c6b9e" style:font-weight-asian="normal" style:font-weight-complex="normal"/>
    </style:style>
    <style:style style:name="T133" style:family="text">
      <style:text-properties fo:font-weight="normal" officeooo:rsid="002e962d" style:font-weight-asian="normal" style:font-weight-complex="normal"/>
    </style:style>
    <style:style style:name="T134" style:family="text">
      <style:text-properties officeooo:rsid="0013c42a"/>
    </style:style>
    <style:style style:name="T135" style:family="text">
      <style:text-properties fo:color="#000000" loext:opacity="100%"/>
    </style:style>
    <style:style style:name="T13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13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13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13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14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4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14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14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14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4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4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147"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148"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14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15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15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15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15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15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15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15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15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15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59"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160"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161"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62"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63"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64"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65"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66" style:family="text">
      <style:text-properties fo:color="#000000" loext:opacity="100%" style:text-outline="false" style:text-line-through-style="none" style:text-line-through-type="none" fo:text-shadow="none" style:text-underline-style="none" officeooo:rsid="002c6433" style:text-emphasize="none"/>
    </style:style>
    <style:style style:name="T167" style:family="text">
      <style:text-properties fo:color="#000000" loext:opacity="100%" style:font-name="Segoe UI"/>
    </style:style>
    <style:style style:name="T168" style:family="text">
      <style:text-properties fo:color="#000000" loext:opacity="100%" style:font-name="Segoe UI" fo:font-size="14pt" style:font-size-asian="14pt"/>
    </style:style>
    <style:style style:name="T169" style:family="text">
      <style:text-properties fo:color="#000000" loext:opacity="100%" style:font-name="Segoe UI" fo:font-size="14pt" officeooo:rsid="003d58b8" style:font-size-asian="14pt"/>
    </style:style>
    <style:style style:name="T170" style:family="text">
      <style:text-properties fo:color="#000000" loext:opacity="100%" style:font-name="Segoe UI" fo:font-size="14pt" officeooo:rsid="003f44eb" style:font-size-asian="14pt"/>
    </style:style>
    <style:style style:name="T171" style:family="text">
      <style:text-properties fo:color="#000000" loext:opacity="100%" style:font-name="Segoe UI" fo:font-size="14pt" fo:font-style="italic" officeooo:rsid="001c9f9f" style:font-size-asian="14pt" style:font-style-asian="italic" style:font-style-complex="italic"/>
    </style:style>
    <style:style style:name="T172" style:family="text">
      <style:text-properties fo:color="#000000" loext:opacity="100%" style:font-name="Segoe UI" fo:font-size="14pt" fo:font-weight="bold" style:font-size-asian="14pt" style:font-weight-asian="bold" style:font-weight-complex="bold"/>
    </style:style>
    <style:style style:name="T173" style:family="text">
      <style:text-properties fo:color="#000000" loext:opacity="100%" style:font-name="Segoe UI" fo:font-style="italic" officeooo:rsid="001c6201" style:font-style-asian="italic" style:font-style-complex="italic"/>
    </style:style>
    <style:style style:name="T174" style:family="text">
      <style:text-properties fo:color="#000000" loext:opacity="100%" style:font-name="Segoe UI" fo:font-style="italic" officeooo:rsid="001c9f9f" style:font-style-asian="italic" style:font-style-complex="italic"/>
    </style:style>
    <style:style style:name="T175" style:family="text">
      <style:text-properties fo:color="#000000" loext:opacity="100%" style:font-name="Segoe UI" fo:font-weight="bold" style:font-weight-asian="bold" style:font-weight-complex="bold"/>
    </style:style>
    <style:style style:name="T176" style:family="text">
      <style:text-properties fo:color="#000000" loext:opacity="100%" style:font-name="Segoe UI" officeooo:rsid="003a5d47"/>
    </style:style>
    <style:style style:name="T177" style:family="text">
      <style:text-properties fo:color="#000000" loext:opacity="100%" style:font-name="Segoe UI" officeooo:rsid="003c1e32"/>
    </style:style>
    <style:style style:name="T178" style:family="text">
      <style:text-properties fo:color="#000000" loext:opacity="100%" style:font-name="Segoe UI" officeooo:rsid="003f44eb"/>
    </style:style>
    <style:style style:name="T179"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80"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81" style:family="text">
      <style:text-properties fo:color="#000000" loext:opacity="100%" officeooo:rsid="003f44eb"/>
    </style:style>
    <style:style style:name="T182" style:family="text">
      <style:text-properties fo:color="#000000" loext:opacity="100%" officeooo:rsid="00415ad0"/>
    </style:style>
    <style:style style:name="T183" style:family="text">
      <style:text-properties fo:color="#000000" loext:opacity="100%" fo:font-style="normal" fo:font-weight="bold" style:font-style-asian="normal" style:font-weight-asian="bold" style:font-style-complex="normal" style:font-weight-complex="bold"/>
    </style:style>
    <style:style style:name="T184" style:family="text">
      <style:text-properties fo:color="#000000" loext:opacity="100%" fo:font-style="normal" fo:font-weight="bold" officeooo:rsid="00489487" style:font-style-asian="normal" style:font-weight-asian="bold" style:font-style-complex="normal" style:font-weight-complex="bold"/>
    </style:style>
    <style:style style:name="T185" style:family="text">
      <style:text-properties officeooo:rsid="0009b27b"/>
    </style:style>
    <style:style style:name="T186" style:family="text">
      <style:text-properties officeooo:rsid="000c15c9"/>
    </style:style>
    <style:style style:name="T187" style:family="text">
      <style:text-properties fo:font-style="italic" style:font-style-asian="italic" style:font-style-complex="italic"/>
    </style:style>
    <style:style style:name="T188" style:family="text">
      <style:text-properties fo:font-style="italic" officeooo:rsid="0017f407" style:font-style-asian="italic" style:font-style-complex="italic"/>
    </style:style>
    <style:style style:name="T189" style:family="text">
      <style:text-properties fo:font-style="italic" officeooo:rsid="001c9f9f" style:font-style-asian="italic" style:font-style-complex="italic"/>
    </style:style>
    <style:style style:name="T190" style:family="text">
      <style:text-properties fo:font-style="italic" officeooo:rsid="001e06d9" style:font-style-asian="italic" style:font-style-complex="italic"/>
    </style:style>
    <style:style style:name="T191" style:family="text">
      <style:text-properties fo:font-style="italic" officeooo:rsid="001e266b" style:font-style-asian="italic" style:font-style-complex="italic"/>
    </style:style>
    <style:style style:name="T192" style:family="text">
      <style:text-properties fo:font-style="italic" officeooo:rsid="00201808" style:font-style-asian="italic" style:font-style-complex="italic"/>
    </style:style>
    <style:style style:name="T193" style:family="text">
      <style:text-properties fo:font-style="italic" officeooo:rsid="0021a734" style:font-style-asian="italic" style:font-style-complex="italic"/>
    </style:style>
    <style:style style:name="T194" style:family="text">
      <style:text-properties fo:font-style="italic" officeooo:rsid="00253927" style:font-style-asian="italic" style:font-style-complex="italic"/>
    </style:style>
    <style:style style:name="T195" style:family="text">
      <style:text-properties fo:font-style="italic" officeooo:rsid="00295b5f" style:font-style-asian="italic" style:font-style-complex="italic"/>
    </style:style>
    <style:style style:name="T196" style:family="text">
      <style:text-properties fo:font-style="italic" officeooo:rsid="0029a620" style:font-style-asian="italic" style:font-style-complex="italic"/>
    </style:style>
    <style:style style:name="T197" style:family="text">
      <style:text-properties fo:font-style="italic" officeooo:rsid="002a86d9" style:font-style-asian="italic" style:font-style-complex="italic"/>
    </style:style>
    <style:style style:name="T198" style:family="text">
      <style:text-properties fo:font-style="italic" officeooo:rsid="002f8de1" style:font-style-asian="italic" style:font-style-complex="italic"/>
    </style:style>
    <style:style style:name="T199" style:family="text">
      <style:text-properties fo:font-style="italic" officeooo:rsid="00282ac8" style:font-style-asian="italic" style:font-style-complex="italic"/>
    </style:style>
    <style:style style:name="T200" style:family="text">
      <style:text-properties fo:font-style="italic" officeooo:rsid="003601ae" style:font-style-asian="italic" style:font-style-complex="italic"/>
    </style:style>
    <style:style style:name="T201" style:family="text">
      <style:text-properties fo:font-style="italic" officeooo:rsid="00362c23" style:font-style-asian="italic" style:font-style-complex="italic"/>
    </style:style>
    <style:style style:name="T202" style:family="text">
      <style:text-properties fo:font-style="italic" officeooo:rsid="004321bb" style:font-style-asian="italic" style:font-style-complex="italic"/>
    </style:style>
    <style:style style:name="T203" style:family="text">
      <style:text-properties fo:font-style="italic" officeooo:rsid="0043931e" style:font-style-asian="italic" style:font-style-complex="italic"/>
    </style:style>
    <style:style style:name="T204" style:family="text">
      <style:text-properties fo:font-style="italic" officeooo:rsid="00486160" style:font-style-asian="italic" style:font-style-complex="italic"/>
    </style:style>
    <style:style style:name="T205" style:family="text">
      <style:text-properties fo:font-style="italic" officeooo:rsid="003168b3" style:font-style-asian="italic" style:font-style-complex="italic"/>
    </style:style>
    <style:style style:name="T206" style:family="text">
      <style:text-properties fo:font-style="italic" officeooo:rsid="00189f94" style:font-style-asian="italic" style:font-style-complex="italic"/>
    </style:style>
    <style:style style:name="T207" style:family="text">
      <style:text-properties fo:font-style="italic" officeooo:rsid="004cc249" style:font-style-asian="italic" style:font-style-complex="italic"/>
    </style:style>
    <style:style style:name="T208" style:family="text">
      <style:text-properties fo:font-style="italic" officeooo:rsid="00541958" style:font-style-asian="italic" style:font-style-complex="italic"/>
    </style:style>
    <style:style style:name="T209" style:family="text">
      <style:text-properties fo:font-style="italic" officeooo:rsid="0055dcf8" style:font-style-asian="italic" style:font-style-complex="italic"/>
    </style:style>
    <style:style style:name="T210" style:family="text">
      <style:text-properties fo:font-style="italic" officeooo:rsid="00574109" style:font-style-asian="italic" style:font-style-complex="italic"/>
    </style:style>
    <style:style style:name="T211" style:family="text">
      <style:text-properties fo:font-style="italic" officeooo:rsid="0057dec4" style:font-style-asian="italic" style:font-style-complex="italic"/>
    </style:style>
    <style:style style:name="T212" style:family="text">
      <style:text-properties fo:font-style="italic" officeooo:rsid="005e83c1" style:font-style-asian="italic" style:font-style-complex="italic"/>
    </style:style>
    <style:style style:name="T213" style:family="text">
      <style:text-properties fo:font-style="italic" officeooo:rsid="005e9fb7" style:font-style-asian="italic" style:font-style-complex="italic"/>
    </style:style>
    <style:style style:name="T214" style:family="text">
      <style:text-properties fo:font-style="italic" officeooo:rsid="005fe690" style:font-style-asian="italic" style:font-style-complex="italic"/>
    </style:style>
    <style:style style:name="T215" style:family="text">
      <style:text-properties fo:font-style="italic" officeooo:rsid="0016dee6" style:font-style-asian="italic" style:font-style-complex="italic"/>
    </style:style>
    <style:style style:name="T216" style:family="text">
      <style:text-properties fo:font-style="italic" officeooo:rsid="0064c417" style:font-style-asian="italic" style:font-style-complex="italic"/>
    </style:style>
    <style:style style:name="T217" style:family="text">
      <style:text-properties fo:font-style="italic" fo:font-weight="normal" style:font-style-asian="italic" style:font-weight-asian="normal" style:font-style-complex="italic" style:font-weight-complex="normal"/>
    </style:style>
    <style:style style:name="T218" style:family="text">
      <style:text-properties fo:font-style="italic" fo:font-weight="normal" officeooo:rsid="001cc702" style:font-style-asian="italic" style:font-weight-asian="normal" style:font-style-complex="italic" style:font-weight-complex="normal"/>
    </style:style>
    <style:style style:name="T219" style:family="text">
      <style:text-properties fo:font-style="italic" fo:font-weight="normal" officeooo:rsid="0023812b" style:font-style-asian="italic" style:font-weight-asian="normal" style:font-style-complex="italic" style:font-weight-complex="normal"/>
    </style:style>
    <style:style style:name="T220" style:family="text">
      <style:text-properties fo:font-style="italic" fo:font-weight="normal" officeooo:rsid="0029a620" style:font-style-asian="italic" style:font-weight-asian="normal" style:font-style-complex="italic" style:font-weight-complex="normal"/>
    </style:style>
    <style:style style:name="T221" style:family="text">
      <style:text-properties fo:font-style="italic" fo:font-weight="normal" officeooo:rsid="002a86d9" style:font-style-asian="italic" style:font-weight-asian="normal" style:font-style-complex="italic" style:font-weight-complex="normal"/>
    </style:style>
    <style:style style:name="T222" style:family="text">
      <style:text-properties fo:font-style="italic" fo:font-weight="normal" officeooo:rsid="004cc249" style:font-style-asian="italic" style:font-weight-asian="normal" style:font-style-complex="italic" style:font-weight-complex="normal"/>
    </style:style>
    <style:style style:name="T223" style:family="text">
      <style:text-properties fo:font-style="italic" fo:font-weight="normal" officeooo:rsid="00574109" style:font-style-asian="italic" style:font-weight-asian="normal" style:font-style-complex="italic" style:font-weight-complex="normal"/>
    </style:style>
    <style:style style:name="T224" style:family="text">
      <style:text-properties fo:font-style="italic" fo:font-weight="bold" officeooo:rsid="0017f407" style:font-style-asian="italic" style:font-weight-asian="bold" style:font-style-complex="italic" style:font-weight-complex="bold"/>
    </style:style>
    <style:style style:name="T225" style:family="text">
      <style:text-properties officeooo:rsid="0017f407"/>
    </style:style>
    <style:style style:name="T226" style:family="text">
      <style:text-properties fo:color="#ffbf00" loext:opacity="100%"/>
    </style:style>
    <style:style style:name="T227" style:family="text">
      <style:text-properties fo:color="#ffbf00" loext:opacity="100%" officeooo:rsid="0017f407"/>
    </style:style>
    <style:style style:name="T228" style:family="text">
      <style:text-properties fo:color="#ffbf00" loext:opacity="100%" fo:font-style="italic" style:font-style-asian="italic" style:font-style-complex="italic"/>
    </style:style>
    <style:style style:name="T229" style:family="text">
      <style:text-properties fo:color="#ffbf00" loext:opacity="100%" fo:font-style="italic" officeooo:rsid="0017f407" style:font-style-asian="italic" style:font-style-complex="italic"/>
    </style:style>
    <style:style style:name="T230" style:family="text">
      <style:text-properties fo:color="#ffbf00" loext:opacity="100%" fo:font-style="italic" officeooo:rsid="0016a768" style:font-style-asian="italic" style:font-style-complex="italic"/>
    </style:style>
    <style:style style:name="T231"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232" style:family="text">
      <style:text-properties fo:color="#ffbf00" loext:opacity="100%" officeooo:rsid="003f44eb"/>
    </style:style>
    <style:style style:name="T233" style:family="text">
      <style:text-properties fo:color="#ffbf00" loext:opacity="100%" officeooo:rsid="000e591a"/>
    </style:style>
    <style:style style:name="T234" style:family="text">
      <style:text-properties fo:color="#ffbf00" loext:opacity="100%" officeooo:rsid="0011c30d"/>
    </style:style>
    <style:style style:name="T235" style:family="text">
      <style:text-properties fo:color="#ffbf00" loext:opacity="100%" officeooo:rsid="001454a1"/>
    </style:style>
    <style:style style:name="T236" style:family="text">
      <style:text-properties fo:color="#ffbf00" loext:opacity="100%" officeooo:rsid="001531d5"/>
    </style:style>
    <style:style style:name="T237" style:family="text">
      <style:text-properties fo:color="#ffbf00" loext:opacity="100%" officeooo:rsid="001b9ab6"/>
    </style:style>
    <style:style style:name="T238" style:family="text">
      <style:text-properties fo:color="#ffbf00" loext:opacity="100%" officeooo:rsid="001c4720"/>
    </style:style>
    <style:style style:name="T239" style:family="text">
      <style:text-properties fo:color="#ffbf00" loext:opacity="100%" fo:font-style="normal" style:font-style-asian="normal" style:font-style-complex="normal"/>
    </style:style>
    <style:style style:name="T240" style:family="text">
      <style:text-properties fo:color="#ffbf00" loext:opacity="100%" fo:font-style="normal" fo:font-weight="bold" style:font-style-asian="normal" style:font-weight-asian="bold" style:font-style-complex="normal" style:font-weight-complex="bold"/>
    </style:style>
    <style:style style:name="T241" style:family="text">
      <style:text-properties fo:color="#ffbf00" loext:opacity="100%" fo:font-style="normal" fo:font-weight="bold" officeooo:rsid="00489487" style:font-style-asian="normal" style:font-weight-asian="bold" style:font-style-complex="normal" style:font-weight-complex="bold"/>
    </style:style>
    <style:style style:name="T242" style:family="text">
      <style:text-properties fo:color="#ffbf00" loext:opacity="100%" fo:font-style="normal" fo:font-weight="bold" officeooo:rsid="0042d923" style:font-style-asian="normal" style:font-weight-asian="bold" style:font-style-complex="normal" style:font-weight-complex="bold"/>
    </style:style>
    <style:style style:name="T243" style:family="text">
      <style:text-properties fo:color="#ffbf00" loext:opacity="100%" style:text-outline="false" style:text-line-through-style="none" style:text-line-through-type="none" style:font-name="Liberation Sans" fo:font-style="normal" fo:text-shadow="none" style:text-underline-style="none" style:font-style-asian="normal" style:text-emphasize="none"/>
    </style:style>
    <style:style style:name="T244" style:family="text">
      <style:text-properties fo:color="#ffbf00" loext:opacity="1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245" style:family="text">
      <style:text-properties fo:color="#ffbf00" loext:opacity="100%" style:text-outline="false" style:text-line-through-style="none" style:text-line-through-type="none" fo:font-style="normal" fo:text-shadow="none" style:text-underline-style="none" fo:font-weight="bold" officeooo:rsid="0047aa9f" style:font-style-asian="normal" style:font-weight-asian="bold" style:font-weight-complex="bold" style:text-emphasize="none"/>
    </style:style>
    <style:style style:name="T246" style:family="text">
      <style:text-properties fo:color="#ffbf00" loext:opacity="100%" fo:font-weight="bold" style:font-weight-asian="bold" style:font-weight-complex="bold"/>
    </style:style>
    <style:style style:name="T247" style:family="text">
      <style:text-properties fo:color="#ffbf00" loext:opacity="100%" fo:font-weight="bold" officeooo:rsid="002e962d" style:font-weight-asian="bold" style:font-weight-complex="bold"/>
    </style:style>
    <style:style style:name="T248" style:family="text">
      <style:text-properties fo:color="#ffbf00" loext:opacity="100%" fo:font-weight="bold" officeooo:rsid="00282baf" style:font-weight-asian="bold" style:font-weight-complex="bold"/>
    </style:style>
    <style:style style:name="T249" style:family="text">
      <style:text-properties fo:color="#ffbf00" loext:opacity="100%" officeooo:rsid="0044bd6d"/>
    </style:style>
    <style:style style:name="T250" style:family="text">
      <style:text-properties fo:color="#ffbf00" loext:opacity="100%" officeooo:rsid="004917db"/>
    </style:style>
    <style:style style:name="T251" style:family="text">
      <style:text-properties fo:color="#ffbf00" loext:opacity="100%" officeooo:rsid="003fdedd"/>
    </style:style>
    <style:style style:name="T252" style:family="text">
      <style:text-properties officeooo:rsid="0017f8bf"/>
    </style:style>
    <style:style style:name="T253"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254"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255"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256"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257"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258"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259"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60"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261"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62"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63"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264"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265"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266"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67"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268"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269"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27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d46d5" style:font-size-asian="14pt" style:font-style-asian="normal" style:font-weight-asian="normal" style:font-size-complex="14pt" style:font-style-complex="normal" style:font-weight-complex="normal" style:text-emphasize="none"/>
    </style:style>
    <style:style style:name="T27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7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7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7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75"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276"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277"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78"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279"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280"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81"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82"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283"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bold" officeooo:rsid="0045c18c" style:font-style-asian="normal" style:font-weight-asian="bold" style:font-style-complex="normal" style:font-weight-complex="bold" style:text-emphasize="none"/>
    </style:style>
    <style:style style:name="T284"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85"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86"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87"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1fdbe5" style:font-size-asian="14pt" style:font-style-asian="normal" style:font-weight-asian="normal" style:font-size-complex="14pt" style:font-style-complex="normal" style:font-weight-complex="normal" style:text-emphasize="none"/>
    </style:style>
    <style:style style:name="T288" style:family="text">
      <style:text-properties fo:font-variant="normal" fo:text-transform="none" fo:color="#ffbf00" loext:opacity="100%" style:text-outline="false" style:text-line-through-style="none" style:text-line-through-type="none" fo:letter-spacing="normal" fo:font-style="normal" fo:text-shadow="none" style:text-underline-style="none" fo:font-weight="bold" officeooo:rsid="0045c18c" style:font-style-asian="normal" style:font-weight-asian="bold" style:font-style-complex="normal" style:font-weight-complex="bold" style:text-emphasize="none"/>
    </style:style>
    <style:style style:name="T289" style:family="text">
      <style:text-properties fo:font-variant="normal" fo:text-transform="none" fo:letter-spacing="normal"/>
    </style:style>
    <style:style style:name="T290" style:family="text">
      <style:text-properties fo:font-variant="normal" fo:text-transform="none" fo:letter-spacing="normal" fo:font-style="italic" officeooo:rsid="0021a734" style:font-style-asian="italic" style:font-style-complex="italic"/>
    </style:style>
    <style:style style:name="T291" style:family="text">
      <style:text-properties fo:font-variant="normal" fo:text-transform="none" fo:letter-spacing="normal" fo:font-style="italic" officeooo:rsid="0023812b" style:font-style-asian="italic" style:font-style-complex="italic"/>
    </style:style>
    <style:style style:name="T292" style:family="text">
      <style:text-properties fo:font-variant="normal" fo:text-transform="none" fo:letter-spacing="normal" fo:font-style="italic" officeooo:rsid="00253927" style:font-style-asian="italic" style:font-style-complex="italic"/>
    </style:style>
    <style:style style:name="T293" style:family="text">
      <style:text-properties fo:font-variant="normal" fo:text-transform="none" fo:letter-spacing="normal" fo:font-style="italic" officeooo:rsid="002a2700" style:font-style-asian="italic" style:font-style-complex="italic"/>
    </style:style>
    <style:style style:name="T294" style:family="text">
      <style:text-properties fo:font-variant="normal" fo:text-transform="none" fo:letter-spacing="normal" officeooo:rsid="000e5ad8"/>
    </style:style>
    <style:style style:name="T295" style:family="text">
      <style:text-properties fo:font-variant="normal" fo:text-transform="none" fo:letter-spacing="normal" officeooo:rsid="001531d5"/>
    </style:style>
    <style:style style:name="T296"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97"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98" style:family="text">
      <style:text-properties fo:font-variant="normal" fo:text-transform="none" fo:color="#a1467e" loext:opacity="100%" style:font-name="Liberation Sans" fo:letter-spacing="normal" officeooo:rsid="0009b27b"/>
    </style:style>
    <style:style style:name="T299"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300" style:family="text">
      <style:text-properties fo:font-variant="normal" fo:text-transform="none" fo:color="#a1467e" loext:opacity="100%" style:font-name="Liberation Sans" fo:letter-spacing="normal" officeooo:rsid="003601ae"/>
    </style:style>
    <style:style style:name="T301" style:family="text">
      <style:text-properties fo:font-variant="normal" fo:text-transform="none" fo:color="#a1467e" loext:opacity="100%" style:font-name="Liberation Sans" fo:letter-spacing="normal" officeooo:rsid="00362c23"/>
    </style:style>
    <style:style style:name="T302"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03"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304"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305"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306" style:family="text">
      <style:text-properties fo:font-variant="normal" fo:text-transform="none" fo:color="#ff4000" loext:opacity="100%" fo:letter-spacing="normal" officeooo:rsid="000e5ad8"/>
    </style:style>
    <style:style style:name="T307" style:family="text">
      <style:text-properties fo:font-variant="normal" fo:text-transform="none" fo:color="#ff4000" loext:opacity="100%" fo:letter-spacing="normal" officeooo:rsid="001531d5"/>
    </style:style>
    <style:style style:name="T308"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309"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310"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311"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0a07ea" style:font-size-asian="14pt" style:font-style-asian="normal" style:font-weight-asian="normal" style:font-size-complex="14pt" style:font-style-complex="normal" style:font-weight-complex="normal" style:text-emphasize="none"/>
    </style:style>
    <style:style style:name="T312" style:family="text">
      <style:text-properties style:font-name="Segoe UI1" fo:font-size="14pt" officeooo:rsid="001a46f0" style:font-size-asian="12.25pt" style:font-size-complex="14pt"/>
    </style:style>
    <style:style style:name="T313" style:family="text">
      <style:text-properties officeooo:rsid="001c6201"/>
    </style:style>
    <style:style style:name="T314" style:family="text">
      <style:text-properties style:font-name="Segoe UI"/>
    </style:style>
    <style:style style:name="T315" style:family="text">
      <style:text-properties style:font-name="Segoe UI" fo:font-style="italic" style:font-style-asian="italic" style:font-style-complex="italic"/>
    </style:style>
    <style:style style:name="T316" style:family="text">
      <style:text-properties style:font-name="Segoe UI" fo:font-style="italic" officeooo:rsid="001c9f9f" style:font-style-asian="italic" style:font-style-complex="italic"/>
    </style:style>
    <style:style style:name="T317" style:family="text">
      <style:text-properties style:font-name="Segoe UI" fo:font-style="italic" officeooo:rsid="002c6433" style:font-style-asian="italic" style:font-style-complex="italic"/>
    </style:style>
    <style:style style:name="T318" style:family="text">
      <style:text-properties style:font-name="Segoe UI" fo:font-style="italic" officeooo:rsid="00345424" style:font-style-asian="italic" style:font-style-complex="italic"/>
    </style:style>
    <style:style style:name="T319" style:family="text">
      <style:text-properties style:font-name="Segoe UI" fo:font-style="italic" officeooo:rsid="003561ac" style:font-style-asian="italic" style:font-style-complex="italic"/>
    </style:style>
    <style:style style:name="T320" style:family="text">
      <style:text-properties style:font-name="Segoe UI" fo:font-style="normal" officeooo:rsid="002c6433" style:font-style-asian="normal" style:font-style-complex="normal"/>
    </style:style>
    <style:style style:name="T321" style:family="text">
      <style:text-properties style:font-name="Segoe UI" officeooo:rsid="002c6433"/>
    </style:style>
    <style:style style:name="T322" style:family="text">
      <style:text-properties style:font-name="Segoe UI" officeooo:rsid="00345424"/>
    </style:style>
    <style:style style:name="T323" style:family="text">
      <style:text-properties style:font-name="Segoe UI" officeooo:rsid="003561ac"/>
    </style:style>
    <style:style style:name="T324" style:family="text">
      <style:text-properties officeooo:rsid="001e06d9"/>
    </style:style>
    <style:style style:name="T325" style:family="text">
      <style:text-properties fo:color="#ff8000" loext:opacity="100%"/>
    </style:style>
    <style:style style:name="T326" style:family="text">
      <style:text-properties fo:color="#ff8000" loext:opacity="100%" officeooo:rsid="003d58b8"/>
    </style:style>
    <style:style style:name="T327"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328"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329" style:family="text">
      <style:text-properties officeooo:rsid="001e266b"/>
    </style:style>
    <style:style style:name="T330" style:family="text">
      <style:text-properties fo:color="#ea7500" loext:opacity="100%" fo:font-style="italic" officeooo:rsid="001e266b" style:font-style-asian="italic" style:font-style-complex="italic"/>
    </style:style>
    <style:style style:name="T331" style:family="text">
      <style:text-properties fo:color="#ea7500" loext:opacity="100%" fo:font-style="italic" officeooo:rsid="002f8de1" style:font-style-asian="italic" style:font-style-complex="italic"/>
    </style:style>
    <style:style style:name="T332" style:family="text">
      <style:text-properties fo:color="#ea7500" loext:opacity="100%" fo:font-style="italic" officeooo:rsid="00511ecf" style:font-style-asian="italic" style:font-style-complex="italic"/>
    </style:style>
    <style:style style:name="T333" style:family="text">
      <style:text-properties fo:color="#ea7500" loext:opacity="100%" fo:font-style="italic" officeooo:rsid="0017f407" style:font-style-asian="italic" style:font-style-complex="italic"/>
    </style:style>
    <style:style style:name="T334"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335"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336"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337"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338"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339" style:family="text">
      <style:text-properties officeooo:rsid="00201808"/>
    </style:style>
    <style:style style:name="T340"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341"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342"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343" style:family="text">
      <style:text-properties officeooo:rsid="0021a734"/>
    </style:style>
    <style:style style:name="T344" style:family="text">
      <style:text-properties officeooo:rsid="0023812b"/>
    </style:style>
    <style:style style:name="T345" style:family="text">
      <style:text-properties fo:color="#a1467e" loext:opacity="100%"/>
    </style:style>
    <style:style style:name="T346" style:family="text">
      <style:text-properties fo:color="#a1467e" loext:opacity="100%" officeooo:rsid="003601ae"/>
    </style:style>
    <style:style style:name="T347" style:family="text">
      <style:text-properties fo:color="#a1467e" loext:opacity="100%" officeooo:rsid="00362c23"/>
    </style:style>
    <style:style style:name="T348" style:family="text">
      <style:text-properties officeooo:rsid="00253927"/>
    </style:style>
    <style:style style:name="T349" style:family="text">
      <style:text-properties fo:color="#808080" loext:opacity="100%"/>
    </style:style>
    <style:style style:name="T350" style:family="text">
      <style:text-properties fo:color="#808080" loext:opacity="100%" officeooo:rsid="0043f6ab"/>
    </style:style>
    <style:style style:name="T351" style:family="text">
      <style:text-properties officeooo:rsid="002738e8"/>
    </style:style>
    <style:style style:name="T352" style:family="text">
      <style:text-properties officeooo:rsid="00282ac8"/>
    </style:style>
    <style:style style:name="T353" style:family="text">
      <style:text-properties fo:color="#784b04" loext:opacity="100%" fo:font-style="italic" officeooo:rsid="00282ac8" style:font-style-asian="italic" style:font-style-complex="italic"/>
    </style:style>
    <style:style style:name="T354" style:family="text">
      <style:text-properties fo:color="#784b04" loext:opacity="100%" officeooo:rsid="00282ac8"/>
    </style:style>
    <style:style style:name="T355"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56" style:family="text">
      <style:text-properties officeooo:rsid="00295b5f"/>
    </style:style>
    <style:style style:name="T357" style:family="text">
      <style:text-properties officeooo:rsid="0029a620"/>
    </style:style>
    <style:style style:name="T358" style:family="text">
      <style:text-properties fo:color="#4e102d" loext:opacity="100%" style:font-name="Segoe UI" officeooo:rsid="003561ac"/>
    </style:style>
    <style:style style:name="T359" style:family="text">
      <style:text-properties fo:color="#2a6099" loext:opacity="100%"/>
    </style:style>
    <style:style style:name="T360" style:family="text">
      <style:text-properties fo:color="#2a6099" loext:opacity="100%" officeooo:rsid="002a84dc"/>
    </style:style>
    <style:style style:name="T361" style:family="text">
      <style:text-properties fo:color="#2a6099" loext:opacity="100%" fo:font-style="italic" officeooo:rsid="002a84dc" style:font-style-asian="italic" style:font-style-complex="italic"/>
    </style:style>
    <style:style style:name="T362"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363"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364" style:family="text">
      <style:text-properties officeooo:rsid="002c6433"/>
    </style:style>
    <style:style style:name="T365" style:family="text">
      <style:text-properties officeooo:rsid="002d802e"/>
    </style:style>
    <style:style style:name="T366"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367" style:family="text">
      <style:text-properties fo:color="#8e86ae" loext:opacity="100%" fo:font-style="italic" officeooo:rsid="003a5d47" style:font-style-asian="italic" style:font-style-complex="italic"/>
    </style:style>
    <style:style style:name="T368" style:family="text">
      <style:text-properties officeooo:rsid="002e2859"/>
    </style:style>
    <style:style style:name="T369" style:family="text">
      <style:text-properties fo:color="#b85c00" loext:opacity="100%"/>
    </style:style>
    <style:style style:name="T370" style:family="text">
      <style:text-properties fo:color="#b85c00" loext:opacity="100%" officeooo:rsid="00362c23"/>
    </style:style>
    <style:style style:name="T371" style:family="text">
      <style:text-properties fo:color="#b85c00" loext:opacity="100%" fo:font-weight="bold" style:font-weight-asian="bold" style:font-weight-complex="bold"/>
    </style:style>
    <style:style style:name="T372" style:family="text">
      <style:text-properties fo:color="#b85c00" loext:opacity="100%" fo:font-weight="bold" officeooo:rsid="00362c23" style:font-weight-asian="bold" style:font-weight-complex="bold"/>
    </style:style>
    <style:style style:name="T373" style:family="text">
      <style:text-properties fo:color="#b85c00" loext:opacity="100%" style:font-name="Liberation Sans" fo:font-weight="bold" officeooo:rsid="000e30e4" style:font-weight-asian="bold" style:font-weight-complex="bold"/>
    </style:style>
    <style:style style:name="T374" style:family="text">
      <style:text-properties style:font-name="Liberation Sans"/>
    </style:style>
    <style:style style:name="T375" style:family="text">
      <style:text-properties style:font-name="Liberation Sans" officeooo:rsid="000e30e4"/>
    </style:style>
    <style:style style:name="T376" style:family="text">
      <style:text-properties style:font-name="Liberation Sans" officeooo:rsid="004321bb"/>
    </style:style>
    <style:style style:name="T377" style:family="text">
      <style:text-properties style:font-name="Liberation Sans" officeooo:rsid="00486160"/>
    </style:style>
    <style:style style:name="T378" style:family="text">
      <style:text-properties style:font-name="Liberation Sans" fo:font-style="italic" officeooo:rsid="00486160" style:font-style-asian="italic" style:font-style-complex="italic"/>
    </style:style>
    <style:style style:name="T379" style:family="text">
      <style:text-properties style:font-name="Liberation Sans" officeooo:rsid="005e83c1"/>
    </style:style>
    <style:style style:name="T380" style:family="text">
      <style:text-properties officeooo:rsid="003561ac"/>
    </style:style>
    <style:style style:name="T381"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382"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383" style:family="text">
      <style:text-properties fo:color="#d62e4e" loext:opacity="100%" style:text-underline-style="solid" style:text-underline-width="auto" style:text-underline-color="font-color" officeooo:rsid="00150f96"/>
    </style:style>
    <style:style style:name="T384" style:family="text">
      <style:text-properties fo:color="#d62e4e" loext:opacity="100%" style:text-underline-style="solid" style:text-underline-width="auto" style:text-underline-color="font-color" officeooo:rsid="0029a620"/>
    </style:style>
    <style:style style:name="T385"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386" style:family="text">
      <style:text-properties officeooo:rsid="003601ae"/>
    </style:style>
    <style:style style:name="T387" style:family="text">
      <style:text-properties officeooo:rsid="00362c23"/>
    </style:style>
    <style:style style:name="T388" style:family="text">
      <style:text-properties officeooo:rsid="0037c2ca"/>
    </style:style>
    <style:style style:name="T389" style:family="text">
      <style:text-properties officeooo:rsid="003a5d47"/>
    </style:style>
    <style:style style:name="T390" style:family="text">
      <style:text-properties officeooo:rsid="003c1e32"/>
    </style:style>
    <style:style style:name="T391" style:family="text">
      <style:text-properties officeooo:rsid="003d58b8"/>
    </style:style>
    <style:style style:name="T392" style:family="text">
      <style:text-properties officeooo:rsid="003f44eb"/>
    </style:style>
    <style:style style:name="T393" style:family="text">
      <style:text-properties officeooo:rsid="00413f71"/>
    </style:style>
    <style:style style:name="T394" style:family="text">
      <style:text-properties fo:color="#bf0041" loext:opacity="100%" officeooo:rsid="003f44eb"/>
    </style:style>
    <style:style style:name="T395" style:family="text">
      <style:text-properties fo:color="#bf0041" loext:opacity="100%" officeooo:rsid="00415ad0"/>
    </style:style>
    <style:style style:name="T396" style:family="text">
      <style:text-properties fo:color="#bf0041" loext:opacity="100%" officeooo:rsid="00521c75"/>
    </style:style>
    <style:style style:name="T397"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398"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399" style:family="text">
      <style:text-properties fo:color="#bf0041" loext:opacity="100%" officeooo:rsid="00574109"/>
    </style:style>
    <style:style style:name="T400" style:family="text">
      <style:text-properties officeooo:rsid="00415ad0"/>
    </style:style>
    <style:style style:name="T401" style:family="text">
      <style:text-properties fo:color="#ff4000" loext:opacity="100%" style:font-name="Segoe UI" fo:font-weight="bold" officeooo:rsid="002d802e" style:font-weight-asian="bold" style:font-weight-complex="bold"/>
    </style:style>
    <style:style style:name="T402" style:family="text">
      <style:text-properties fo:color="#ff4000" loext:opacity="100%" style:font-name="Segoe UI" fo:font-weight="bold" officeooo:rsid="002e2859" style:font-weight-asian="bold" style:font-weight-complex="bold"/>
    </style:style>
    <style:style style:name="T403" style:family="text">
      <style:text-properties fo:color="#ff4000" loext:opacity="100%" style:font-name="Segoe UI" fo:font-weight="bold" officeooo:rsid="003561ac" style:font-weight-asian="bold" style:font-weight-complex="bold"/>
    </style:style>
    <style:style style:name="T404" style:family="text">
      <style:text-properties fo:color="#ff4000" loext:opacity="100%" style:font-name="Segoe UI" fo:font-weight="bold" officeooo:rsid="0043931e" style:font-weight-asian="bold" style:font-weight-complex="bold"/>
    </style:style>
    <style:style style:name="T405" style:family="text">
      <style:text-properties fo:color="#ff4000" loext:opacity="100%" style:font-name="Segoe UI" fo:font-weight="bold" officeooo:rsid="0043f6ab" style:font-weight-asian="bold" style:font-weight-complex="bold"/>
    </style:style>
    <style:style style:name="T406" style:family="text">
      <style:text-properties fo:color="#ff4000" loext:opacity="100%" style:font-name="Segoe UI" fo:font-weight="bold" officeooo:rsid="00470b80" style:font-weight-asian="bold" style:font-weight-complex="bold"/>
    </style:style>
    <style:style style:name="T407" style:family="text">
      <style:text-properties fo:color="#ff4000" loext:opacity="100%" style:font-name="Segoe UI" fo:font-weight="bold" officeooo:rsid="0058194b" style:font-weight-asian="bold" style:font-weight-complex="bold"/>
    </style:style>
    <style:style style:name="T408" style:family="text">
      <style:text-properties fo:color="#ff4000" loext:opacity="100%" fo:font-weight="bold" officeooo:rsid="002d802e" style:font-weight-asian="bold" style:font-weight-complex="bold"/>
    </style:style>
    <style:style style:name="T409" style:family="text">
      <style:text-properties fo:color="#ff4000" loext:opacity="100%" fo:font-weight="bold" officeooo:rsid="002e2859" style:font-weight-asian="bold" style:font-weight-complex="bold"/>
    </style:style>
    <style:style style:name="T410" style:family="text">
      <style:text-properties fo:color="#ff4000" loext:opacity="100%" fo:font-weight="bold" officeooo:rsid="00345424" style:font-weight-asian="bold" style:font-weight-complex="bold"/>
    </style:style>
    <style:style style:name="T411" style:family="text">
      <style:text-properties fo:color="#a7074b" loext:opacity="100%" officeooo:rsid="002738e8"/>
    </style:style>
    <style:style style:name="T412" style:family="text">
      <style:text-properties fo:color="#a7074b" loext:opacity="100%" officeooo:rsid="003561ac"/>
    </style:style>
    <style:style style:name="T413" style:family="text">
      <style:text-properties fo:color="#e8a202" loext:opacity="100%" officeooo:rsid="002738e8"/>
    </style:style>
    <style:style style:name="T414" style:family="text">
      <style:text-properties fo:color="#e8a202" loext:opacity="100%" officeooo:rsid="003561ac"/>
    </style:style>
    <style:style style:name="T415" style:family="text">
      <style:text-properties officeooo:rsid="004321bb"/>
    </style:style>
    <style:style style:name="T416" style:family="text">
      <style:text-properties officeooo:rsid="0043931e"/>
    </style:style>
    <style:style style:name="T417" style:family="text">
      <style:text-properties officeooo:rsid="0043f6ab"/>
    </style:style>
    <style:style style:name="T418" style:family="text">
      <style:text-properties officeooo:rsid="0043fc6c"/>
    </style:style>
    <style:style style:name="T419" style:family="text">
      <style:text-properties officeooo:rsid="0044c2d4"/>
    </style:style>
    <style:style style:name="T420" style:family="text">
      <style:text-properties officeooo:rsid="00452f7b"/>
    </style:style>
    <style:style style:name="T421" style:family="text">
      <style:text-properties officeooo:rsid="00486160"/>
    </style:style>
    <style:style style:name="T422" style:family="text">
      <style:text-properties fo:color="#ff0000" loext:opacity="100%" officeooo:rsid="00486160"/>
    </style:style>
    <style:style style:name="T423" style:family="text">
      <style:text-properties officeooo:rsid="004a28ad"/>
    </style:style>
    <style:style style:name="T424" style:family="text">
      <style:text-properties officeooo:rsid="004cc249"/>
    </style:style>
    <style:style style:name="T425" style:family="text">
      <style:text-properties officeooo:rsid="00189f94"/>
    </style:style>
    <style:style style:name="T426" style:family="text">
      <style:text-properties officeooo:rsid="00541958"/>
    </style:style>
    <style:style style:name="T427" style:family="text">
      <style:text-properties officeooo:rsid="0048982e"/>
    </style:style>
    <style:style style:name="T428" style:family="text">
      <style:text-properties fo:color="#3faf46" loext:opacity="100%"/>
    </style:style>
    <style:style style:name="T429" style:family="text">
      <style:text-properties fo:color="#3faf46" loext:opacity="100%" officeooo:rsid="0048982e"/>
    </style:style>
    <style:style style:name="T430"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431"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432"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433"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434" style:family="text">
      <style:text-properties fo:color="#3faf46" loext:opacity="100%" fo:font-style="italic" officeooo:rsid="0017f407" style:font-style-asian="italic" style:font-style-complex="italic"/>
    </style:style>
    <style:style style:name="T435" style:family="text">
      <style:text-properties officeooo:rsid="0057dec4"/>
    </style:style>
    <style:style style:name="T436" style:family="text">
      <style:text-properties officeooo:rsid="0058194b"/>
    </style:style>
    <style:style style:name="T437" style:family="text">
      <style:text-properties officeooo:rsid="005a9842"/>
    </style:style>
    <style:style style:name="T438" style:family="text">
      <style:text-properties officeooo:rsid="005c9cf1"/>
    </style:style>
    <style:style style:name="T439" style:family="text">
      <style:text-properties officeooo:rsid="005e83c1"/>
    </style:style>
    <style:style style:name="T440" style:family="text">
      <style:text-properties officeooo:rsid="005e9fb7"/>
    </style:style>
    <style:style style:name="T441" style:family="text">
      <style:text-properties officeooo:rsid="005fe690"/>
    </style:style>
    <style:style style:name="T442" style:family="text">
      <style:text-properties officeooo:rsid="0060b38a"/>
    </style:style>
    <style:style style:name="T443"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444" style:family="text">
      <style:text-properties officeooo:rsid="00611ae1"/>
    </style:style>
    <style:style style:name="T445" style:family="text">
      <style:text-properties officeooo:rsid="000d9989"/>
    </style:style>
    <style:style style:name="T446" style:family="text">
      <style:text-properties officeooo:rsid="000d46d5"/>
    </style:style>
    <style:style style:name="T447" style:family="text">
      <style:text-properties officeooo:rsid="000d6430"/>
    </style:style>
    <style:style style:name="T448" style:family="text">
      <style:text-properties officeooo:rsid="000e591a"/>
    </style:style>
    <style:style style:name="T449" style:family="text">
      <style:text-properties officeooo:rsid="000e5ad8"/>
    </style:style>
    <style:style style:name="T450" style:family="text">
      <style:text-properties officeooo:rsid="000f424c"/>
    </style:style>
    <style:style style:name="T451" style:family="text">
      <style:text-properties officeooo:rsid="00138fdf"/>
    </style:style>
    <style:style style:name="T452" style:family="text">
      <style:text-properties officeooo:rsid="001454a1"/>
    </style:style>
    <style:style style:name="T453" style:family="text">
      <style:text-properties officeooo:rsid="0016464f"/>
    </style:style>
    <style:style style:name="T454" style:family="text">
      <style:text-properties officeooo:rsid="00146b9a"/>
    </style:style>
    <style:style style:name="T455" style:family="text">
      <style:text-properties officeooo:rsid="0014a3d6"/>
    </style:style>
    <style:style style:name="T456" style:family="text">
      <style:text-properties officeooo:rsid="00204512"/>
    </style:style>
    <style:style style:name="T457" style:family="text">
      <style:text-properties officeooo:rsid="001531d5"/>
    </style:style>
    <style:style style:name="T458" style:family="text">
      <style:text-properties officeooo:rsid="00189be5"/>
    </style:style>
    <style:style style:name="T459" style:family="text">
      <style:text-properties officeooo:rsid="0016dee6"/>
    </style:style>
    <style:style style:name="T460" style:family="text">
      <style:text-properties officeooo:rsid="001c4720"/>
    </style:style>
    <style:style style:name="T461" style:family="text">
      <style:text-properties officeooo:rsid="001c74f2"/>
    </style:style>
    <style:style style:name="T462" style:family="text">
      <style:text-properties officeooo:rsid="001e117a"/>
    </style:style>
    <style:style style:name="T463" style:family="text">
      <style:text-properties officeooo:rsid="0066945d"/>
    </style:style>
    <style:style style:name="T464" style:family="text">
      <style:text-properties officeooo:rsid="0066204a"/>
    </style:style>
    <style:style style:name="T465" style:family="text">
      <style:text-properties officeooo:rsid="00682f0b"/>
    </style:style>
    <style:style style:name="T466" style:family="text">
      <style:text-properties officeooo:rsid="003bb760"/>
    </style:style>
    <style:style style:name="T467" style:family="text">
      <style:text-properties officeooo:rsid="003a2836"/>
    </style:style>
    <style:style style:name="T468" style:family="text">
      <style:text-properties style:font-name="Arial" fo:font-style="normal" officeooo:rsid="002f9b6e" style:font-style-asian="normal" style:font-style-complex="normal" style:font-weight-complex="bold"/>
    </style:style>
    <style:style style:name="T469" style:family="text">
      <style:text-properties style:font-name="Arial" fo:font-style="normal" officeooo:rsid="0014aa81" style:font-style-asian="normal" style:font-style-complex="normal"/>
    </style:style>
    <style:style style:name="T470" style:family="text">
      <style:text-properties style:font-name="Arial" fo:font-style="normal" style:text-underline-style="none" officeooo:rsid="002ded1d" style:font-style-asian="normal" style:font-style-complex="normal" style:font-weight-complex="bold"/>
    </style:style>
    <style:style style:name="T471" style:family="text">
      <style:text-properties style:font-name="Arial" fo:font-style="normal" style:text-underline-style="none" officeooo:rsid="002e962d" style:font-style-asian="normal" style:font-style-complex="normal" style:font-weight-complex="bold"/>
    </style:style>
    <style:style style:name="T472" style:family="text">
      <style:text-properties style:font-name="Arial" fo:font-weight="normal" officeooo:rsid="0013f9d5" style:font-weight-asian="normal"/>
    </style:style>
    <style:style style:name="T473" style:family="text">
      <style:text-properties officeooo:rsid="00266cc6"/>
    </style:style>
    <style:style style:name="T474" style:family="text">
      <style:text-properties officeooo:rsid="001c4aba"/>
    </style:style>
    <style:style style:name="T475" style:family="text">
      <style:text-properties officeooo:rsid="0044bd6d"/>
    </style:style>
    <style:style style:name="T476" style:family="text">
      <style:text-properties officeooo:rsid="004917db"/>
    </style:style>
    <style:style style:name="T477" style:family="text">
      <style:text-properties officeooo:rsid="003e3d49"/>
    </style:style>
    <style:style style:name="T478" style:family="text">
      <style:text-properties officeooo:rsid="0020ebca"/>
    </style:style>
    <style:style style:name="T479" style:family="text">
      <style:text-properties officeooo:rsid="0027daff"/>
    </style:style>
    <style:style style:name="T480" style:family="text">
      <style:text-properties officeooo:rsid="00282baf"/>
    </style:style>
    <style:style style:name="T481" style:family="text">
      <style:text-properties fo:font-size="15pt" fo:font-style="normal" officeooo:rsid="001f8db2" style:font-size-asian="15pt" style:font-style-asian="normal" style:font-size-complex="15pt" style:font-style-complex="normal"/>
    </style:style>
    <style:style style:name="T482" style:family="text">
      <style:text-properties fo:font-size="15pt" fo:font-style="normal" officeooo:rsid="002c6b9e" style:font-size-asian="15pt" style:font-style-asian="normal" style:font-size-complex="15pt" style:font-style-complex="normal"/>
    </style:style>
    <style:style style:name="T483" style:family="text">
      <style:text-properties fo:font-size="15pt" fo:font-style="normal" officeooo:rsid="002504a0" style:font-size-asian="15pt" style:font-style-asian="normal" style:font-size-complex="15pt" style:font-style-complex="normal"/>
    </style:style>
    <style:style style:name="T484" style:family="text">
      <style:text-properties fo:font-size="15pt" fo:font-style="normal" officeooo:rsid="003fdedd" style:font-size-asian="15pt" style:font-style-asian="normal" style:font-size-complex="15pt" style:font-style-complex="normal"/>
    </style:style>
    <style:style style:name="T485" style:family="text">
      <style:text-properties officeooo:rsid="002c6b9e"/>
    </style:style>
    <style:style style:name="T486" style:family="text">
      <style:text-properties officeooo:rsid="003fdedd"/>
    </style:style>
    <style:style style:name="T487" style:family="text">
      <style:text-properties officeooo:rsid="0047aa9f"/>
    </style:style>
    <style:style style:name="T488" style:family="text">
      <style:text-properties officeooo:rsid="001e3a23"/>
    </style:style>
    <style:style style:name="T489" style:family="text">
      <style:text-properties officeooo:rsid="002ae43b"/>
    </style:style>
    <style:style style:name="T490" style:family="text">
      <style:text-properties officeooo:rsid="002e962d"/>
    </style:style>
    <style:style style:name="T491" style:family="text">
      <style:text-properties officeooo:rsid="00285a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2">Tytuł:</text:span> <text:span text:style-name="T134">Zbiór przypadków testowych </text:span><text:span text:style-name="T442">dla</text:span><text:span text:style-name="T134"> aplikacji</text:span></text:p>
      <text:p text:style-name="P1">Autor:<text:span text:style-name="T105"> Andrzej Wachnicki</text:span></text:p>
      <text:p text:style-name="P2">Wersja dokumentu:<text:span text:style-name="T105"> 1</text:span></text:p>
      <text:p text:style-name="P2">Data:<text:span text:style-name="T105"> 2</text:span><text:span text:style-name="T106">2</text:span><text:span text:style-name="T105">.03.2022r.</text:span></text:p>
      <text:p text:style-name="P4">Nazwa aplikacji:<text:span text:style-name="T105"> JaNieTakiOrk Generator RPG</text:span></text:p>
      <text:p text:style-name="P1"><text:span text:style-name="T2">Link do aplikacji:</text:span><text:span text:style-name="T42"> </text:span><text:a xlink:type="simple" xlink:href="https://github.com/MaciejGrochowski/PRI" text:style-name="Internet_20_link" text:visited-style-name="Visited_20_Internet_20_Link"><text:span text:style-name="T61">https://github.com/MaciejGrochowski/PRI</text:span></text:a></text:p>
      <text:p text:style-name="P210"/>
      <text:p text:style-name="P210"/>
      <text:p text:style-name="P349"><text:span text:style-name="T243">Testowana funkcjonalność:</text:span><text:span text:style-name="T61"> </text:span><text:span text:style-name="T62">Założenie nowego konta użytkownika</text:span></text:p>
      <text:p text:style-name="P211"/>
      <text:p text:style-name="P9"><text:span text:style-name="T64">W</text:span><text:span text:style-name="T63">ybrane testy wraz z danymi testowymi:</text:span></text:p>
      <text:p text:style-name="P212"/>
      <text:p text:style-name="P310"><text:span text:style-name="T84">1. </text:span><text:span text:style-name="T165">Pole </text:span><text:span text:style-name="T166">Nazwa użytkownika</text:span><text:span text:style-name="T85">:</text:span></text:p>
      <text:p text:style-name="P276"><text:span text:style-name="T147">Poprawne klasy r</text:span><text:span text:style-name="T172">ównoważności:</text:span><text:span text:style-name="T168"> </text:span></text:p>
      <text:p text:style-name="P311"><text:span text:style-name="T168">(</text:span><text:span text:style-name="T169">3</text:span><text:span text:style-name="T168">&lt;</text:span><text:span text:style-name="T169">=Liczba znaków&lt;=20</text:span><text:span text:style-name="T168">)</text:span><text:span text:style-name="T170">=&gt;(3, 4, 8, 10, 14, 17, 19, 20)</text:span><text:span text:style-name="T168">: </text:span><text:span text:style-name="T171">Brak komunikatu o błędzie</text:span></text:p>
      <text:p text:style-name="P196"><text:span text:style-name="T92">Niepoprawne klasy równoważności:</text:span> </text:p>
      <text:p text:style-name="P197">(<text:span text:style-name="T392">Liczba znaków==0</text:span>)<text:span text:style-name="T392">=&gt;(0)</text:span>: Brak komunikatu o błędzie, <text:span text:style-name="T187">nieaktywny przycisk "Zarejestruj"</text:span></text:p>
      <text:p text:style-name="P201">(<text:span text:style-name="T392">1</text:span>&lt;<text:span text:style-name="T392">=Liczba znaków&lt;=2</text:span>)<text:span text:style-name="T392">=&gt;(1, </text:span><text:span text:style-name="T232">2</text:span><text:span text:style-name="T392">)</text:span>: <text:span text:style-name="T189">Komunikat o błędzie (nazwa użytkownika jest zbyt krótka)</text:span>, <text:span text:style-name="T190">nieaktywny przycisk "Zarejestruj"</text:span></text:p>
      <text:p text:style-name="P201">(<text:span text:style-name="T392">Liczba znaków&gt;20</text:span>)<text:span text:style-name="T392">=&gt;(21, </text:span><text:span text:style-name="T227">26</text:span><text:span text:style-name="T225">, </text:span><text:span text:style-name="T392">28, 35, 42)</text:span>: <text:span text:style-name="T189">Komunikat o błędzie (nazwa użytkownika jest zbyt długa), </text:span><text:span text:style-name="T190">nieaktywny przycisk "Zarejestruj"</text:span></text:p>
      <text:p text:style-name="P204"><text:span text:style-name="T71">A</text:span><text:span text:style-name="T70">naliz</text:span><text:span text:style-name="T71">a</text:span><text:span text:style-name="T70"> wartości brzegowych:</text:span><text:span text:style-name="T67"> </text:span></text:p>
      <text:p text:style-name="P13">(<text:span text:style-name="T392">2</text:span>&lt;<text:span text:style-name="T392">=Liczba znaków&lt;=3</text:span>)<text:span text:style-name="T392">=&gt;(</text:span>2, 3<text:span text:style-name="T392">)</text:span>, </text:p>
      <text:p text:style-name="P13">(<text:span text:style-name="T392">20</text:span>&lt;<text:span text:style-name="T392">=Liczba znaków&lt;=21 </text:span>)<text:span text:style-name="T392">=&gt;(</text:span>20, 21<text:span text:style-name="T392">)</text:span></text:p>
      <text:p text:style-name="P312"><text:span text:style-name="T95">Dane testowe </text:span><text:span text:style-name="T94">do testu #TC</text:span><text:span text:style-name="T96">1</text:span><text:span text:style-name="T95">:</text:span></text:p>
      <text:p text:style-name="P136"><text:span text:style-name="T392">(21, </text:span><text:span text:style-name="T227">26</text:span><text:span text:style-name="T225">, </text:span><text:span text:style-name="T392">28, 35, 42)</text:span><text:span text:style-name="T393">=&gt;(</text:span><text:span text:style-name="T229">SlavicUbermenschRPGfan17@</text:span><text:span text:style-name="T393">)</text:span></text:p>
      <text:p text:style-name="P136"><text:span text:style-name="T392">(1, </text:span><text:span text:style-name="T232">2</text:span><text:span text:style-name="T392">)</text:span><text:span text:style-name="T393">=&gt;(</text:span><text:span text:style-name="T230">Ad</text:span><text:span text:style-name="T393">)</text:span></text:p>
      <text:p text:style-name="P312"><text:span text:style-name="T95">Dane testowe </text:span><text:span text:style-name="T94">do testu #TC</text:span><text:span text:style-name="T96">8, </text:span><text:span text:style-name="T97">#TC2, #TC3, </text:span><text:span text:style-name="T98">#TC4, </text:span><text:span text:style-name="T99">#TC5, </text:span><text:span text:style-name="T100">#TC6, </text:span><text:span text:style-name="T101">#TC7, </text:span><text:span text:style-name="T102">#TC10, </text:span><text:span text:style-name="T103">#TC12</text:span><text:span text:style-name="T95">:</text:span></text:p>
      <text:p text:style-name="P313"><text:span text:style-name="T181">(</text:span><text:span text:style-name="T394">3</text:span><text:span text:style-name="T181">, 4, </text:span><text:span text:style-name="T394">8</text:span><text:span text:style-name="T181">, </text:span><text:span text:style-name="T394">10</text:span><text:span text:style-name="T181">, 14, 17, 19, 20)</text:span><text:span text:style-name="T182">=&gt;(</text:span><text:span text:style-name="T394">8</text:span><text:span text:style-name="T182">)=&gt;(</text:span><text:span text:style-name="T395">RPGFan17, </text:span><text:span text:style-name="T396">RPGFan1766, Ryu</text:span><text:span text:style-name="T182">)</text:span></text:p>
      <text:p text:style-name="P19">2. <text:span text:style-name="T320">Pole </text:span><text:span text:style-name="T321">Hasło</text:span><text:span text:style-name="T320">:</text:span></text:p>
      <text:p text:style-name="P5"><text:span text:style-name="T162">Poprawne klasy r</text:span><text:span text:style-name="T175">ównoważności:</text:span><text:span text:style-name="T167"> </text:span></text:p>
      <text:p text:style-name="P6"><text:span text:style-name="T176">(</text:span><text:span text:style-name="T167"> </text:span><text:span text:style-name="T176">3</text:span><text:span text:style-name="T167">&lt;</text:span><text:span text:style-name="T176">=Liczba znaków&lt;=64</text:span><text:span text:style-name="T167">)</text:span><text:span text:style-name="T177">=&gt;</text:span><text:span text:style-name="T163">(3, 7, </text:span><text:span text:style-name="T164">10, </text:span><text:span text:style-name="T163">16, 24, 38, 45, 52, 64)</text:span><text:span text:style-name="T167">: </text:span><text:span text:style-name="T173">Długość hasła jest prawidłowa, brak komunikatu o błędzie</text:span></text:p>
      <text:p text:style-name="P195"><text:span text:style-name="T92">Niepoprawne klasy równoważności:</text:span> </text:p>
      <text:p text:style-name="P198">(<text:span text:style-name="T390">Liczba znaków == 0</text:span>)<text:span text:style-name="T390">=&gt;(0)</text:span>: Pole pozostaje puste, nie pojawia się żaden komunikat</text:p>
      <text:p text:style-name="P195">(1<text:span text:style-name="T365">&lt;</text:span><text:span text:style-name="T390">=Liczba znaków&lt;=2</text:span>)<text:span text:style-name="T390">=&gt;(1, 2)</text:span>: <text:span text:style-name="T313">Komunikat "Hasło jest zbyt krótkie"</text:span>, </text:p>
      <text:p text:style-name="P200"><text:soft-page-break/>(<text:span text:style-name="T391">Liczba znaków&gt;64</text:span>)<text:span text:style-name="T391">=&gt;(</text:span><text:span text:style-name="T365">65, </text:span><text:span text:style-name="T391">68, 73, 85)</text:span>: <text:span text:style-name="T313">Komunikat "Hasło jest zbyt długie"</text:span></text:p>
      <text:p text:style-name="P203"><text:span text:style-name="T324">A</text:span>naliz<text:span text:style-name="T324">a</text:span> wartości brzegowych: </text:p>
      <text:p text:style-name="P200"><text:span text:style-name="T365">(</text:span><text:span text:style-name="T391">2</text:span><text:span text:style-name="T365">&lt;</text:span><text:span text:style-name="T391">=Liczba znaków&lt;=3</text:span><text:span text:style-name="T365">)</text:span><text:span text:style-name="T391">=&gt;(</text:span><text:span text:style-name="T326">2</text:span><text:span text:style-name="T391">, 3)</text:span></text:p>
      <text:p text:style-name="P200">(<text:span text:style-name="T326">64</text:span><text:span text:style-name="T365">&lt;</text:span><text:span text:style-name="T391">=Liczba znaków&lt;=65 </text:span>)<text:span text:style-name="T391">=&gt;(64, </text:span><text:span text:style-name="T326">65</text:span><text:span text:style-name="T391">)</text:span></text:p>
      <text:p text:style-name="P321"><text:span text:style-name="T95">Dane testowe </text:span><text:span text:style-name="T94">do testu #TC2*</text:span><text:span text:style-name="T95">:</text:span><text:span text:style-name="T365"> </text:span></text:p>
      <text:p text:style-name="P200"><text:s/><text:span text:style-name="T391">(</text:span><text:span text:style-name="T326">2</text:span><text:span text:style-name="T391">, 3), </text:span>(64, <text:span text:style-name="T325">65</text:span>)<text:span text:style-name="T365">=&gt;</text:span><text:span text:style-name="T391">(</text:span><text:span text:style-name="T326">2</text:span><text:span text:style-name="T391">, </text:span><text:span text:style-name="T326">65</text:span><text:span text:style-name="T391">)</text:span><text:span text:style-name="T393">=&gt;</text:span></text:p>
      <text:p text:style-name="P202"><text:span text:style-name="T365">( </text:span><text:span text:style-name="T335">Ag, </text:span><text:span text:style-name="T336">SlavicUbermenschRPGfan17@SlavicUbermenschRPGfan17@SlavicUberm</text:span><text:span text:style-name="T337">17@S</text:span><text:span text:style-name="T73">)</text:span><text:span text:style-name="T335"> </text:span></text:p>
      <text:p text:style-name="P323"><text:span text:style-name="T86">Dane testowe </text:span><text:span text:style-name="T87">do testu #TC</text:span><text:span text:style-name="T88">10</text:span><text:span text:style-name="T87">*</text:span><text:span text:style-name="T86">:</text:span></text:p>
      <text:p text:style-name="P205"><text:span text:style-name="T86"><text:s/></text:span><text:span text:style-name="T89">(2, </text:span><text:span text:style-name="T327">3</text:span><text:span text:style-name="T89">), </text:span><text:span text:style-name="T90">(</text:span><text:span text:style-name="T328">64</text:span><text:span text:style-name="T90">, 65)=&gt;</text:span><text:span text:style-name="T89">(</text:span><text:span text:style-name="T327">2</text:span><text:span text:style-name="T89">, </text:span><text:span text:style-name="T327">65</text:span><text:span text:style-name="T89">)</text:span><text:span text:style-name="T91">=&gt;</text:span></text:p>
      <text:p text:style-name="P205"><text:span text:style-name="T90">( </text:span><text:span text:style-name="T335">A</text:span><text:span text:style-name="T338">1@</text:span><text:span text:style-name="T335">, </text:span><text:span text:style-name="T336">SlavicUbermenschRPGfan17@SlavicUbermenschRPGfan17@SlavicUberm</text:span><text:span text:style-name="T337">17@</text:span><text:span text:style-name="T73">)</text:span><text:span text:style-name="T335"> </text:span></text:p>
      <text:p text:style-name="P322"><text:span text:style-name="T78">D</text:span><text:span text:style-name="T77">ane testowe do testu #</text:span><text:span text:style-name="T79">TC</text:span><text:span text:style-name="T80">8, </text:span><text:span text:style-name="T81">TC1, #TC3, </text:span><text:span text:style-name="T82">#TC4, </text:span><text:span text:style-name="T83">#TC12</text:span><text:span text:style-name="T79">*:</text:span></text:p>
      <text:p text:style-name="P199"><text:span text:style-name="T74">(3, 7, </text:span><text:span text:style-name="T75">10, </text:span><text:span text:style-name="T74">16, 24, 38, 45, 52, 64)</text:span><text:span text:style-name="T75">+spełnione warunki z kolumny 1 w tablicy decyzyjnej</text:span><text:span text:style-name="T74">:</text:span><text:span text:style-name="T72">=&gt;</text:span><text:span text:style-name="T76">(10)=&gt;</text:span></text:p>
      <text:p text:style-name="P309"><text:span text:style-name="T151">(</text:span><text:span text:style-name="T366">Arkana56$</text:span><text:span text:style-name="T152">)</text:span></text:p>
      <text:p text:style-name="P308"><text:span text:style-name="T160">* </text:span><text:span text:style-name="T161">Zostały spełnione dodatkowo warunki z tablicy decyzyjnej (tablica dostępna w innym pliku)</text:span></text:p>
      <text:p text:style-name="P10"/>
      <text:p text:style-name="P18"><text:span text:style-name="T351">3</text:span><text:span text:style-name="T185">. </text:span><text:span text:style-name="T368">P</text:span><text:span text:style-name="T186">ol</text:span><text:span text:style-name="T368">e</text:span><text:span text:style-name="T186"> Opis profilu:</text:span></text:p>
      <text:p text:style-name="P7"><text:span text:style-name="T162">Poprawne klasy r</text:span><text:span text:style-name="T175">ównoważności:</text:span><text:span text:style-name="T167"> </text:span></text:p>
      <text:p text:style-name="P8"><text:span text:style-name="T167">(</text:span><text:span text:style-name="T178">0</text:span><text:span text:style-name="T167">&lt;</text:span><text:span text:style-name="T178">=Liczba znaków&lt;=1000</text:span><text:span text:style-name="T167">)</text:span><text:span text:style-name="T178">=&gt;(</text:span><text:span text:style-name="T167">0, 6, 15, 35, 42, 1000</text:span><text:span text:style-name="T178">)</text:span><text:span text:style-name="T167">: </text:span><text:span text:style-name="T174">Brak komunikatu o błędzie</text:span></text:p>
      <text:p text:style-name="P196"><text:span text:style-name="T92">Niepoprawne klasy równoważności:</text:span> </text:p>
      <text:p text:style-name="P201">(<text:span text:style-name="T392">Liczba znaków &gt; 1000</text:span>)<text:span text:style-name="T392">=&gt;(1001, 1050, 1200)</text:span>: <text:span text:style-name="T189">Komunikat o błędzie (opis profilu jest zbyt długi)</text:span></text:p>
      <text:p text:style-name="P74"><text:span text:style-name="T93">A</text:span><text:span text:style-name="T92">naliz</text:span><text:span text:style-name="T93">a</text:span><text:span text:style-name="T92"> wartości brzegowych:</text:span> </text:p>
      <text:p text:style-name="P76">(<text:span text:style-name="T392">1000</text:span>&lt;<text:span text:style-name="T392">=Liczba znaków&lt;=1001</text:span>)<text:span text:style-name="T368">=&gt;</text:span><text:span text:style-name="T392">(</text:span>1000, <text:span text:style-name="T349">1001</text:span><text:span text:style-name="T392">)</text:span></text:p>
      <text:p text:style-name="P36"/>
      <text:p text:style-name="P318">Dane testowe do testu <text:span text:style-name="T387">TC#</text:span><text:span text:style-name="T417">4</text:span>:</text:p>
      <text:p text:style-name="P78"><text:span text:style-name="T392">(</text:span>1000, <text:span text:style-name="T349">1001</text:span><text:span text:style-name="T392">)</text:span><text:span text:style-name="T415">=&gt;(</text:span><text:span text:style-name="T349">1001</text:span><text:span text:style-name="T415">)=&gt;</text:span></text:p>
      <text:p text:style-name="P273">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273">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317">Dane testowe do testu <text:span text:style-name="T387">TC#</text:span><text:span text:style-name="T415">8</text:span>:</text:p>
      <text:p text:style-name="P79"><text:span text:style-name="T392">(</text:span><text:span text:style-name="T349">1000</text:span>, 1001<text:span text:style-name="T392">)</text:span><text:span text:style-name="T415">=&gt;(</text:span><text:span text:style-name="T349">100</text:span><text:span text:style-name="T350">0</text:span><text:span text:style-name="T415">)=&gt;</text:span></text:p>
      <text:p text:style-name="P273">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3">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417">t</text:span></text:p>
      <text:p text:style-name="P273"/>
      <text:p text:style-name="P206"><text:span text:style-name="T69">5</text:span><text:span text:style-name="T67">. </text:span><text:span text:style-name="T65">P</text:span><text:span text:style-name="T66">ol</text:span><text:span text:style-name="T65">e</text:span><text:span text:style-name="T67"> </text:span><text:span text:style-name="T68">Discord:</text:span></text:p>
      <text:p text:style-name="P215">Poprawne klasy równoważności:</text:p>
      <text:p text:style-name="P214"><text:span text:style-name="T421">(Liczba znaków == 0): Brak komunikatu o błędzie, aktywny przycisk </text:span><text:span text:style-name="T204">Zarejestruj</text:span></text:p>
      <text:p text:style-name="P213">(<text:span text:style-name="T370">Liczba cyfr po znaku # == 4</text:span>): <text:span text:style-name="T189">Brak komunikatu o błędzie</text:span></text:p>
      <text:p text:style-name="P11"><text:span text:style-name="T92">Niepoprawne klasy równoważności:</text:span> </text:p>
      <text:p text:style-name="P11">(<text:span text:style-name="T346">Liczba cyfr po znaku # &lt; 4 || Liczba cyfr po znaku # &gt; 4</text:span>): <text:span text:style-name="T316">Komunikat o błędzie (niepoprawna wartość)</text:span></text:p>
      <text:p text:style-name="P11"/>
      <text:p text:style-name="P316">Dane testowe do testu <text:span text:style-name="T435">#</text:span><text:span text:style-name="T387">TC3</text:span>:</text:p>
      <text:p text:style-name="P12">(<text:span text:style-name="T346">Liczba cyfr po znaku # &lt; 4 || Liczba cyfr po znaku # &gt; 4</text:span>)<text:span text:style-name="T386">=&gt;</text:span></text:p>
      <text:p text:style-name="P17"><text:span text:style-name="T347">(</text:span><text:span text:style-name="T345">Ork#12345</text:span>, <text:span text:style-name="T346">Ork</text:span><text:span text:style-name="T345">#475</text:span><text:span text:style-name="T347">)</text:span></text:p>
      <text:p text:style-name="P325"/>
      <text:p text:style-name="P319">Dane testowe do testu <text:span text:style-name="T435">#</text:span>TC8:</text:p>
      <text:p text:style-name="P16"><text:span text:style-name="T369">(</text:span><text:span text:style-name="T370">Liczba cyfr po znaku # == 4</text:span><text:span text:style-name="T369">)</text:span><text:span text:style-name="T370">=&gt; </text:span><text:span text:style-name="T372">(</text:span><text:span text:style-name="T371">Ork#1234</text:span><text:span text:style-name="T372">)</text:span></text:p>
      <text:p text:style-name="P37"/>
      <text:p text:style-name="P20"><text:soft-page-break/><text:span text:style-name="T317">6</text:span><text:span text:style-name="T316">. </text:span><text:span text:style-name="T322">Pole </text:span><text:span text:style-name="T318">Powtórz hasło</text:span><text:span text:style-name="T315">:</text:span></text:p>
      <text:p text:style-name="P183">Niepoprawne klasy równoważności:</text:p>
      <text:p text:style-name="P138">(Liczba znaków == 0): Nieaktywny przycisk <text:span text:style-name="T187">Zarejestruj</text:span></text:p>
      <text:p text:style-name="P14"><text:span text:style-name="T314">(</text:span><text:span text:style-name="T323">Pole </text:span><text:span text:style-name="T358">Hasło != Pole Powórz hasło</text:span><text:span text:style-name="T314">): </text:span><text:span text:style-name="T315">Komunikat o niepasujących do siebie wartościach w polach Hasło i Powtórz hasło</text:span></text:p>
      <text:p text:style-name="P188">Poprawne klasy równoważności:</text:p>
      <text:p text:style-name="P15"><text:span text:style-name="T314">(</text:span><text:span text:style-name="T323">Pole </text:span><text:span text:style-name="T358">Hasło == Pole Powórz hasło</text:span><text:span text:style-name="T314">): </text:span><text:span text:style-name="T319">Identyczne hasła, brak komunikatu o błędzie</text:span></text:p>
      <text:p text:style-name="P77"><text:span text:style-name="T408">Dane testowe </text:span><text:span text:style-name="T409">do testu #TC</text:span><text:span text:style-name="T410">6</text:span><text:span text:style-name="T408">:</text:span><text:span text:style-name="T365"> </text:span></text:p>
      <text:p text:style-name="P77"><text:span text:style-name="T351">(</text:span><text:span text:style-name="T380">Pole Hasło != Pole Powórz hasło</text:span><text:span text:style-name="T351">)</text:span><text:span text:style-name="T380">=&gt;</text:span><text:span text:style-name="T351">(</text:span><text:span text:style-name="T411">Arkana</text:span><text:span text:style-name="T412">56$</text:span><text:span text:style-name="T351">, </text:span><text:span text:style-name="T411">Arkana</text:span><text:span text:style-name="T412">565$</text:span><text:span text:style-name="T351">)</text:span></text:p>
      <text:p text:style-name="P15"><text:span text:style-name="T401">Dane testowe </text:span><text:span text:style-name="T402">do testu #TC</text:span><text:span text:style-name="T403">8, </text:span><text:span text:style-name="T404">#TC1, #TC3, </text:span><text:span text:style-name="T405">#TC4, </text:span><text:span text:style-name="T406">#TC7, </text:span><text:span text:style-name="T407">#TC12</text:span><text:span text:style-name="T401">:</text:span></text:p>
      <text:p text:style-name="P77"><text:span text:style-name="T351">(</text:span><text:span text:style-name="T380">Pole Hasło == Pole Powórz hasło</text:span><text:span text:style-name="T351">)</text:span><text:span text:style-name="T380">=&gt;</text:span><text:span text:style-name="T351">(</text:span><text:span text:style-name="T413">Arkana</text:span><text:span text:style-name="T414">56$</text:span><text:span text:style-name="T351">, </text:span><text:span text:style-name="T413">Arkana</text:span><text:span text:style-name="T414">56$</text:span><text:span text:style-name="T351">)</text:span></text:p>
      <text:p text:style-name="P75"/>
      <text:p text:style-name="P193"><text:span text:style-name="T364">7</text:span>. <text:span text:style-name="T388">Pole</text:span> <text:span text:style-name="T436">Adres </text:span><text:span text:style-name="T388">E</text:span>-mail:</text:p>
      <text:p text:style-name="P184">Niepoprawne klasy równoważności:</text:p>
      <text:p text:style-name="P133">(E-mail nie zawiera <text:span text:style-name="T389">znaku </text:span>"@" || <text:span text:style-name="T388">Znak "@" znajduje się w niewłaściwym miejscu podanego adresu e-mail || Po symbolu "@" nie występują żadne inne znaki || Ilość znaków po symbolu "." &lt; </text:span><text:span text:style-name="T389">2</text:span><text:span text:style-name="T388">): </text:span><text:span text:style-name="T421">Wyświetlany jest komunikat </text:span><text:span text:style-name="T422">Podaj poprawny adres e-mail</text:span><text:span text:style-name="T421"> poniżej pola </text:span><text:span text:style-name="T204">Adres e-mail</text:span></text:p>
      <text:p text:style-name="P138"><text:span text:style-name="T421">(</text:span>Liczba znaków == 0): Nieaktywny przycisk <text:span text:style-name="T187">Zarejestruj</text:span></text:p>
      <text:p text:style-name="P185"><text:span text:style-name="T389">P</text:span>oprawne klasy równoważności:</text:p>
      <text:p text:style-name="P135">(E-mail zawiera <text:span text:style-name="T389">znak </text:span>"@" || <text:span text:style-name="T388">Znak "@" znajduje się w właściwym miejscu podanego adresu e-mail || Po symbolu "@" występują inne znaki || Ilość znaków po symbolu "." &gt;</text:span><text:span text:style-name="T389">=</text:span><text:span text:style-name="T388"> </text:span><text:span text:style-name="T389">2</text:span><text:span text:style-name="T388">)</text:span></text:p>
      <text:p text:style-name="P135"/>
      <text:p text:style-name="P315">Dane testowe do testu #TC7:</text:p>
      <text:p text:style-name="P134"><text:span text:style-name="T105">(E-mail nie zawiera </text:span><text:span text:style-name="T389">znaku </text:span><text:span text:style-name="T105">"@" || </text:span><text:span text:style-name="T388">Znak "@" znajduje się w niewłaściwym miejscu podanego adresu e-mail || Po symbolu "@" nie występują żadne inne znaki || Ilość znaków po symbolu "." &lt; 3)=&gt;</text:span></text:p>
      <text:p text:style-name="P186">(<text:span text:style-name="T359">testowygmail.com</text:span>, <text:span text:style-name="T359">@testowygmail.com</text:span>, <text:span text:style-name="T359">testowy@.com</text:span>, <text:a xlink:type="simple" xlink:href="mailto:testowy@gmail" text:style-name="Internet_20_link" text:visited-style-name="Visited_20_Internet_20_Link"><text:span text:style-name="T359">testowy@gmail</text:span></text:a>, <text:a xlink:type="simple" xlink:href="mailto:testowy@gmail.c" text:style-name="Internet_20_link" text:visited-style-name="Visited_20_Internet_20_Link"><text:span text:style-name="T359">testowy@gmail.c</text:span></text:a>)</text:p>
      <text:p text:style-name="P186"/>
      <text:p text:style-name="P314">Dane testowe do testu #TC<text:span text:style-name="T389">8, </text:span><text:span text:style-name="T416">#TC1, #TC2, </text:span><text:span text:style-name="T417">#TC3, </text:span><text:span text:style-name="T418">#TC4, </text:span><text:span text:style-name="T419">#TC5, </text:span><text:span text:style-name="T420">#TC6, </text:span><text:span text:style-name="T436">#TC12, </text:span><text:span text:style-name="T440">#TC10</text:span>:</text:p>
      <text:p text:style-name="P135">(E-mail zawiera <text:span text:style-name="T389">znak </text:span>"@" || <text:span text:style-name="T388">Znak "@" znajduje się w właściwym miejscu podanego adresu e-mail || Po symbolu "@" występują inne znaki || Ilość znaków po symbolu "." &gt;</text:span><text:span text:style-name="T389">=</text:span><text:span text:style-name="T388"> </text:span><text:span text:style-name="T389">2</text:span><text:span text:style-name="T388">)</text:span><text:span text:style-name="T389">=&gt;</text:span></text:p>
      <text:p text:style-name="P329"><text:span text:style-name="T148">(</text:span><text:span text:style-name="T159">kowalskimariusz715@gmail.com, </text:span><text:a xlink:type="simple" xlink:href="mailto:ryuuken989@gmail.com" text:style-name="Internet_20_link" text:visited-style-name="Visited_20_Internet_20_Link"><text:span text:style-name="T153">ryuuken98</text:span></text:a><text:a xlink:type="simple" xlink:href="mailto:ryuuken989@gmail.com" text:style-name="Internet_20_link" text:visited-style-name="Visited_20_Internet_20_Link"><text:span text:style-name="T154">9</text:span></text:a><text:a xlink:type="simple" xlink:href="mailto:ryuuken989@gmail.com" text:style-name="Internet_20_link" text:visited-style-name="Visited_20_Internet_20_Link">@gmail.com</text:a><text:span text:style-name="T153">, </text:span><text:span text:style-name="T430">2 tymczasowe </text:span><text:soft-page-break/><text:span text:style-name="T430">adresy e-mail</text:span><text:span text:style-name="T148">)</text:span></text:p>
      <text:p text:style-name="P189"/>
      <text:p text:style-name="P194">8. Pole Link do facebooka:</text:p>
      <text:p text:style-name="P187">Poprawne klasy równoważności:</text:p>
      <text:p text:style-name="P139">(Liczba znaków == 0): <text:span text:style-name="T377">Brak komunikatu o błędzie, aktywny przycisk </text:span><text:span text:style-name="T378">Zarejestruj</text:span></text:p>
      <text:p text:style-name="P140"><text:span text:style-name="T377">(</text:span><text:span text:style-name="T374">Link zawiera: słowo https, słowo facebook, ciąg znaków, np. profile.php?id=100079329954723)=&gt;(</text:span><text:a xlink:type="simple" xlink:href="https://www.facebook.com/profile.php?id=100079329954723" text:style-name="Internet_20_link" text:visited-style-name="Visited_20_Internet_20_Link"><text:span text:style-name="T205">https://www.facebook.com/profile.php?</text:span></text:a><text:a xlink:type="simple" xlink:href="https://www.facebook.com/profile.php?id=100079329954723" text:style-name="Internet_20_link" text:visited-style-name="Visited_20_Internet_20_Link"><text:span text:style-name="T205">id=100079329954723</text:span></text:a><text:span text:style-name="T374">): </text:span><text:span text:style-name="T377">Brak komunikatu o błędzie, aktywny przycisk </text:span><text:span text:style-name="T378">Zarejestruj</text:span></text:p>
      <text:p text:style-name="P187">Niepoprawne klasy równoważności:</text:p>
      <text:p text:style-name="P139">(dowolny ciąg znaków, link lub kod)=&gt;(<text:span text:style-name="T428">AAAAAAqwewe12323</text:span>, <text:span text:style-name="T428">&lt;s&gt;Profil&lt;/s&gt;</text:span>, </text:p>
      <text:p text:style-name="P80"><text:a xlink:type="simple" xlink:href="https://allegro.pl/dzial/moda" text:style-name="Internet_20_link" text:visited-style-name="Visited_20_Internet_20_Link"><text:span text:style-name="T428">https://allegro.pl/dzial/moda</text:span></text:a><text:span text:style-name="T423">): Komunikat o niepoprawnym formacie linku (?)</text:span></text:p>
      <text:p text:style-name="P80"/>
      <text:p text:style-name="P320">Dane testowe do testu <text:span text:style-name="T435">#</text:span>TC<text:span text:style-name="T435">11</text:span>:</text:p>
      <text:p text:style-name="P141">(dowolny ciąg znaków, link lub kod)=&gt;(<text:span text:style-name="T428">AAAAAAqwewe12323</text:span>, <text:span text:style-name="T428">&lt;s&gt;Profil&lt;/s&gt;</text:span>, </text:p>
      <text:p text:style-name="P81"><text:a xlink:type="simple" xlink:href="https://allegro.pl/dzial/moda" text:style-name="Internet_20_link" text:visited-style-name="Visited_20_Internet_20_Link"><text:span text:style-name="T428">https://allegro.pl/dzial/moda</text:span></text:a><text:span text:style-name="T423">)</text:span></text:p>
      <text:p text:style-name="P295"/>
      <text:p text:style-name="P295"/>
      <text:p text:style-name="P340"><text:span text:style-name="T443">2. </text:span><text:span text:style-name="T303">Podczas użycia poszczególnych technik przeanalizuj czy mają one jakieś ograniczenia, a następnie wypisz je dla każdej z nich</text:span></text:p>
      <text:p text:style-name="P340"/>
      <text:p text:style-name="P190">Podział na klasy równoważności:</text:p>
      <text:p text:style-name="P305">* <text:span text:style-name="T444">Każda klasa zawiera zbiór wartości, które powodują ten sam efekt, nie ma możliwości łączenia w jedną klasę równoważności dwóch zestawów danych, które powodują odmienny efekt</text:span></text:p>
      <text:p text:style-name="P190">Analiza wartości brzegowych:</text:p>
      <text:p text:style-name="P305">* <text:span text:style-name="T444">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190">Tablica decyzyjna:</text:p>
      <text:p text:style-name="P305">* <text:span text:style-name="T444">Technika podobnie jak w przypadku podziału na klasy równoważności sprawdza się w przypadku danych dających ten sam efekt (np. Dla określonego obszaru funkcjonalności)</text:span></text:p>
      <text:p text:style-name="P295"/>
      <text:p text:style-name="P295"/>
      <text:p text:style-name="P295"/>
      <text:p text:style-name="P306"><text:soft-page-break/><text:span text:style-name="T226">Funkcjonalność:</text:span> <text:span text:style-name="T135">Założenie nowego konta użytkownika</text:span></text:p>
      <text:p text:style-name="P295"/>
      <text:p text:style-name="P285"><text:span text:style-name="T43">#TC1:</text:span><text:span text:style-name="T1"> Użytkownik wysyła formularz z nieprawidłowymi danymi w polu </text:span>Nazwa użytkownika </text:p>
      <text:p text:style-name="P21"/>
      <text:p text:style-name="P155">Opis:<text:span text:style-name="T105"> Użytkownik próbuje zatwierdzić wysłanie formularza przy niewłaściwych danych podanych w polu </text:span><text:span text:style-name="T217">Nazwa użytkownika</text:span></text:p>
      <text:p text:style-name="P155">Dane testowe:</text:p>
      <text:p text:style-name="P55">Nazwa użytkownika: <text:span text:style-name="T228">Ad</text:span><text:span text:style-name="T187">, </text:span><text:span text:style-name="T229">SlavicUbermenschRPGfan17@</text:span></text:p>
      <text:p text:style-name="P328"><text:span text:style-name="T139">Adres e-mail: </text:span><text:span text:style-name="T159">kowalskimariusz715@gmail.com</text:span></text:p>
      <text:p text:style-name="P61">Hasło: <text:span text:style-name="T367">Arkana56$</text:span></text:p>
      <text:p text:style-name="P61">Powtórz hasło: <text:span text:style-name="T367">Arkana56$</text:span></text:p>
      <text:p text:style-name="P155">Warunki wstępne:</text:p>
      <text:p text:style-name="P41">Użytkownik znajduje sie na stronie <text:a xlink:type="simple" xlink:href="https://localhost:3000/register" text:style-name="Internet_20_link" text:visited-style-name="Visited_20_Internet_20_Link">https://localhost:3000/register</text:a></text:p>
      <text:p text:style-name="P155">Kroki:</text:p>
      <text:p text:style-name="P41"/>
      <text:p text:style-name="P83">1. <text:span text:style-name="T252">Uzupełnij pola </text:span><text:span text:style-name="T192">Adres-email</text:span><text:span text:style-name="T339">, </text:span><text:span text:style-name="T192">Hasło</text:span><text:span text:style-name="T339"> i </text:span><text:span text:style-name="T192">Powtórz hasło</text:span><text:span text:style-name="T252"> danymi testowymi</text:span></text:p>
      <text:p text:style-name="P97">2. Uzupełnij pole <text:span text:style-name="T187">Nazwa użytkownika</text:span> pierwszą wartością <text:span text:style-name="T329">podaną w danych testowych (</text:span><text:span text:style-name="T230">Ad</text:span><text:span text:style-name="T329">)</text:span></text:p>
      <text:p text:style-name="P106">3. Zaznacz opcję <text:span text:style-name="T187">Akceptuję Regulamin</text:span></text:p>
      <text:p text:style-name="P123">4. Kliknij przycisk<text:span text:style-name="T187"> Zarejestruj</text:span></text:p>
      <text:p text:style-name="P105"><text:span text:style-name="T357">5</text:span>. Powtórz test <text:s/><text:span text:style-name="T356">tyle razy, ile wynosi</text:span> <text:span text:style-name="T352">liczba wartości podanych </text:span><text:span text:style-name="T356">w danych testowych</text:span><text:span text:style-name="T352"> dla pola </text:span><text:span text:style-name="T195">Nazwa użytkownika</text:span><text:span text:style-name="T352">. </text:span><text:span text:style-name="T356">Za każdym razem </text:span>zmie<text:span text:style-name="T356">ń</text:span> wartość z punktu <text:span text:style-name="T387">2</text:span> na <text:span text:style-name="T343">kolejną</text:span><text:span text:style-name="T339"> podaną w danych testowych </text:span><text:span text:style-name="T343">dla pola </text:span><text:span text:style-name="T193">Nazwa użytkownika</text:span></text:p>
      <text:p text:style-name="P216"/>
      <text:p text:style-name="P170"><text:span text:style-name="T225">O</text:span>czekiwany rezultat:</text:p>
      <text:p text:style-name="P334"><text:span text:style-name="T136">Wyświetlany jest komunikat </text:span><text:span text:style-name="T253">Nazwa użytkownika jest zbyt krótka</text:span> <text:span text:style-name="T312">(w przypadku wartości </text:span><text:span text:style-name="T231">Ad</text:span><text:span text:style-name="T179">) </text:span><text:span text:style-name="T180">lub <text:s/></text:span><text:span text:style-name="T255">Nazwa użytkownika </text:span><text:span text:style-name="T258">jest zbyt długa</text:span><text:span text:style-name="T265"> </text:span><text:span text:style-name="T255"><text:s/></text:span><text:span text:style-name="T264">(w przypadku wartości </text:span><text:span text:style-name="T284">SlavicUbermenschRPGfan17@</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1"/>
      <text:p text:style-name="P251">Warunki wyjściowe:</text:p>
      <text:p text:style-name="P209"><text:span text:style-name="T275">Użytkownik pozostaje na stronie rejestracji i widzi komunikat o błędzie poniżej pola </text:span><text:span text:style-name="T279">Nazwa użytkownika</text:span></text:p>
      <text:p text:style-name="P85"/>
      <text:p text:style-name="P85"/>
      <text:p text:style-name="P85"/>
      <text:p text:style-name="P300"/>
      <text:p text:style-name="P300"><text:soft-page-break/></text:p>
      <text:p text:style-name="P300"/>
      <text:p text:style-name="P300"/>
      <text:p text:style-name="P284"><text:span text:style-name="T43">#TC</text:span><text:span text:style-name="T44">2</text:span><text:span text:style-name="T43">: </text:span><text:span text:style-name="T1">Użytkownik wysyła formularz z nieprawidłow</text:span><text:span text:style-name="T3">ą</text:span><text:span text:style-name="T1"> d</text:span><text:span text:style-name="T3">ługością hasła</text:span></text:p>
      <text:p text:style-name="P22"/>
      <text:p text:style-name="P160">Opis:<text:span text:style-name="T105"> Użytkownik próbuje zatwierdzić wysłanie formularza przy </text:span><text:span text:style-name="T107">podaniu hasła </text:span></text:p>
      <text:p text:style-name="P160"><text:span text:style-name="T107">o niewłaściwej długości</text:span><text:span text:style-name="T105"> w polu </text:span><text:span text:style-name="T218">Hasło</text:span></text:p>
      <text:p text:style-name="P156">Dane testowe:</text:p>
      <text:p text:style-name="P68">Nazwa użytkownika: <text:span text:style-name="T191"><text:s/></text:span><text:span text:style-name="T395">RPGFan17, <text:s/></text:span><text:span text:style-name="T396">Ryu</text:span></text:p>
      <text:p text:style-name="P326"><text:span text:style-name="T139">Adres e-mail: </text:span><text:span text:style-name="T159">kowalskimariusz715@gmail.com, </text:span><text:span text:style-name="T153">ryuuken98</text:span><text:span text:style-name="T154">9</text:span><text:span text:style-name="T153">@gmail.com</text:span></text:p>
      <text:p text:style-name="P69">Hasło: <text:span text:style-name="T330">Ag</text:span><text:span text:style-name="T191">,</text:span></text:p>
      <text:p text:style-name="P277"><text:span text:style-name="T188">SlavicUbermenschRPGfan17@SlavicUbermenschRPGfan17@SlavicUberm</text:span><text:span text:style-name="T198">17@S</text:span></text:p>
      <text:p text:style-name="P56">Powtórz hasło: <text:span text:style-name="T203">wartości w polu Hasło</text:span></text:p>
      <text:p text:style-name="P156">Warunki wstępne:</text:p>
      <text:p text:style-name="P42">Użytkownik znajduje sie na stronie <text:a xlink:type="simple" xlink:href="https://localhost:3000/register" text:style-name="Internet_20_link" text:visited-style-name="Visited_20_Internet_20_Link">https://localhost:3000/register</text:a></text:p>
      <text:p text:style-name="P156">Kroki:</text:p>
      <text:p text:style-name="P42"/>
      <text:p text:style-name="P330"><text:span text:style-name="T140">1</text:span><text:span text:style-name="T141">. Uzupełnij pola </text:span><text:span text:style-name="T155">Nazwa użytkownika</text:span><text:span text:style-name="T140"> i </text:span><text:span text:style-name="T155">Adres e-mail</text:span><text:span text:style-name="T141"> <text:s/>pierwszą wartością </text:span><text:span text:style-name="T142">podaną w danych testowych </text:span><text:span text:style-name="T143">(</text:span><text:span text:style-name="T397">RPGFan17 </text:span><text:span text:style-name="T143">dla pola </text:span><text:span text:style-name="T156">Nazwa użytkownika</text:span><text:span text:style-name="T143"> i</text:span><text:span text:style-name="T398"> <text:s/></text:span><text:span text:style-name="T159">kowalskimariusz715@gmail.com </text:span><text:span text:style-name="T143">dla pola</text:span><text:span text:style-name="T156"> Adres e-mail</text:span><text:span text:style-name="T143">)</text:span></text:p>
      <text:p text:style-name="P82"><text:span text:style-name="T339">2</text:span>. <text:span text:style-name="T252">Uzupełnij pole </text:span><text:span text:style-name="T191">Hasło</text:span><text:span text:style-name="T252"> pierwszą wartością </text:span><text:span text:style-name="T329">podaną w danych testowych (Ag)</text:span></text:p>
      <text:p text:style-name="P89">3. Uzupełnij pole <text:span text:style-name="T187">Powtórz hasło</text:span> taką samą wartością jaką podałeś w punkcie <text:span text:style-name="T437">2</text:span></text:p>
      <text:p text:style-name="P102"><text:span text:style-name="T339">4</text:span>. Zaznacz opcję <text:span text:style-name="T187">Akceptuję Regulamin</text:span></text:p>
      <text:p text:style-name="P123">5. Kliknij przycisk<text:span text:style-name="T187"> Zarejestruj</text:span></text:p>
      <text:p text:style-name="P111"><text:span text:style-name="T357">6</text:span>. Powtórz test <text:span text:style-name="T352">tyle razy, ile wynosi liczba wartości podanych </text:span><text:span text:style-name="T356">w danych testowych</text:span><text:span text:style-name="T352"> dla pola Hasło.</text:span> <text:span text:style-name="T356">Za każdym razem </text:span>zmie<text:span text:style-name="T356">ń</text:span> wartość z punktu <text:span text:style-name="T426">1 i</text:span> <text:span text:style-name="T386">2</text:span> <text:span text:style-name="T339">na </text:span><text:span text:style-name="T343">kolejną</text:span><text:span text:style-name="T339"> podaną w danych testowych </text:span><text:span text:style-name="T343">dla p</text:span><text:span text:style-name="T426">ól</text:span><text:span text:style-name="T343"> </text:span><text:span text:style-name="T192">Nazwa użytkownika, Adres e-mail </text:span><text:span text:style-name="T208">i</text:span><text:span text:style-name="T192"> </text:span><text:span text:style-name="T193">Hasło.</text:span></text:p>
      <text:p text:style-name="P217"/>
      <text:p text:style-name="P171"><text:span text:style-name="T225">O</text:span>czekiwany rezultat:</text:p>
      <text:p text:style-name="P278"><text:span text:style-name="T136">Wyświetlany jest komunikat </text:span><text:span text:style-name="T340">Hasło</text:span><text:span text:style-name="T253"> jest zbyt krótk</text:span><text:span text:style-name="T254">ie</text:span> <text:span text:style-name="T312">(w przypadku wartości </text:span><text:span text:style-name="T334">Ag</text:span><text:span text:style-name="T179">) </text:span><text:span text:style-name="T180">lub <text:s/></text:span><text:span text:style-name="T340">Hasło</text:span><text:span text:style-name="T255"> jest zbyt </text:span><text:span text:style-name="T257">dług</text:span><text:span text:style-name="T256">ie</text:span><text:span text:style-name="T255"> </text:span><text:span text:style-name="T264">(w przypadku wartości </text:span><text:span text:style-name="T296">Slavic UbermenschRPGfan17@Slavic UbermenschRPGfan17@Slavic Uberm</text:span><text:span text:style-name="T297">t</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1"/>
      <text:p text:style-name="P251">Warunki wyjściowe:</text:p>
      <text:p text:style-name="P116"><text:span text:style-name="T289">Użytkownik pozostaje na stronie rejestracji i widzi komunikat o błędzie poniżej pola </text:span><text:span text:style-name="T290">Hasło</text:span></text:p>
      <text:p text:style-name="P265"><text:soft-page-break/></text:p>
      <text:p text:style-name="P265"/>
      <text:p text:style-name="P296"/>
      <text:p text:style-name="P283"><text:span text:style-name="T43">#TC</text:span><text:span text:style-name="T45">3</text:span><text:span text:style-name="T43">: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57">Opis:<text:span text:style-name="T105"> Użytkownik próbuje zatwierdzić wysłanie formularza przy </text:span><text:span text:style-name="T107">podaniu </text:span><text:span text:style-name="T108">nie</text:span><text:span text:style-name="T107">właściwej </text:span><text:span text:style-name="T108">wart</text:span><text:span text:style-name="T107">ości</text:span><text:span text:style-name="T105"> w polu </text:span><text:span text:style-name="T219">Discord</text:span></text:p>
      <text:p text:style-name="P157">Dane testowe:</text:p>
      <text:p text:style-name="P62">Nazwa użytkownika: <text:span text:style-name="T395">RPGFan17</text:span></text:p>
      <text:p text:style-name="P327"><text:span text:style-name="T139">Adres e-mail: </text:span><text:span text:style-name="T159">kowalskimariusz715@gmail.com</text:span></text:p>
      <text:p text:style-name="P61">Hasło: <text:span text:style-name="T367">Arkana56$</text:span></text:p>
      <text:p text:style-name="P61">Powtórz hasło: <text:span text:style-name="T413">Arkana</text:span><text:span text:style-name="T414">56$</text:span></text:p>
      <text:p text:style-name="P122"><text:span text:style-name="T191">D</text:span><text:span text:style-name="T187">iscord: </text:span><text:span text:style-name="T290"><text:s/></text:span><text:span text:style-name="T299"><text:s/></text:span><text:span text:style-name="T298">Ork#12345, </text:span><text:span text:style-name="T300">Ork#</text:span><text:span text:style-name="T301">475</text:span></text:p>
      <text:p text:style-name="P157">Warunki wstępne:</text:p>
      <text:p text:style-name="P43">Użytkownik znajduje sie na stronie <text:a xlink:type="simple" xlink:href="https://localhost:3000/register" text:style-name="Internet_20_link" text:visited-style-name="Visited_20_Internet_20_Link">https://localhost:3000/register</text:a></text:p>
      <text:p text:style-name="P157">Kroki:</text:p>
      <text:p text:style-name="P43"/>
      <text:p text:style-name="P92"><text:span text:style-name="T339">1</text:span>. Uzupełnij pola <text:span text:style-name="T192">Nazwa użytkownika, Adres e-mail, </text:span><text:span text:style-name="T191">Hasło, </text:span><text:span text:style-name="T192">Powtórz hasło</text:span><text:span text:style-name="T344"> </text:span>danymi testowymi</text:p>
      <text:p text:style-name="P97">2. Uzupełnij pole <text:span text:style-name="T201">Discord</text:span> pierwszą wartością <text:span text:style-name="T329">podaną w danych testowych (</text:span><text:span text:style-name="T298">Ork#12345</text:span><text:span text:style-name="T329">)</text:span></text:p>
      <text:p text:style-name="P101"><text:span text:style-name="T387">3</text:span>. Zaznacz opcję <text:span text:style-name="T187">Akceptuję Regulamin</text:span></text:p>
      <text:p text:style-name="P123"><text:span text:style-name="T387">4</text:span>. Kliknij przycisk<text:span text:style-name="T187"> Zarejestruj</text:span></text:p>
      <text:p text:style-name="P110"><text:span text:style-name="T201">5</text:span><text:span text:style-name="T187">. Powtórz test </text:span><text:span text:style-name="T199">tyle razy, ile wynosi liczba wartości podanych </text:span><text:span text:style-name="T195">w danych testowych</text:span><text:span text:style-name="T199"> dla pola </text:span><text:span text:style-name="T200">Discord</text:span><text:span text:style-name="T199">.</text:span><text:span text:style-name="T187"> </text:span><text:span text:style-name="T195">Za każdym razem </text:span><text:span text:style-name="T187">zmie</text:span><text:span text:style-name="T195">ń</text:span><text:span text:style-name="T187"> wartość z punktu </text:span><text:span text:style-name="T201">2</text:span><text:span text:style-name="T187"> </text:span><text:span text:style-name="T192">na </text:span><text:span text:style-name="T193">kolejną</text:span><text:span text:style-name="T192"> podaną w danych testowych </text:span><text:span text:style-name="T193">dla pola Hasło</text:span></text:p>
      <text:p text:style-name="P218"/>
      <text:p text:style-name="P172"><text:span text:style-name="T225">O</text:span>czekiwany rezultat:</text:p>
      <text:p text:style-name="P278"><text:span text:style-name="T136">Wyświetlany jest komunikat </text:span><text:span text:style-name="T137">informujący o niepoprawnej wartości wprowadzonej w polu </text:span><text:span text:style-name="T149">Discord</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2"/>
      <text:p text:style-name="P252">Warunki wyjściowe:</text:p>
      <text:p text:style-name="P119"><text:span text:style-name="T290">Użytkownik pozostaje na stronie rejestracji i widzi komunikat o błędzie poniżej pola </text:span><text:span text:style-name="T291">Discord</text:span></text:p>
      <text:p text:style-name="P297"/>
      <text:p text:style-name="P297"/>
      <text:p text:style-name="P297"/>
      <text:p text:style-name="P297"><text:soft-page-break/></text:p>
      <text:p text:style-name="P297"/>
      <text:p text:style-name="P287"><text:span text:style-name="T43">#TC</text:span><text:span text:style-name="T45">4</text:span><text:span text:style-name="T43">: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43">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348">Opis profilu</text:span></text:p>
      <text:p text:style-name="P158">Dane testowe:</text:p>
      <text:p text:style-name="P63">Nazwa użytkownika: <text:span text:style-name="T395">RPGFan17</text:span></text:p>
      <text:p text:style-name="P63">Adres e-mail: <text:a xlink:type="simple" xlink:href="mailto:kowalskimariusz715@gmail.com" text:style-name="Internet_20_link" text:visited-style-name="Visited_20_Internet_20_Link"><text:span text:style-name="T224">kowalskimariusz715@gmail.com</text:span></text:a></text:p>
      <text:p text:style-name="P63">Hasło: <text:span text:style-name="T367">Arkana56$</text:span></text:p>
      <text:p text:style-name="P63">Powtórz hasło: <text:span text:style-name="T413">Arkana</text:span><text:span text:style-name="T414">56$</text:span></text:p>
      <text:p text:style-name="P121"><text:span text:style-name="T194">Opis profilu</text:span><text:span text:style-name="T187">: </text:span></text:p>
      <text:p text:style-name="P272">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2">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437">ttt</text:span></text:p>
      <text:p text:style-name="P158">Warunki wstępne:</text:p>
      <text:p text:style-name="P44">Użytkownik znajduje sie na stronie <text:a xlink:type="simple" xlink:href="https://localhost:3000/register" text:style-name="Internet_20_link" text:visited-style-name="Visited_20_Internet_20_Link">https://localhost:3000/register</text:a></text:p>
      <text:p text:style-name="P158">Kroki:</text:p>
      <text:p text:style-name="P44"/>
      <text:p text:style-name="P92"><text:span text:style-name="T339">1</text:span>. Uzupełnij pola <text:span text:style-name="T192">Nazwa użytkownika, Adres e-mail, </text:span><text:span text:style-name="T191">Hasło, </text:span><text:span text:style-name="T192">Powtórz hasło</text:span> <text:span text:style-name="T344">i </text:span><text:span text:style-name="T194">Opis profilu</text:span><text:span text:style-name="T344"> </text:span>danymi testowymi</text:p>
      <text:p text:style-name="P103"><text:span text:style-name="T344">2</text:span>. Zaznacz opcję <text:span text:style-name="T187">Akceptuję Regulamin</text:span></text:p>
      <text:p text:style-name="P123">3. Kliknij przycisk<text:span text:style-name="T187"> Zarejestruj</text:span></text:p>
      <text:p text:style-name="P219"/>
      <text:p text:style-name="P173"><text:span text:style-name="T225">O</text:span>czekiwany rezultat:</text:p>
      <text:p text:style-name="P279"><text:span text:style-name="T136">Wyświetlany jest komunikat </text:span><text:span text:style-name="T137">informujący o niepoprawnej </text:span><text:span text:style-name="T138">dług</text:span><text:span text:style-name="T137">ości </text:span><text:span text:style-name="T138">opisu</text:span><text:span text:style-name="T137"> w polu </text:span><text:span text:style-name="T150">Opis profilu</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3"/>
      <text:p text:style-name="P253"><text:soft-page-break/>Warunki wyjściowe:</text:p>
      <text:p text:style-name="P117"><text:span text:style-name="T290">Użytkownik pozostaje na stronie rejestracji i widzi komunikat o błędzie poniżej pola </text:span><text:span text:style-name="T292">Opis profilu</text:span></text:p>
      <text:p text:style-name="P267"/>
      <text:p text:style-name="P298"/>
      <text:p text:style-name="P298"/>
      <text:p text:style-name="P282"><text:span text:style-name="T43">#TC</text:span><text:span text:style-name="T45">5</text:span><text:span text:style-name="T43">: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59">Opis:<text:span text:style-name="T105"> Użytkownik próbuje zatwierdzić wysłanie formularza przy </text:span><text:span text:style-name="T107">podaniu hasła o niewłaściw</text:span><text:span text:style-name="T109">ym</text:span><text:span text:style-name="T107"> </text:span><text:span text:style-name="T109">formacie</text:span><text:span text:style-name="T105"> w polu </text:span><text:span text:style-name="T218">Hasło</text:span></text:p>
      <text:p text:style-name="P159">Dane testowe:</text:p>
      <text:p text:style-name="P65">Nazwa użytkownika: <text:span text:style-name="T395">RPGFan17</text:span></text:p>
      <text:p text:style-name="P64">Adres e-mail: <text:a xlink:type="simple" xlink:href="mailto:kowalskimariusz715@gmail.com" text:style-name="Internet_20_link" text:visited-style-name="Visited_20_Internet_20_Link"><text:span text:style-name="T224">kowalskimariusz715@gmail.com</text:span></text:a></text:p>
      <text:p text:style-name="P57">Hasło: <text:span text:style-name="T353">arkana56$, Arkana$, Arkana56</text:span></text:p>
      <text:p text:style-name="P64">Powtórz hasło: <text:span text:style-name="T353">arkana56$, Arkana$, Arkana56</text:span></text:p>
      <text:p text:style-name="P159">Warunki wstępne:</text:p>
      <text:p text:style-name="P45">Użytkownik znajduje sie na stronie <text:a xlink:type="simple" xlink:href="https://localhost:3000/register" text:style-name="Internet_20_link" text:visited-style-name="Visited_20_Internet_20_Link">https://localhost:3000/register</text:a></text:p>
      <text:p text:style-name="P159">Kroki:</text:p>
      <text:p text:style-name="P45"/>
      <text:p text:style-name="P93"><text:span text:style-name="T339">1</text:span>. Uzupełnij pola <text:span text:style-name="T192">Nazwa użytkownika</text:span><text:span text:style-name="T339"> i </text:span><text:span text:style-name="T192">Adres e-mail</text:span> danymi testowymi</text:p>
      <text:p text:style-name="P84"><text:span text:style-name="T339">2</text:span>. <text:span text:style-name="T252">Uzupełnij pole </text:span><text:span text:style-name="T191">Hasło</text:span><text:span text:style-name="T252"> pierwszą wartością </text:span><text:span text:style-name="T329">podaną w danych testowych (</text:span><text:span text:style-name="T354">arkana56$</text:span><text:span text:style-name="T329">)</text:span></text:p>
      <text:p text:style-name="P90">3. Uzupełnij pole <text:span text:style-name="T187">Powtórz hasło</text:span> taką samą wartością jaką podałeś w punkcie <text:span text:style-name="T437">2</text:span></text:p>
      <text:p text:style-name="P104"><text:span text:style-name="T339">4</text:span>. Zaznacz opcję <text:span text:style-name="T187">Akceptuję Regulamin</text:span></text:p>
      <text:p text:style-name="P123">5.<text:span text:style-name="T187"> </text:span>Kliknij przycisk<text:span text:style-name="T187"> Zarejestruj</text:span></text:p>
      <text:p text:style-name="P104"><text:span text:style-name="T357">6</text:span>. Powtórz test <text:span text:style-name="T352">tyle razy, ile wynosi liczba wartości podanych </text:span><text:span text:style-name="T356">w danych testowych</text:span><text:span text:style-name="T352"> dla pola Hasło.</text:span> <text:span text:style-name="T356">Za każdym razem </text:span>zmie<text:span text:style-name="T356">ń</text:span> wartość z punktu <text:span text:style-name="T386">2</text:span> <text:span text:style-name="T339">na </text:span><text:span text:style-name="T343">kolejną</text:span><text:span text:style-name="T339"> podaną w danych testowych </text:span><text:span text:style-name="T343">dla pola </text:span><text:span text:style-name="T193">Hasło</text:span></text:p>
      <text:p text:style-name="P220"/>
      <text:p text:style-name="P174"><text:span text:style-name="T225">O</text:span>czekiwany rezultat:</text:p>
      <text:p text:style-name="P280"><text:span text:style-name="T136">Wyświetlany jest komunikat </text:span><text:span text:style-name="T261">Has</text:span><text:span text:style-name="T341">ło musi posiadać co najmniej jedną wielką literę </text:span><text:span text:style-name="T312">(w przypadku wartości </text:span><text:span text:style-name="T355">arkana56$</text:span><text:span text:style-name="T179">) </text:span><text:span text:style-name="T180">lub </text:span><text:span text:style-name="T260">Has</text:span><text:span text:style-name="T341">ło musi posiadać co najmniej jedną liczbę</text:span><text:span text:style-name="T259"> </text:span><text:span text:style-name="T264">(w przypadku wartości </text:span><text:span text:style-name="T302">Arkana$</text:span><text:span text:style-name="T276">) </text:span><text:span text:style-name="T277">lub </text:span><text:span text:style-name="T263">Has</text:span><text:span text:style-name="T341">ło musi posiadać co najmniej jeden znak specjalny </text:span><text:span text:style-name="T280">(w przypadku wartości </text:span><text:span text:style-name="T302">Arkana56</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4"/>
      <text:p text:style-name="P254">Warunki wyjściowe:</text:p>
      <text:p text:style-name="P120"><text:span text:style-name="T292">Użytkownik pozostaje na stronie rejestracji i widzi komunikat o błędzie poniżej </text:span><text:soft-page-break/><text:span text:style-name="T292">pola </text:span><text:span text:style-name="T290">Hasło</text:span></text:p>
      <text:p text:style-name="P274"/>
      <text:p text:style-name="P120"><text:span text:style-name="T381">#TC</text:span><text:span text:style-name="T382">6</text:span><text:span text:style-name="T381">: </text:span><text:span text:style-name="T383">Użytkownik wysyła formularz z niep</text:span><text:span text:style-name="T384">asującymi do siebie wartościami w polach </text:span><text:span text:style-name="T385">Hasło</text:span><text:span text:style-name="T384"> i </text:span><text:span text:style-name="T385">Powtórz hasło</text:span></text:p>
      <text:p text:style-name="P25"/>
      <text:p text:style-name="P161">Opis:<text:span text:style-name="T105"> Użytkownik próbuje zatwierdzić wysłanie formularza przy </text:span><text:span text:style-name="T107">podaniu </text:span><text:span text:style-name="T110">różnych od siebie danych</text:span><text:span text:style-name="T107"> o</text:span><text:span text:style-name="T105"> w pol</text:span><text:span text:style-name="T110">ach</text:span><text:span text:style-name="T105"> </text:span><text:span text:style-name="T218">Hasło </text:span><text:span text:style-name="T220">i Powtórz hasło</text:span></text:p>
      <text:p text:style-name="P161">Dane testowe:</text:p>
      <text:p text:style-name="P65">Nazwa użytkownika: <text:span text:style-name="T395">RPGFan17</text:span></text:p>
      <text:p text:style-name="P65">Adres e-mail: <text:a xlink:type="simple" xlink:href="mailto:kowalskimariusz715@gmail.com" text:style-name="Internet_20_link" text:visited-style-name="Visited_20_Internet_20_Link"><text:span text:style-name="T224">kowalskimariusz715@gmail.com</text:span></text:a></text:p>
      <text:p text:style-name="P65">Hasło: <text:span text:style-name="T411">Arkana</text:span><text:span text:style-name="T412">56$</text:span></text:p>
      <text:p text:style-name="P65">Powtórz hasło: <text:span text:style-name="T411">Arkana</text:span><text:span text:style-name="T412">565$</text:span></text:p>
      <text:p text:style-name="P161">Warunki wstępne:</text:p>
      <text:p text:style-name="P46">Użytkownik znajduje sie na stronie <text:a xlink:type="simple" xlink:href="https://localhost:3000/register" text:style-name="Internet_20_link" text:visited-style-name="Visited_20_Internet_20_Link">https://localhost:3000/register</text:a></text:p>
      <text:p text:style-name="P161">Kroki:</text:p>
      <text:p text:style-name="P46"/>
      <text:p text:style-name="P94"><text:span text:style-name="T339">1</text:span>. Uzupełnij pola <text:span text:style-name="T192">Nazwa użytkownika, Adres e-mail, </text:span><text:span text:style-name="T196">Hasło i Powtórz hasło</text:span> danymi testowymi</text:p>
      <text:p text:style-name="P105"><text:span text:style-name="T357">2</text:span>. Zaznacz opcję <text:span text:style-name="T187">Akceptuję Regulamin</text:span></text:p>
      <text:p text:style-name="P123">3. Kliknij przycisk<text:span text:style-name="T187"> Zarejestruj</text:span></text:p>
      <text:p text:style-name="P34"/>
      <text:p text:style-name="P221"/>
      <text:p text:style-name="P175"><text:span text:style-name="T225">O</text:span>czekiwany rezultat:</text:p>
      <text:p text:style-name="P281"><text:span text:style-name="T136">Wyświetlany jest komunikat </text:span><text:span text:style-name="T261">Has</text:span><text:span text:style-name="T341">ł</text:span><text:span text:style-name="T342">a</text:span><text:span text:style-name="T341"> </text:span><text:span text:style-name="T342">nie są takie same</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5"/>
      <text:p text:style-name="P255">Warunki wyjściowe:</text:p>
      <text:p text:style-name="P118"><text:span text:style-name="T292">Użytkownik pozostaje na stronie rejestracji i widzi komunikat o błędzie poniżej pola </text:span><text:span text:style-name="T293">Powtórz hasło</text:span></text:p>
      <text:p text:style-name="P266"/>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299"/>
      <text:p text:style-name="P299"/>
      <text:p text:style-name="P286"><text:span text:style-name="T43">#TC</text:span><text:span text:style-name="T45">7</text:span><text:span text:style-name="T43">: </text:span><text:span text:style-name="T1">Użytkownik wysyła formularz z nieprawidłow</text:span><text:span text:style-name="T7">ym</text:span><text:span text:style-name="T1"> </text:span><text:span text:style-name="T7">e-mailem</text:span></text:p>
      <text:p text:style-name="P26"/>
      <text:p text:style-name="P162">Opis:<text:span text:style-name="T105"> Użytkownik próbuje zatwierdzić wysłanie formularza przy </text:span><text:span text:style-name="T107">podaniu </text:span><text:span text:style-name="T111">adresu e-mail</text:span><text:span text:style-name="T107"> o niewłaściw</text:span><text:span text:style-name="T109">ym</text:span><text:span text:style-name="T107"> </text:span><text:span text:style-name="T109">formacie</text:span><text:span text:style-name="T105"> w polu </text:span><text:span text:style-name="T221">Adres e-mail</text:span></text:p>
      <text:p text:style-name="P162">Dane testowe:</text:p>
      <text:p text:style-name="P66">Nazwa użytkownika: <text:span text:style-name="T395">RPGFan17</text:span></text:p>
      <text:p text:style-name="P335"><text:span text:style-name="T139">Adres e-mail: </text:span><text:span text:style-name="T158"><text:s/></text:span><text:span text:style-name="T362">testowygmail.com</text:span><text:span text:style-name="T146">, </text:span><text:span text:style-name="T362">@testowygmail.com</text:span><text:span text:style-name="T146">, </text:span><text:span text:style-name="T362">testowy@.com</text:span><text:span text:style-name="T146">, </text:span><text:a xlink:type="simple" xlink:href="mailto:testowy@gmail" text:style-name="Internet_20_link" text:visited-style-name="Visited_20_Internet_20_Link"><text:span text:style-name="T362">testowy@gmail</text:span></text:a><text:span text:style-name="T146">, </text:span><text:span text:style-name="T362">testowy@gmail.c</text:span></text:p>
      <text:p text:style-name="P66">Hasło: <text:span text:style-name="T411">Arkana</text:span><text:span text:style-name="T412">56$</text:span></text:p>
      <text:p text:style-name="P66">Powtórz hasło: <text:span text:style-name="T413">Arkana</text:span><text:span text:style-name="T414">56$</text:span></text:p>
      <text:p text:style-name="P162">Warunki wstępne:</text:p>
      <text:p text:style-name="P47">Użytkownik znajduje sie na stronie <text:a xlink:type="simple" xlink:href="https://localhost:3000/register" text:style-name="Internet_20_link" text:visited-style-name="Visited_20_Internet_20_Link">https://localhost:3000/register</text:a></text:p>
      <text:p text:style-name="P162">Kroki:</text:p>
      <text:p text:style-name="P47"/>
      <text:p text:style-name="P95"><text:span text:style-name="T339">1</text:span>. Uzupełnij pola <text:span text:style-name="T192">Nazwa użytkownika, </text:span><text:span text:style-name="T197">Hasło i Powtórz hasło</text:span> danymi testowymi</text:p>
      <text:p text:style-name="P86"><text:span text:style-name="T339">2</text:span>. <text:span text:style-name="T252">Uzupełnij pole </text:span><text:span text:style-name="T197">Adres e-mail</text:span><text:span text:style-name="T252"> pierwszą wartością </text:span><text:span text:style-name="T329">podaną w danych testowych (</text:span><text:span text:style-name="T360">testowygmail.com</text:span><text:span text:style-name="T329">)</text:span></text:p>
      <text:p text:style-name="P107"><text:span text:style-name="T339">4</text:span>. Zaznacz opcję <text:span text:style-name="T187">Akceptuję Regulamin</text:span></text:p>
      <text:p text:style-name="P124">5.<text:span text:style-name="T187"> </text:span>Kliknij przycisk<text:span text:style-name="T187"> Zarejestruj</text:span></text:p>
      <text:p text:style-name="P108"><text:span text:style-name="T357">6</text:span>. Powtórz test <text:span text:style-name="T352">tyle razy, ile wynosi liczba wartości podanych </text:span><text:span text:style-name="T356">w danych testowych</text:span><text:span text:style-name="T352"> dla pola </text:span><text:span text:style-name="T197">Adres e-mail</text:span><text:span text:style-name="T352">.</text:span> <text:span text:style-name="T356">Za każdym razem </text:span>zmie<text:span text:style-name="T356">ń</text:span> wartość z punktu <text:span text:style-name="T386">2</text:span> <text:span text:style-name="T339">na </text:span><text:span text:style-name="T343">kolejną</text:span><text:span text:style-name="T339"> podaną w danych testowych </text:span><text:span text:style-name="T343">dla pola </text:span><text:span text:style-name="T193"><text:s/></text:span><text:span text:style-name="T197">Adres e-mail</text:span></text:p>
      <text:p text:style-name="P222"/>
      <text:p text:style-name="P176"><text:span text:style-name="T225">O</text:span>czekiwany rezultat:</text:p>
      <text:p text:style-name="P307"><text:span text:style-name="T136">Wyświetlany jest komunikat </text:span><text:span text:style-name="T363">"</text:span><text:span text:style-name="T262">Podaj poprawny adres e-mail." </text:span><text:span text:style-name="T281">dla wszystkich wartości z danych testowych dotyczących pola Adres e-mail</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6"/>
      <text:p text:style-name="P256">Warunki wyjściowe:</text:p>
      <text:p text:style-name="P236"><text:span text:style-name="T194">Użytkownik pozostaje na stronie rejestracji i widzi komunikat o błędzie poniżej pola </text:span><text:span text:style-name="T197">Adres e-mail.</text:span></text:p>
      <text:p text:style-name="P266"/>
      <text:p text:style-name="P266"/>
      <text:p text:style-name="P266"/>
      <text:p text:style-name="P266"><text:soft-page-break/></text:p>
      <text:p text:style-name="P266"/>
      <text:p text:style-name="P288"><text:span text:style-name="T43">#TC</text:span><text:span text:style-name="T45">8</text:span><text:span text:style-name="T43">: </text:span><text:span text:style-name="T1">Użytkownik wysyła formularz z prawidło</text:span><text:span text:style-name="T8">wymi danymi</text:span></text:p>
      <text:p text:style-name="P27"/>
      <text:p text:style-name="P163">Opis:<text:span text:style-name="T105"> Użytkownik próbuje zatwierdzić wysłanie formularza przy </text:span><text:span text:style-name="T107">podaniu </text:span><text:span text:style-name="T112">wszystkich prawidłowych danych</text:span></text:p>
      <text:p text:style-name="P163">Dane testowe:</text:p>
      <text:p text:style-name="P59">Nazwa użytkownika: <text:span text:style-name="T191"><text:s/></text:span><text:span text:style-name="T395">RPGFan17</text:span></text:p>
      <text:p text:style-name="P336"><text:span text:style-name="T139">Adres e-mail: </text:span><text:span text:style-name="T159">kowalskimariusz715@gmail.com</text:span></text:p>
      <text:p text:style-name="P58">Hasło: <text:span text:style-name="T367">Arkana56$</text:span></text:p>
      <text:p text:style-name="P60">Powtórz hasło: <text:span text:style-name="T367">Arkana56$</text:span></text:p>
      <text:p text:style-name="P131"><text:span text:style-name="T329">L</text:span>ink do facebooka: <text:a xlink:type="simple" xlink:href="https://www.facebook.com/profile.php?id=100079329954723" text:style-name="Internet_20_link" text:visited-style-name="Visited_20_Internet_20_Link"><text:span text:style-name="T187">https://www.facebook.com/profile.php?id=100079329954723</text:span></text:a></text:p>
      <text:p text:style-name="P132">Discord: <text:s/><text:span text:style-name="T373">Ork#1234</text:span></text:p>
      <text:p text:style-name="P137"><text:span text:style-name="T375">O</text:span><text:span text:style-name="T374">pis profilu:</text:span></text:p>
      <text:p text:style-name="P273">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3"><text:span text:style-name="T374">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376">t</text:span><text:span text:style-name="T379">t</text:span></text:p>
      <text:p text:style-name="P163">Warunki wstępne:</text:p>
      <text:p text:style-name="P48">Użytkownik znajduje sie na stronie <text:a xlink:type="simple" xlink:href="https://localhost:3000/register" text:style-name="Internet_20_link" text:visited-style-name="Visited_20_Internet_20_Link">https://localhost:3000/register</text:a></text:p>
      <text:p text:style-name="P163">Kroki:</text:p>
      <text:p text:style-name="P48"/>
      <text:p text:style-name="P96"><text:span text:style-name="T339">1</text:span>. Uzupełnij pola <text:span text:style-name="T192">Nazwa użytkownika, Adres e-mail, </text:span><text:span text:style-name="T202">Hasło, Powtórz hasło, Link do facebooka, Discord </text:span><text:span text:style-name="T212">i Opis profilu</text:span> danymi testowymi</text:p>
      <text:p text:style-name="P109"><text:span text:style-name="T415">2</text:span>. Zaznacz opcję <text:span text:style-name="T187">Akceptuję Regulamin</text:span></text:p>
      <text:p text:style-name="P129"><text:span text:style-name="T438">3</text:span>. Kliknij przycisk<text:span text:style-name="T187"> Zarejestruj</text:span></text:p>
      <text:p text:style-name="P39">4. Zaloguj się na adres e-mail podany w danych testowych</text:p>
      <text:p text:style-name="P39">5. Sprawdź czy otrzymałeś link aktywacyjny do konta</text:p>
      <text:p text:style-name="P39"><text:soft-page-break/>6. Użyj wspomnianego linku do aktywowania stworzonego konta</text:p>
      <text:p text:style-name="P223"/>
      <text:p text:style-name="P177"><text:span text:style-name="T225">O</text:span>czekiwany rezultat:</text:p>
      <text:p text:style-name="P337"><text:span text:style-name="T267">U</text:span><text:span text:style-name="T266">żytkownik otrzymuje link aktywacyjny na podany w rejestracji adres e-mail, a <text:s/>jego kliknięcie powoduje potwierdzenie utworzenia konta.</text:span></text:p>
      <text:p text:style-name="P237"/>
      <text:p text:style-name="P257">Warunki wyjściowe:</text:p>
      <text:p text:style-name="P237">Użytkownik <text:span text:style-name="T439">widzi komunikat o pomyślnym uaktywowaniu konta na ekranie rejestracji w aplikacji</text:span><text:span text:style-name="T415">.</text:span></text:p>
      <text:p text:style-name="P237"/>
      <text:p text:style-name="P289"><text:span text:style-name="T43">#TC</text:span><text:span text:style-name="T46">9</text:span><text:span text:style-name="T43">: </text:span><text:span text:style-name="T1">Użytkownik wysyła formularz z </text:span><text:span text:style-name="T9">pustymi polami</text:span></text:p>
      <text:p text:style-name="P28"/>
      <text:p text:style-name="P164">Opis:<text:span text:style-name="T105"> Użytkownik próbuje zatwierdzić wysłanie formularza </text:span><text:span text:style-name="T222">dla pustego formularza</text:span></text:p>
      <text:p text:style-name="P164">Dane testowe:</text:p>
      <text:p text:style-name="P67">Nazwa użytkownika: <text:span text:style-name="T400">-</text:span></text:p>
      <text:p text:style-name="P67">Adres e-mail: <text:span text:style-name="T361">-</text:span></text:p>
      <text:p text:style-name="P67">Hasło: <text:span text:style-name="T412">-</text:span></text:p>
      <text:p text:style-name="P67">Powtórz hasło: <text:span text:style-name="T380">-</text:span></text:p>
      <text:p text:style-name="P142">Link do facebooka: -</text:p>
      <text:p text:style-name="P142">Discord: -</text:p>
      <text:p text:style-name="P142">Opis profilu: -</text:p>
      <text:p text:style-name="P164">Warunki wstępne:</text:p>
      <text:p text:style-name="P49">Użytkownik znajduje sie na stronie <text:a xlink:type="simple" xlink:href="https://localhost:3000/register" text:style-name="Internet_20_link" text:visited-style-name="Visited_20_Internet_20_Link">https://localhost:3000/register</text:a></text:p>
      <text:p text:style-name="P164">Kroki:</text:p>
      <text:p text:style-name="P49"/>
      <text:p text:style-name="P98"><text:span text:style-name="T339">1</text:span>. <text:span text:style-name="T425">Zaznacz opcję </text:span><text:span text:style-name="T206">Akceptuję Regulamin</text:span></text:p>
      <text:p text:style-name="P125"><text:span text:style-name="T424">2</text:span>.<text:span text:style-name="T187"> </text:span>Kliknij przycisk<text:span text:style-name="T187"> Zarejestruj</text:span></text:p>
      <text:p text:style-name="P38"/>
      <text:p text:style-name="P224"/>
      <text:p text:style-name="P178"><text:span text:style-name="T225">O</text:span>czekiwany rezultat:</text:p>
      <text:p text:style-name="P324"><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38"/>
      <text:p text:style-name="P258">Warunki wyjściowe:</text:p>
      <text:p text:style-name="P238"><text:span text:style-name="T194">Użytkownik pozostaje na stronie rejestracji i </text:span><text:span text:style-name="T207">nie może wysł</text:span><text:span text:style-name="T209">a</text:span><text:span text:style-name="T207">ć formularza.</text:span></text:p>
      <text:p text:style-name="P237"/>
      <text:p text:style-name="P237"/>
      <text:p text:style-name="P237"/>
      <text:p text:style-name="P237"><text:soft-page-break/></text:p>
      <text:p text:style-name="P301"/>
      <text:p text:style-name="P302"/>
      <text:p text:style-name="P302"/>
      <text:p text:style-name="P290"><text:span text:style-name="T43">#TC</text:span><text:span text:style-name="T47">10</text:span><text:span text:style-name="T43">: </text:span><text:span text:style-name="T1">Użytkownik wysyła formularz z prawidłow</text:span><text:span text:style-name="T3">ą</text:span><text:span text:style-name="T1"> d</text:span><text:span text:style-name="T3">ługością hasła</text:span></text:p>
      <text:p text:style-name="P29"/>
      <text:p text:style-name="P165">Opis:<text:span text:style-name="T105"> Użytkownik próbuje zatwierdzić wysłanie formularza przy </text:span><text:span text:style-name="T107">podaniu hasła </text:span></text:p>
      <text:p text:style-name="P165"><text:span text:style-name="T107">o właściwej długości</text:span><text:span text:style-name="T105"> w polu </text:span><text:span text:style-name="T218">Hasło</text:span></text:p>
      <text:p text:style-name="P165">Dane testowe:</text:p>
      <text:p text:style-name="P70">Nazwa użytkownika: <text:span text:style-name="T191"><text:s/></text:span><text:span text:style-name="T395">RPGFan17, <text:s/></text:span><text:span text:style-name="T396">Ryu</text:span></text:p>
      <text:p text:style-name="P338"><text:span text:style-name="T139">Adres e-mail: </text:span><text:span text:style-name="T153"><text:s/></text:span><text:span text:style-name="T430">2 tymczasowe adresy e-mail</text:span></text:p>
      <text:p text:style-name="P70">Hasło: <text:span text:style-name="T330">A</text:span><text:span text:style-name="T332">1@</text:span><text:span text:style-name="T191">,</text:span></text:p>
      <text:p text:style-name="P70"><text:span text:style-name="T333">SlavicUbermenschRPGfan17@SlavicUbermenschRPGfan17@SlavicUberm</text:span><text:span text:style-name="T331">17@</text:span></text:p>
      <text:p text:style-name="P70">Powtórz hasło: <text:span text:style-name="T203">wartości w polu Hasło</text:span></text:p>
      <text:p text:style-name="P165">Warunki wstępne:</text:p>
      <text:p text:style-name="P50">Użytkownik znajduje sie na stronie <text:a xlink:type="simple" xlink:href="https://localhost:3000/register" text:style-name="Internet_20_link" text:visited-style-name="Visited_20_Internet_20_Link">https://localhost:3000/register</text:a></text:p>
      <text:p text:style-name="P165">Kroki:</text:p>
      <text:p text:style-name="P50"/>
      <text:p text:style-name="P331"><text:span text:style-name="T140">1</text:span><text:span text:style-name="T141">. Uzupełnij pola </text:span><text:span text:style-name="T155">Nazwa użytkownika</text:span><text:span text:style-name="T140"> i </text:span><text:span text:style-name="T155">Adres e-mail</text:span><text:span text:style-name="T141"> <text:s/>pierwszą wartością </text:span><text:span text:style-name="T142">podaną w danych testowych </text:span><text:span text:style-name="T143">(</text:span><text:span text:style-name="T397">RPGFan17 </text:span><text:span text:style-name="T143">dla pola </text:span><text:span text:style-name="T156">Nazwa użytkownika</text:span><text:span text:style-name="T143"> i</text:span><text:span text:style-name="T398"> <text:s/></text:span><text:span text:style-name="T433">pierwszy adres e-mail wygenerowany na stronie</text:span><text:span text:style-name="T432"> </text:span><text:span text:style-name="T431">https://temp-mail.org/pl/</text:span><text:span text:style-name="T158"> </text:span><text:span text:style-name="T143">dla pola</text:span><text:span text:style-name="T156"> Adres e-mail</text:span><text:span text:style-name="T143">)</text:span></text:p>
      <text:p text:style-name="P87"><text:span text:style-name="T339">2</text:span>. <text:span text:style-name="T252">Uzupełnij pole </text:span><text:span text:style-name="T191">Hasło</text:span><text:span text:style-name="T252"> pierwszą wartością </text:span><text:span text:style-name="T329">podaną w danych testowych (Ag)</text:span></text:p>
      <text:p text:style-name="P91">3. Uzupełnij pole <text:span text:style-name="T187">Powtórz hasło</text:span> taką samą wartością jaką podałeś w punkcie <text:span text:style-name="T437">2</text:span></text:p>
      <text:p text:style-name="P112"><text:span text:style-name="T339">4</text:span>. Zaznacz opcję <text:span text:style-name="T187">Akceptuję Regulamin</text:span></text:p>
      <text:p text:style-name="P126">5. Kliknij przycisk<text:span text:style-name="T187"> Zarejestruj</text:span></text:p>
      <text:p text:style-name="P144"><text:span text:style-name="T214">6</text:span><text:span text:style-name="T187">. </text:span><text:span text:style-name="T214">Otwórz stronę </text:span><text:a xlink:type="simple" xlink:href="https://temp-mail.org/pl/" text:style-name="Internet_20_link" text:visited-style-name="Visited_20_Internet_20_Link">https://temp-mail.org/pl/</text:a><text:span text:style-name="T434"> </text:span><text:span text:style-name="T214">i sprawdź czy w skrzynce odbiorczej tymczasowego adresu e-mail widnieje wiadomość z linkiem aktywacyjnym do konta</text:span></text:p>
      <text:p text:style-name="P112"><text:span text:style-name="T441">7</text:span>. Powtórz test <text:span text:style-name="T352">tyle razy, ile wynosi liczba wartości podanych </text:span><text:span text:style-name="T356">w danych testowych</text:span><text:span text:style-name="T352"> dla pola Hasło.</text:span> <text:span text:style-name="T356">Za każdym razem </text:span>zmie<text:span text:style-name="T356">ń</text:span> wartość z punktu <text:span text:style-name="T426">1 i</text:span> <text:span text:style-name="T386">2</text:span> <text:span text:style-name="T339">na </text:span><text:span text:style-name="T343">kolejną</text:span><text:span text:style-name="T339"> podaną w danych testowych </text:span><text:span text:style-name="T343">dla p</text:span><text:span text:style-name="T426">ól</text:span><text:span text:style-name="T343"> </text:span><text:span text:style-name="T192">Nazwa użytkownika, Adres e-mail </text:span><text:span text:style-name="T208">i</text:span><text:span text:style-name="T192"> </text:span><text:span text:style-name="T193">Hasło </text:span><text:span text:style-name="T213">(dla pola Adres e-mail wygeneruj nowy adres e-mail)</text:span><text:span text:style-name="T193">.</text:span></text:p>
      <text:p text:style-name="P225"/>
      <text:p text:style-name="P179"><text:span text:style-name="T225">O</text:span>czekiwany rezultat:</text:p>
      <text:p text:style-name="P331"><text:span text:style-name="T267">Przycisk</text:span><text:span text:style-name="T276"> Zarejestruj </text:span><text:span text:style-name="T267">jest aktywny</text:span><text:span text:style-name="T276">, a jego k</text:span><text:span text:style-name="T267">liknięcie powoduje wysłani</text:span><text:span text:style-name="T268">e</text:span><text:span text:style-name="T267"> formularza </text:span><text:span text:style-name="T268">rejestracji</text:span><text:span text:style-name="T267">.</text:span></text:p>
      <text:p text:style-name="P239"/>
      <text:p text:style-name="P259">Warunki wyjściowe:</text:p>
      <text:p text:style-name="P239"><text:soft-page-break/><text:span text:style-name="T193">Użytkownik pozostaje na stronie rejestracji, </text:span><text:span text:style-name="T202">powinien on otrzymać wiadomość z linkiem aktywacyjnym na podany w rejestracji adres e-mail.</text:span></text:p>
      <text:p text:style-name="P268"/>
      <text:p text:style-name="P268"/>
      <text:p text:style-name="P291"><text:span text:style-name="T43">#TC</text:span><text:span text:style-name="T48">11</text:span><text:span text:style-name="T43">: </text:span><text:span text:style-name="T1">Użytkownik wysyła formularz z nieprawidłow</text:span><text:span text:style-name="T7">ym</text:span><text:span text:style-name="T1"> </text:span><text:span text:style-name="T10">linkiem do facebooka</text:span></text:p>
      <text:p text:style-name="P30"/>
      <text:p text:style-name="P166">Opis:<text:span text:style-name="T105"> Użytkownik próbuje zatwierdzić wysłanie formularza przy </text:span><text:span text:style-name="T107">podaniu </text:span><text:span text:style-name="T113">linku do facebooka</text:span><text:span text:style-name="T107"> o niewłaściw</text:span><text:span text:style-name="T109">ym</text:span><text:span text:style-name="T107"> </text:span><text:span text:style-name="T109">formacie</text:span><text:span text:style-name="T105"> w polu </text:span><text:span text:style-name="T223">Link do facebooka</text:span></text:p>
      <text:p text:style-name="P166">Dane testowe:</text:p>
      <text:p text:style-name="P71">Nazwa użytkownika: <text:span text:style-name="T395">RPGFan17</text:span><text:span text:style-name="T399">66</text:span></text:p>
      <text:p text:style-name="P71">Adres e-mail: <text:span text:style-name="T224">kowalskimariusz715@gmail.com</text:span></text:p>
      <text:p text:style-name="P71">Hasło: <text:span text:style-name="T411">Arkana</text:span><text:span text:style-name="T412">56$</text:span></text:p>
      <text:p text:style-name="P71">Powtórz hasło: <text:span text:style-name="T413">Arkana</text:span><text:span text:style-name="T414">56$</text:span></text:p>
      <text:p text:style-name="P143"><text:span text:style-name="T380">L</text:span>ink do facebooka: <text:span text:style-name="T429">AAAAAAqwewe12323</text:span><text:span text:style-name="T427">, </text:span><text:span text:style-name="T429">&lt;s&gt;Profil&lt;/s&gt;</text:span><text:span text:style-name="T427">, </text:span></text:p>
      <text:p text:style-name="P339">https://allegro.pl/dzial/moda</text:p>
      <text:p text:style-name="P166">Warunki wstępne:</text:p>
      <text:p text:style-name="P51">Użytkownik znajduje sie na stronie <text:a xlink:type="simple" xlink:href="https://localhost:3000/register" text:style-name="Internet_20_link" text:visited-style-name="Visited_20_Internet_20_Link">https://localhost:3000/register</text:a></text:p>
      <text:p text:style-name="P166">Kroki:</text:p>
      <text:p text:style-name="P51"/>
      <text:p text:style-name="P99"><text:span text:style-name="T339">1</text:span>. Uzupełnij pola <text:span text:style-name="T192">Nazwa użytkownika, </text:span><text:span text:style-name="T197">Adres e-mail, Hasło i Powtórz hasło</text:span> danymi testowymi</text:p>
      <text:p text:style-name="P88"><text:span text:style-name="T339">2</text:span>. <text:span text:style-name="T252">Uzupełnij pole </text:span><text:span text:style-name="T210">Link do facebooka</text:span><text:span text:style-name="T252"> pierwszą wartością </text:span><text:span text:style-name="T329">podaną w danych testowych (</text:span><text:span text:style-name="T429">AAAAAAqwewe12323</text:span><text:span text:style-name="T329">)</text:span></text:p>
      <text:p text:style-name="P113"><text:span text:style-name="T339">4</text:span>. Zaznacz opcję <text:span text:style-name="T187">Akceptuję Regulamin</text:span></text:p>
      <text:p text:style-name="P127">5.<text:span text:style-name="T187"> </text:span>Kliknij przycisk<text:span text:style-name="T187"> Zarejestruj</text:span></text:p>
      <text:p text:style-name="P113"><text:span text:style-name="T357">6</text:span>. Powtórz test <text:span text:style-name="T352">tyle razy, ile wynosi liczba wartości podanych </text:span><text:span text:style-name="T356">w danych testowych</text:span><text:span text:style-name="T352"> dla pola </text:span><text:span text:style-name="T210">Link do facebooka</text:span><text:span text:style-name="T352">.</text:span> <text:span text:style-name="T356">Za każdym razem </text:span>zmie<text:span text:style-name="T356">ń</text:span> wartość z punktu <text:span text:style-name="T386">2</text:span> <text:span text:style-name="T339">na </text:span><text:span text:style-name="T343">kolejną</text:span><text:span text:style-name="T339"> podaną w danych testowych </text:span><text:span text:style-name="T343">dla pola </text:span><text:span text:style-name="T210">Link do facebooka.</text:span></text:p>
      <text:p text:style-name="P226"/>
      <text:p text:style-name="P180"><text:span text:style-name="T225">O</text:span>czekiwany rezultat:</text:p>
      <text:p text:style-name="P332"><text:span text:style-name="T144">Za każdym razem w</text:span><text:span text:style-name="T136">yświetlany jest komunikat </text:span><text:span text:style-name="T282">o błędzie poniżej pola </text:span><text:span text:style-name="T278">Link do facebooka</text:span><text:span text:style-name="T276">. </text:span><text:span text:style-name="T267">Przycisk</text:span><text:span text:style-name="T276"> Zarejestruj </text:span><text:span text:style-name="T267">jest nieaktywny</text:span><text:span text:style-name="T276">, a jego k</text:span><text:span text:style-name="T267">liknięcie nie powoduje wysłania formularza.</text:span></text:p>
      <text:p text:style-name="P240"/>
      <text:p text:style-name="P260">Warunki wyjściowe:</text:p>
      <text:p text:style-name="P240"><text:span text:style-name="T194">Użytkownik pozostaje na stronie rejestracji i widzi komunikat o błędzie poniżej pola </text:span><text:span text:style-name="T210">Link do facebooka</text:span><text:span text:style-name="T197">.</text:span></text:p>
      <text:p text:style-name="P268"/>
      <text:p text:style-name="P268"/>
      <text:p text:style-name="P268"><text:soft-page-break/></text:p>
      <text:p text:style-name="P268"/>
      <text:p text:style-name="P268"/>
      <text:p text:style-name="P292"><text:span text:style-name="T43">#TC</text:span><text:span text:style-name="T47">1</text:span><text:span text:style-name="T49">2</text:span><text:span text:style-name="T43">: </text:span><text:span text:style-name="T1">Użytkownik </text:span><text:span text:style-name="T11">zakłada konto o danych konta, które już istnieje</text:span></text:p>
      <text:p text:style-name="P31"/>
      <text:p text:style-name="P167">Opis:<text:span text:style-name="T105"> Użytkownik próbuje zatwierdzić wysłanie formularza przy </text:span><text:span text:style-name="T107">podaniu </text:span><text:span text:style-name="T114">danych</text:span><text:span text:style-name="T107"> </text:span><text:span text:style-name="T114">identycznych z danymi istniejącego już konta użytkownika (użyto danych z przypadku testowego #TC8). </text:span><text:span text:style-name="T438">Wymaga wykonania przypadku testowego #TC8.</text:span></text:p>
      <text:p text:style-name="P167">Dane testowe:</text:p>
      <text:p text:style-name="P72">Nazwa użytkownika: <text:span text:style-name="T191"><text:s/></text:span><text:span text:style-name="T395">RPGFan17</text:span></text:p>
      <text:p text:style-name="P333"><text:span text:style-name="T139">Adres e-mail: </text:span><text:a xlink:type="simple" xlink:href="mailto:kowalskimariusz715@gmail.com" text:style-name="Internet_20_link" text:visited-style-name="Visited_20_Internet_20_Link"><text:span text:style-name="T159">kowalskimariusz715@gmail.com</text:span></text:a></text:p>
      <text:p text:style-name="P72">Hasło: <text:span text:style-name="T367">Arkana56$</text:span></text:p>
      <text:p text:style-name="P72">Powtórz hasło: <text:span text:style-name="T367">Arkana56$</text:span></text:p>
      <text:p text:style-name="P167">Warunki wstępne:</text:p>
      <text:p text:style-name="P52">Użytkownik znajduje sie na stronie <text:a xlink:type="simple" xlink:href="https://localhost:3000/register" text:style-name="Internet_20_link" text:visited-style-name="Visited_20_Internet_20_Link">https://localhost:3000/register</text:a></text:p>
      <text:p text:style-name="P167">Kroki:</text:p>
      <text:p text:style-name="P52"/>
      <text:p text:style-name="P333"><text:span text:style-name="T140">1</text:span><text:span text:style-name="T141">. Uzupełnij pola </text:span><text:span text:style-name="T155">Nazwa użytkownika</text:span><text:span text:style-name="T140">, </text:span><text:span text:style-name="T155">Adres e-mail</text:span><text:span text:style-name="T140">, </text:span><text:span text:style-name="T157">Hasło</text:span><text:span text:style-name="T145"> i </text:span><text:span text:style-name="T157">Powtórz hasło</text:span><text:span text:style-name="T145"> danymi testowymi.</text:span></text:p>
      <text:p text:style-name="P114"><text:span text:style-name="T464">2</text:span>. Zaznacz opcję <text:span text:style-name="T187">Akceptuję Regulamin</text:span></text:p>
      <text:p text:style-name="P128"><text:span text:style-name="T464">3</text:span>. Kliknij przycisk<text:span text:style-name="T187"> Zarejestruj</text:span></text:p>
      <text:p text:style-name="P227"/>
      <text:p text:style-name="P181"><text:span text:style-name="T225">O</text:span>czekiwany rezultat:</text:p>
      <text:p text:style-name="P333"><text:span text:style-name="T267">Przycisk</text:span><text:span text:style-name="T276"> Zarejestruj </text:span><text:span text:style-name="T267">jest aktywny</text:span><text:span text:style-name="T276">, a jego k</text:span><text:span text:style-name="T267">liknięcie powoduje </text:span><text:span text:style-name="T269">wyświetlenie komunikatu o tym, że w systemie istnieje już użytkownik o podanych danych</text:span><text:span text:style-name="T267">.</text:span></text:p>
      <text:p text:style-name="P241"/>
      <text:p text:style-name="P261">Warunki wyjściowe:</text:p>
      <text:p text:style-name="P241"><text:span text:style-name="T193">Użytkownik pozostaje na stronie rejestracji </text:span><text:span text:style-name="T211">i widzi komunikat o błędzie</text:span><text:span text:style-name="T202">.</text:span></text:p>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304"/>
      <text:p text:style-name="P294"><text:span text:style-name="T43">#TC</text:span><text:span text:style-name="T52">13</text:span><text:span text:style-name="T43">: </text:span><text:span text:style-name="T1">Użytkownik wysyła formularz </text:span><text:span text:style-name="T26">bez akceptacji Regulaminu</text:span></text:p>
      <text:p text:style-name="P33"/>
      <text:p text:style-name="P169">Opis:<text:span text:style-name="T105"> Użytkownik próbuje zatwierdzić wysłanie formularza przy </text:span><text:span text:style-name="T107">podaniu </text:span><text:span text:style-name="T112">wszystkich </text:span><text:span text:style-name="T129">wymaganych</text:span><text:span text:style-name="T112"> prawidłowych danych, </text:span><text:span text:style-name="T129">jednak bez zaakceptowania Regulaminu</text:span></text:p>
      <text:p text:style-name="P154"/>
      <text:p text:style-name="P169">Dane testowe:</text:p>
      <text:p text:style-name="P73">Nazwa użytkownika: <text:span text:style-name="T191"><text:s/></text:span><text:span text:style-name="T395">RPGFan17</text:span></text:p>
      <text:p text:style-name="P350"><text:span text:style-name="T139">Adres e-mail: </text:span><text:span text:style-name="T159">kowalskimariusz715@gmail.com</text:span></text:p>
      <text:p text:style-name="P73">Hasło: <text:span text:style-name="T367">Arkana56$</text:span></text:p>
      <text:p text:style-name="P250">Powtórz hasło: <text:span text:style-name="T367">Arkana56$</text:span></text:p>
      <text:p text:style-name="P275"/>
      <text:p text:style-name="P169">Warunki wstępne:</text:p>
      <text:p text:style-name="P54">Użytkownik znajduje sie na stronie <text:a xlink:type="simple" xlink:href="https://localhost:3000/register" text:style-name="Internet_20_link" text:visited-style-name="Visited_20_Internet_20_Link">https://localhost:3000/register</text:a></text:p>
      <text:p text:style-name="P169"/>
      <text:p text:style-name="P169">Kroki:</text:p>
      <text:p text:style-name="P54"/>
      <text:p text:style-name="P100"><text:span text:style-name="T339">1</text:span>. Uzupełnij pola <text:span text:style-name="T192">Nazwa użytkownika, Adres e-mail, </text:span><text:span text:style-name="T202">Hasło </text:span><text:span text:style-name="T216">i</text:span><text:span text:style-name="T202"> Powtórz hasło </text:span>danymi testowymi</text:p>
      <text:p text:style-name="P115"><text:span text:style-name="T415">2</text:span>. <text:span text:style-name="T463">Nie z</text:span>aznacz<text:span text:style-name="T463">aj</text:span> opcj<text:span text:style-name="T463">i</text:span> <text:span text:style-name="T187">Akceptuję Regulamin</text:span></text:p>
      <text:p text:style-name="P130"><text:span text:style-name="T438">3</text:span>. Kliknij przycisk<text:span text:style-name="T187"> Zarejestruj</text:span></text:p>
      <text:p text:style-name="P40"/>
      <text:p text:style-name="P264"><text:span text:style-name="T225">O</text:span><text:span text:style-name="T389">czekiwany rezultat:</text:span></text:p>
      <text:p text:style-name="P264"/>
      <text:p text:style-name="P249">Przycisk <text:span text:style-name="T187">Zarejestruj</text:span> jest niedostępny, a jego kliknięcie nie powoduje żadnej akcji (komunikat o utworzeniu konta użytkownika lub przekierowanie na inną stronę aplikacji).</text:p>
      <text:p text:style-name="P249"/>
      <text:p text:style-name="P263">Warunki wyjściowe:</text:p>
      <text:p text:style-name="P263"/>
      <text:p text:style-name="P249">Użytkownik pozostaje na stronie rejestracji</text:p>
      <text:p text:style-name="P230"/>
      <text:p text:style-name="P230"/>
      <text:p text:style-name="P230"/>
      <text:p text:style-name="P230"/>
      <text:p text:style-name="P230"/>
      <text:p text:style-name="P230"><text:soft-page-break/></text:p>
      <text:p text:style-name="P230"/>
      <text:p text:style-name="P379"><text:span text:style-name="T239">Funkcjonalność:</text:span><text:span text:style-name="T1"> Generowanie losowych i tworzenie własnych postaci</text:span></text:p>
      <text:p text:style-name="P303"/>
      <text:p text:style-name="P293"><text:span text:style-name="T43">#TC1</text:span><text:span text:style-name="T53">4</text:span><text:span text:style-name="T43">:</text:span><text:span text:style-name="T1"> </text:span><text:span text:style-name="T12">Zalogowany użytkownik </text:span><text:span text:style-name="T13">generuje losowe statystyki postaci</text:span><text:span text:style-name="T12"> i zapisuje postać</text:span></text:p>
      <text:p text:style-name="P32"/>
      <text:p text:style-name="P168">Opis:<text:span text:style-name="T105"> </text:span><text:span text:style-name="T115">Zalogowany użytkownik tworzy postać z wykorzystaniem </text:span><text:span text:style-name="T116">metody losowego generowania statystyk postaci</text:span><text:span text:style-name="T115">, a następnie zapisuje </text:span><text:span text:style-name="T116">postać</text:span></text:p>
      <text:p text:style-name="P168">Dane testowe: -</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46">3. Powtórz krok nr 1</text:p>
      <text:p text:style-name="P145">3. Kliknij przycisk <text:span text:style-name="T226">Generuj losowe statystyki</text:span></text:p>
      <text:p text:style-name="P147">4. Kliknij przycisk <text:span text:style-name="T226">Zapisz</text:span> na dole strony</text:p>
      <text:p text:style-name="P35"/>
      <text:p text:style-name="P228"/>
      <text:p text:style-name="P182"><text:span text:style-name="T225">O</text:span>czekiwany rezultat:</text:p>
      <text:p text:style-name="P242"/>
      <text:p text:style-name="P342"><text:span text:style-name="T267">P</text:span><text:span text:style-name="T266">onowne kliknięcie przycisku </text:span><text:span text:style-name="T285">Menu</text:span><text:span text:style-name="T266"> na ekranie tworzenia postaci powoduje zamknięcie wysuniętego menu.</text:span></text:p>
      <text:p text:style-name="P243">Postać zostaje zapisana, użytkownik widzi ekran opisu postaci</text:p>
      <text:p text:style-name="P242"/>
      <text:p text:style-name="P262">Warunki wyjściowe:</text:p>
      <text:p text:style-name="P262"/>
      <text:p text:style-name="P243">Użytkownik znajduje się na ekranie opisu postaci</text:p>
      <text:p text:style-name="P243"/>
      <text:p text:style-name="P243"/>
      <text:p text:style-name="P243"/>
      <text:p text:style-name="P243"/>
      <text:p text:style-name="P243"><text:soft-page-break/></text:p>
      <text:p text:style-name="P243"/>
      <text:p text:style-name="P243"/>
      <text:p text:style-name="P293"><text:span text:style-name="T43">#TC</text:span><text:span text:style-name="T53">15</text:span><text:span text:style-name="T43">:</text:span><text:span text:style-name="T1"> </text:span><text:span text:style-name="T14">Sprawdzenie </text:span><text:span text:style-name="T15">czy </text:span><text:span text:style-name="T14">opcj</text:span><text:span text:style-name="T15">a</text:span><text:span text:style-name="T14"> generowania pojedynczej cechy postaci </text:span><text:span text:style-name="T15">działa prawidłowo</text:span></text:p>
      <text:p text:style-name="P32"/>
      <text:p text:style-name="P168">Opis:<text:span text:style-name="T105"> </text:span><text:span text:style-name="T117">U</text:span><text:span text:style-name="T115">żytkownik tworzy postać z wykorzystaniem </text:span><text:span text:style-name="T116">metody </text:span><text:span text:style-name="T118">pojedyncz</text:span><text:span text:style-name="T116">ego generowania </text:span><text:span text:style-name="T118">cechy</text:span><text:span text:style-name="T116"> postaci</text:span></text:p>
      <text:p text:style-name="P168">Dane testowe: -</text:p>
      <text:p text:style-name="P341"/>
      <text:p text:style-name="P168">Warunki wstępne:</text:p>
      <text:p text:style-name="P168"/>
      <text:p text:style-name="P145">Użytkownik <text:span text:style-name="T445">jest zalogowany i</text:span>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45">3. Kliknij przycisk <text:span text:style-name="T226">Generuj losowe statystyki</text:span></text:p>
      <text:p text:style-name="P148">4. Powtórz kliknięcie przycisku <draw:frame draw:style-name="fr1" draw:name="Obraz1" text:anchor-type="char" svg:x="6.71cm" svg:y="0.048cm" svg:width="0.741cm" svg:height="0.663cm" draw:z-index="0"><draw:image xlink:href="Pictures/100000000000002600000027D806C59B88686209.png" xlink:type="simple" xlink:show="embed" xlink:actuate="onLoad" draw:mime-type="image/png"/></draw:frame><text:s text:c="13"/>dla każdego pola z nazwą cechy</text:p>
      <text:p text:style-name="P147"/>
      <text:p text:style-name="P228"/>
      <text:p text:style-name="P182"><text:span text:style-name="T225">O</text:span>czekiwany rezultat:</text:p>
      <text:p text:style-name="P242"/>
      <text:p text:style-name="P343"><text:span text:style-name="T266">Z każdym kliknięciem przycisku </text:span><draw:frame draw:style-name="fr1" draw:name="Obraz2" text:anchor-type="char" svg:x="7.047cm" svg:y="0.048cm" svg:width="0.741cm" svg:height="0.663cm" draw:z-index="1"><draw:image xlink:href="Pictures/100000000000002600000027D806C59B88686209.png" xlink:type="simple" xlink:show="embed" xlink:actuate="onLoad" draw:mime-type="image/png"/></draw:frame><text:span text:style-name="T266">zostaje wygenerowana nowa cecha postaci </text:span><text:span text:style-name="T270">inna od wylosowanej za pomocą kliknięcia przycisku </text:span><text:span text:style-name="T286">Generuj losowe statystyki.</text:span></text:p>
      <text:p text:style-name="P242"/>
      <text:p text:style-name="P262">Warunki wyjściowe:</text:p>
      <text:p text:style-name="P262"/>
      <text:p text:style-name="P243">Użytkownik znajduje się na ekranie <text:span text:style-name="T446">tworzenia postaci, wszystkie statystyki postaci zostają wygenerowane.</text:span></text:p>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93"><text:span text:style-name="T43">#TC</text:span><text:span text:style-name="T53">16</text:span><text:span text:style-name="T43">:</text:span><text:span text:style-name="T1"> </text:span><text:span text:style-name="T14">Sprawdzenie </text:span><text:span text:style-name="T15">czy </text:span><text:span text:style-name="T14">opcj</text:span><text:span text:style-name="T15">a</text:span><text:span text:style-name="T14"> </text:span><text:span text:style-name="T15">ręcznego</text:span><text:span text:style-name="T14"> </text:span><text:span text:style-name="T15">wyboru</text:span><text:span text:style-name="T14"> cechy postaci </text:span><text:span text:style-name="T15">działa prawidłowo</text:span></text:p>
      <text:p text:style-name="P32"/>
      <text:p text:style-name="P168">Opis:<text:span text:style-name="T105"> </text:span><text:span text:style-name="T119">U</text:span><text:span text:style-name="T115">żytkownik tworzy postać z wykorzystaniem </text:span><text:span text:style-name="T116">metody </text:span><text:span text:style-name="T119">ręcznego</text:span><text:span text:style-name="T116"> </text:span><text:span text:style-name="T119">wyboru</text:span><text:span text:style-name="T116"> statystyk postaci</text:span></text:p>
      <text:p text:style-name="P168">Dane testowe: -</text:p>
      <text:p text:style-name="P341"/>
      <text:p text:style-name="P168">Warunki wstępne:</text:p>
      <text:p text:style-name="P168"/>
      <text:p text:style-name="P145">Użytkownik <text:span text:style-name="T445">jest zalogowany i </text:span>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45">3. <text:span text:style-name="T447">Kliknij pole przyporządkowane do każdej cechy postaci, a nastepnie wybierz lub wpisz wartość, która ma reprezentować daną cechę. Powtórz to działanie dla każdego pola statystyk postaci.</text:span></text:p>
      <text:p text:style-name="P147"/>
      <text:p text:style-name="P35"/>
      <text:p text:style-name="P228"/>
      <text:p text:style-name="P182"><text:span text:style-name="T225">O</text:span>czekiwany rezultat:</text:p>
      <text:p text:style-name="P242"/>
      <text:p text:style-name="P344"><text:span text:style-name="T266">Każde pole w sekcji statystyki postaci zostaje wypełnione danymi, przycisk </text:span><text:span text:style-name="T287">Z</text:span><text:span text:style-name="T285">apisz</text:span><text:span text:style-name="T266"> jest aktywny</text:span></text:p>
      <text:p text:style-name="P242"/>
      <text:p text:style-name="P262">Warunki wyjściowe:</text:p>
      <text:p text:style-name="P262"/>
      <text:p text:style-name="P243">Użytkownik znajduje się na ekranie <text:span text:style-name="T446">tworzenia postaci </text:span><text:span text:style-name="T448">i widzi</text:span><text:span text:style-name="T446"> </text:span><text:span text:style-name="T448">wygenerowane</text:span><text:span text:style-name="T446"> statystyki postaci.</text:span></text:p>
      <text:p text:style-name="P243"/>
      <text:p text:style-name="P243"/>
      <text:p text:style-name="P243"/>
      <text:p text:style-name="P243"/>
      <text:p text:style-name="P243"/>
      <text:p text:style-name="P243"/>
      <text:p text:style-name="P243"><text:soft-page-break/></text:p>
      <text:p text:style-name="P243"/>
      <text:p text:style-name="P243"/>
      <text:p text:style-name="P293"><text:span text:style-name="T43">#TC</text:span><text:span text:style-name="T53">17</text:span><text:span text:style-name="T43">:</text:span><text:span text:style-name="T1"> </text:span><text:span text:style-name="T14">Sprawdzenie </text:span><text:span text:style-name="T15">czy </text:span><text:span text:style-name="T14">opcj</text:span><text:span text:style-name="T16">e</text:span><text:span text:style-name="T14"> generowania </text:span><text:span text:style-name="T16">umiejętności bojowych</text:span><text:span text:style-name="T14"> postaci </text:span><text:span text:style-name="T15">działa</text:span><text:span text:style-name="T16">ją</text:span><text:span text:style-name="T15"> prawidłowo</text:span></text:p>
      <text:p text:style-name="P32"/>
      <text:p text:style-name="P168">Opis:<text:span text:style-name="T105"> </text:span><text:span text:style-name="T117">U</text:span><text:span text:style-name="T115">żytkownik </text:span><text:span text:style-name="T120">generuje na nowo umiejętności bojowe postaci (statystyki bazowe i obecne) </text:span></text:p>
      <text:p text:style-name="P168">Dane testowe: -</text:p>
      <text:p text:style-name="P341"/>
      <text:p text:style-name="P168">Warunki wstępne:</text:p>
      <text:p text:style-name="P168"/>
      <text:p text:style-name="P145">Użytkownik <text:span text:style-name="T445">jest zalogowany i</text:span>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45">3. Kliknij przycisk <text:span text:style-name="T226">Generuj losowe statystyki</text:span></text:p>
      <text:p text:style-name="P148">4. <text:span text:style-name="T448">Kliknij przycisk </text:span><text:span text:style-name="T233">Wylosuj statystyki Bazowe</text:span></text:p>
      <text:p text:style-name="P149">5. Kliknij przycisk <text:span text:style-name="T226">Wylosuj statystyki Obecne</text:span></text:p>
      <text:p text:style-name="P147"/>
      <text:p text:style-name="P228"/>
      <text:p text:style-name="P182"><text:span text:style-name="T225">O</text:span>czekiwany rezultat:</text:p>
      <text:p text:style-name="P242"/>
      <text:p text:style-name="P345"><text:span text:style-name="T271">K</text:span><text:span text:style-name="T266">liknięcie przycisku</text:span><text:span text:style-name="T285"> Wylosuj statystyki Bazowe </text:span><text:span text:style-name="T266">powoduje zmianę wartości w sekcji</text:span><text:span text:style-name="T285"> Baza. </text:span><text:span text:style-name="T266">Kliknięcie</text:span><text:span text:style-name="T285"> </text:span><text:span text:style-name="T266">przycisku </text:span><text:span text:style-name="T285">Wylosuj statystyki Obecne </text:span><text:span text:style-name="T266">powoduje zmianę wartości w sekcji</text:span><text:span text:style-name="T285"> Obecnie. </text:span><text:span text:style-name="T266">Przycisk</text:span><text:span text:style-name="T285"> Zapisz </text:span><text:span text:style-name="T266">jest aktywny.</text:span></text:p>
      <text:p text:style-name="P242"/>
      <text:p text:style-name="P262">Warunki wyjściowe:</text:p>
      <text:p text:style-name="P262"/>
      <text:p text:style-name="P243">Użytkownik znajduje się na ekranie <text:span text:style-name="T446">tworzenia postaci </text:span><text:span text:style-name="T448">i widzi</text:span><text:span text:style-name="T446"> </text:span><text:span text:style-name="T448">wygenerowane</text:span><text:span text:style-name="T446"> statystyki postaci.</text:span></text:p>
      <text:p text:style-name="P243"/>
      <text:p text:style-name="P243"/>
      <text:p text:style-name="P243"/>
      <text:p text:style-name="P243"/>
      <text:p text:style-name="P243"/>
      <text:p text:style-name="P243"/>
      <text:p text:style-name="P243"><text:soft-page-break/></text:p>
      <text:p text:style-name="P243"/>
      <text:p text:style-name="P243"/>
      <text:p text:style-name="P293"><text:span text:style-name="T43">#TC</text:span><text:span text:style-name="T53">18</text:span><text:span text:style-name="T43">:</text:span><text:span text:style-name="T1"> </text:span><text:span text:style-name="T17">Niez</text:span><text:span text:style-name="T12">alogowany użytkownik </text:span><text:span text:style-name="T13">generuje losowe statystyki postaci</text:span><text:span text:style-name="T12"> i </text:span><text:span text:style-name="T17">próbuje </text:span><text:span text:style-name="T12">zapis</text:span><text:span text:style-name="T17">ać</text:span><text:span text:style-name="T12"> postać</text:span></text:p>
      <text:p text:style-name="P32"/>
      <text:p text:style-name="P168">Opis:<text:span text:style-name="T105"> </text:span><text:span text:style-name="T121">Niez</text:span><text:span text:style-name="T115">alogowany użytkownik tworzy postać z wykorzystaniem </text:span><text:span text:style-name="T116">metody losowego generowania statystyk postaci</text:span><text:span text:style-name="T115">, a następnie </text:span><text:span text:style-name="T121">próbuje</text:span><text:span text:style-name="T115"> zapis</text:span><text:span text:style-name="T121">ać</text:span><text:span text:style-name="T115"> </text:span><text:span text:style-name="T116">postać</text:span></text:p>
      <text:p text:style-name="P168">Dane testowe: -</text:p>
      <text:p text:style-name="P341"/>
      <text:p text:style-name="P168">Warunki wstępne:</text:p>
      <text:p text:style-name="P168"/>
      <text:p text:style-name="P145">Użytkownik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45">3. Kliknij przycisk <text:span text:style-name="T226">Generuj losowe statystyki</text:span></text:p>
      <text:p text:style-name="P147">4. Kliknij przycisk <text:span text:style-name="T226">Zapisz</text:span> na dole strony</text:p>
      <text:p text:style-name="P35"/>
      <text:p text:style-name="P228"/>
      <text:p text:style-name="P182"><text:span text:style-name="T225">O</text:span>czekiwany rezultat:</text:p>
      <text:p text:style-name="P242"/>
      <text:p text:style-name="P346"><text:span text:style-name="T266">Użytkownik widzi komunikat </text:span><text:span text:style-name="T304">Aby zapisać postać w bazie danych, musisz być zalogowany </text:span><text:span text:style-name="T272">na ekranie tworzenia postaci</text:span><text:span text:style-name="T266">.</text:span><text:span text:style-name="T304"> </text:span><text:span text:style-name="T266">Poniżej komunikatu wyświetlany jest napis o treści </text:span><text:span text:style-name="T285">Zaloguj się.</text:span></text:p>
      <text:p text:style-name="P207"><text:span text:style-name="T308">Kliknięcie przycisku </text:span><text:span text:style-name="T285">Zapisz</text:span><text:span text:style-name="T308"> nie powoduje zapisania postaci, przycisk jest wyszarzony (nieaktywny).</text:span></text:p>
      <text:p text:style-name="P242"/>
      <text:p text:style-name="P262">Warunki wyjściowe:</text:p>
      <text:p text:style-name="P262"/>
      <text:p text:style-name="P243">Użytkownik znajduje się na ekranie <text:span text:style-name="T449">tworzenia postaci.</text:span></text:p>
      <text:p text:style-name="P243"/>
      <text:p text:style-name="P243"/>
      <text:p text:style-name="P243"/>
      <text:p text:style-name="P243"/>
      <text:p text:style-name="P243"/>
      <text:p text:style-name="P243"/>
      <text:p text:style-name="P243"><text:soft-page-break/></text:p>
      <text:p text:style-name="P243"/>
      <text:p text:style-name="P243"/>
      <text:p text:style-name="P293"><text:span text:style-name="T43">#TC</text:span><text:span text:style-name="T53">19</text:span><text:span text:style-name="T43">:</text:span><text:span text:style-name="T1"> </text:span><text:span text:style-name="T17">Niez</text:span><text:span text:style-name="T12">alogowany użytkownik </text:span><text:span text:style-name="T18">przechodzi do tworzenia</text:span><text:span text:style-name="T13"> postaci, </text:span><text:span text:style-name="T17">loguje się</text:span><text:span text:style-name="T12"> i </text:span><text:span text:style-name="T17">próbuje </text:span><text:span text:style-name="T12">zapis</text:span><text:span text:style-name="T17">ać</text:span><text:span text:style-name="T12"> postać</text:span></text:p>
      <text:p text:style-name="P32"/>
      <text:p text:style-name="P168">Opis:<text:span text:style-name="T105"> </text:span><text:span text:style-name="T121">Niez</text:span><text:span text:style-name="T115">alogowany użytkownik tworzy postać z wykorzystaniem </text:span><text:span text:style-name="T116">metody losowego generowania statystyk postaci</text:span><text:span text:style-name="T115">, </text:span><text:span text:style-name="T121">loguje się na swoje konto, </text:span><text:span text:style-name="T115">a następnie zapisuje </text:span><text:span text:style-name="T116">postać</text:span></text:p>
      <text:p text:style-name="P168">Dane testowe: </text:p>
      <text:p text:style-name="P168"/>
      <text:p text:style-name="P191"><text:span text:style-name="T217">Nazwa użytkownika:</text:span> <text:span text:style-name="T105">Ryuuken</text:span></text:p>
      <text:p text:style-name="P191"><text:span text:style-name="T217">Hasło:</text:span> <text:span text:style-name="T105">Testing_71@</text:span></text:p>
      <text:p text:style-name="P341"/>
      <text:p text:style-name="P168">Warunki wstępne:</text:p>
      <text:p text:style-name="P168"/>
      <text:p text:style-name="P145">Użytkownik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26">Postać</text:span> w <text:span text:style-name="T226">Menu</text:span></text:p>
      <text:p text:style-name="P150">3. Kliknij opcję<text:span text:style-name="T226"> Zaloguj się </text:span>poniżej komunikatu<text:span text:style-name="T226"> </text:span><text:span text:style-name="T306">Aby zapisać postać w bazie danych, musisz być zalogowany.</text:span></text:p>
      <text:p text:style-name="P150"><text:span text:style-name="T294">4. </text:span><text:span text:style-name="T289">Zaloguj się z użyciem danych podanych w danych testowych</text:span></text:p>
      <text:p text:style-name="P244">5. Powtórz instrukcję zawartą w punkcie 2</text:p>
      <text:p text:style-name="P145"><text:span text:style-name="T450">5</text:span>. Kliknij przycisk <text:span text:style-name="T226">Generuj losowe statystyki</text:span></text:p>
      <text:p text:style-name="P147">4. Kliknij przycisk <text:span text:style-name="T226">Zapisz</text:span> na dole strony</text:p>
      <text:p text:style-name="P35"/>
      <text:p text:style-name="P228"/>
      <text:p text:style-name="P182"><text:span text:style-name="T225">O</text:span>czekiwany rezultat:</text:p>
      <text:p text:style-name="P242"/>
      <text:p text:style-name="P208"><text:span text:style-name="T308">Po kliknięciu opcji</text:span><text:span text:style-name="T285"> Zaloguj się, </text:span><text:span text:style-name="T308">użytkownik zostaje przekierowany do strony logowania, logując się przechodzi do strony głównej z wysuniętym</text:span><text:span text:style-name="T285"> Menu</text:span><text:span text:style-name="T308">,</text:span><text:span text:style-name="T285"> </text:span><text:span text:style-name="T308">skąd może przejść do ekranu tworzenia postaci. Wygenerowanie wszystkich statystyk postaci i kliknięcie przycisku</text:span><text:span text:style-name="T285"> Zapisz </text:span><text:span text:style-name="T308">powoduje zapisanie postaci w bazie danych.</text:span></text:p>
      <text:p text:style-name="P242"/>
      <text:p text:style-name="P262">Warunki wyjściowe:</text:p>
      <text:p text:style-name="P262"><text:soft-page-break/></text:p>
      <text:p text:style-name="P243">Użytkownik znajduje się na ekranie <text:span text:style-name="T450">opisu</text:span><text:span text:style-name="T449"> postaci.</text:span></text:p>
      <text:p text:style-name="P243"/>
      <text:p text:style-name="P370"><text:span text:style-name="T239">Funkcjonalność:</text:span><text:span text:style-name="T1"> Stworzenie nowej historii</text:span></text:p>
      <text:p text:style-name="P303"/>
      <text:p text:style-name="P293"><text:span text:style-name="T43">#TC</text:span><text:span text:style-name="T53">20</text:span><text:span text:style-name="T43">:</text:span><text:span text:style-name="T1"> </text:span><text:span text:style-name="T12">Zalogowany użytkownik </text:span><text:span text:style-name="T19">tworzy nową historię, a następnie </text:span><text:span text:style-name="T12">zapisuje </text:span><text:span text:style-name="T19">ją</text:span></text:p>
      <text:p text:style-name="P32"/>
      <text:p text:style-name="P168">Opis:<text:span text:style-name="T105"> </text:span><text:span text:style-name="T115">Zalogowany użytkownik tworzy </text:span><text:span text:style-name="T122">nową historię</text:span><text:span text:style-name="T115"> </text:span><text:span text:style-name="T122">podając wszystkie wymagane dane</text:span><text:span text:style-name="T115">, a następnie zapisuje </text:span><text:span text:style-name="T122">ją</text:span></text:p>
      <text:p text:style-name="P168">Dane testowe:</text:p>
      <text:p text:style-name="P151"><text:span text:style-name="T187">Dzień:</text:span> 20</text:p>
      <text:p text:style-name="P151"><text:span text:style-name="T187">Miesiąc:</text:span> Nachexen</text:p>
      <text:p text:style-name="P151"><text:span text:style-name="T187">Rok:</text:span> 2652</text:p>
      <text:p text:style-name="P151"><text:span text:style-name="T187">Tytuł:</text:span> Przybycie</text:p>
      <text:p text:style-name="P151"><text:span text:style-name="T187">Miejsce:</text:span> Ahlenhof</text:p>
      <text:p text:style-name="P151"><text:span text:style-name="T187">Opis:</text:span> Początek</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4">Historię</text:span> w <text:span text:style-name="T226">Menu</text:span></text:p>
      <text:p text:style-name="P146">3. <text:span text:style-name="T451">Uzupełnij </text:span><text:span text:style-name="T452">pola danymi testowymi</text:span></text:p>
      <text:p text:style-name="P145"><text:span text:style-name="T453">4</text:span>. Kliknij przycisk <text:span text:style-name="T235">Zapisz</text:span></text:p>
      <text:p text:style-name="P147"><text:span text:style-name="T453">5</text:span>. Kliknij p<text:span text:style-name="T452">oza obszarem okna z podglądem historii</text:span></text:p>
      <text:p text:style-name="P35"/>
      <text:p text:style-name="P228"/>
      <text:p text:style-name="P182"><text:span text:style-name="T225">O</text:span>czekiwany rezultat:</text:p>
      <text:p text:style-name="P245"/>
      <text:p text:style-name="P347"><text:span text:style-name="T273">Historia </text:span><text:span text:style-name="T266">zostaje zapisana</text:span></text:p>
      <text:p text:style-name="P242"/>
      <text:p text:style-name="P262">Warunki wyjściowe:</text:p>
      <text:p text:style-name="P262"/>
      <text:p text:style-name="P243">Użytkownik znajduje się na ekranie, <text:span text:style-name="T452">który zawiera katolog stworzonych przez niego historii.</text:span></text:p>
      <text:p text:style-name="P243"><text:soft-page-break/></text:p>
      <text:p text:style-name="P243"/>
      <text:p text:style-name="P243"/>
      <text:p text:style-name="P293"><text:span text:style-name="T43">#TC</text:span><text:span text:style-name="T50">2</text:span><text:span text:style-name="T53">1</text:span><text:span text:style-name="T43">:</text:span><text:span text:style-name="T1"> </text:span><text:span text:style-name="T17">Niez</text:span><text:span text:style-name="T12">alogowany użytkownik </text:span><text:span text:style-name="T20">uzupełnia dane o historii</text:span><text:span text:style-name="T12"> i </text:span><text:span text:style-name="T17">próbuje </text:span><text:span text:style-name="T20">ją </text:span><text:span text:style-name="T12">zapis</text:span><text:span text:style-name="T17">ać</text:span></text:p>
      <text:p text:style-name="P32"/>
      <text:p text:style-name="P168">Opis:<text:span text:style-name="T105"> </text:span><text:span text:style-name="T121">Niez</text:span><text:span text:style-name="T115">alogowany użytkownik tworzy </text:span><text:span text:style-name="T123">tworzy nową historię</text:span><text:span text:style-name="T115">, a następnie </text:span><text:span text:style-name="T121">próbuje </text:span><text:span text:style-name="T123">ją</text:span><text:span text:style-name="T115"> zapis</text:span><text:span text:style-name="T121">ać</text:span></text:p>
      <text:p text:style-name="P168">Dane testowe:</text:p>
      <text:p text:style-name="P151"><text:span text:style-name="T187">Dzień:</text:span> 2<text:span text:style-name="T454">5</text:span></text:p>
      <text:p text:style-name="P151"><text:span text:style-name="T187">Miesiąc:</text:span> Nachexen</text:p>
      <text:p text:style-name="P151"><text:span text:style-name="T187">Rok:</text:span> 265<text:span text:style-name="T454">7</text:span></text:p>
      <text:p text:style-name="P151"><text:span text:style-name="T187">Tytuł:</text:span> Przybycie</text:p>
      <text:p text:style-name="P151"><text:span text:style-name="T187">Miejsce:</text:span> Ahlenhof</text:p>
      <text:p text:style-name="P151"><text:span text:style-name="T187">Opis:</text:span> Początek</text:p>
      <text:p text:style-name="P341"/>
      <text:p text:style-name="P168">Warunki wstępne:</text:p>
      <text:p text:style-name="P168"/>
      <text:p text:style-name="P145">Użytkownik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4">Historię</text:span> w <text:span text:style-name="T226">Menu</text:span></text:p>
      <text:p text:style-name="P146">3. <text:span text:style-name="T451">Uzupełnij </text:span><text:span text:style-name="T452">pola danymi testowymi</text:span></text:p>
      <text:p text:style-name="P145">3. Kliknij przycisk <text:span text:style-name="T235">Zapisz</text:span></text:p>
      <text:p text:style-name="P35"/>
      <text:p text:style-name="P228"/>
      <text:p text:style-name="P182"><text:span text:style-name="T225">O</text:span>czekiwany rezultat:</text:p>
      <text:p text:style-name="P242"/>
      <text:p text:style-name="P346"><text:span text:style-name="T266">Użytkownik widzi komunikat </text:span><text:span text:style-name="T304">Aby zapisać </text:span><text:span text:style-name="T305">historię</text:span><text:span text:style-name="T304">, musisz być zalogowany. </text:span><text:span text:style-name="T274">na ekranie tworzenia historii</text:span><text:span text:style-name="T266">.</text:span><text:span text:style-name="T304"> </text:span><text:span text:style-name="T266">Poniżej komunikatu wyświetlany jest napis o treści </text:span><text:span text:style-name="T285">Zaloguj się.</text:span></text:p>
      <text:p text:style-name="P207"><text:span text:style-name="T308">Kliknięcie przycisku </text:span><text:span text:style-name="T285">Zapisz</text:span><text:span text:style-name="T308"> nie powoduje zapisania </text:span><text:span text:style-name="T309">historii</text:span><text:span text:style-name="T308">, przycisk jest wyszarzony (nieaktywny).</text:span></text:p>
      <text:p text:style-name="P242"/>
      <text:p text:style-name="P262">Warunki wyjściowe:</text:p>
      <text:p text:style-name="P262"/>
      <text:p text:style-name="P243">Użytkownik znajduje się na ekranie <text:span text:style-name="T449">tworzenia </text:span><text:span text:style-name="T455">historii</text:span><text:span text:style-name="T449">.</text:span></text:p>
      <text:p text:style-name="P243"><text:soft-page-break/></text:p>
      <text:p text:style-name="P243"/>
      <text:p text:style-name="P293"><text:span text:style-name="T43">#TC</text:span><text:span text:style-name="T53">22</text:span><text:span text:style-name="T43">:</text:span><text:span text:style-name="T1"> </text:span><text:span text:style-name="T17">Niez</text:span><text:span text:style-name="T12">alogowany użytkownik </text:span><text:span text:style-name="T18">przechodzi do tworzenia</text:span><text:span text:style-name="T13"> </text:span><text:span text:style-name="T21">histor</text:span><text:span text:style-name="T13">i</text:span><text:span text:style-name="T21">i</text:span><text:span text:style-name="T13">, </text:span><text:span text:style-name="T17">loguje się</text:span><text:span text:style-name="T12"> i </text:span><text:span text:style-name="T17">próbuje </text:span><text:span text:style-name="T12">zapis</text:span><text:span text:style-name="T17">ać</text:span><text:span text:style-name="T12"> </text:span><text:span text:style-name="T21">historię</text:span></text:p>
      <text:p text:style-name="P32"/>
      <text:p text:style-name="P168">Opis:<text:span text:style-name="T105"> </text:span><text:span text:style-name="T121">Niez</text:span><text:span text:style-name="T115">alogowany użytkownik tworzy </text:span><text:span text:style-name="T124">historię</text:span><text:span text:style-name="T115">, </text:span><text:span text:style-name="T121">loguje się na swoje konto, </text:span><text:span text:style-name="T115">a następnie zapisuje </text:span><text:span text:style-name="T124">historię</text:span></text:p>
      <text:p text:style-name="P168">Dane testowe: </text:p>
      <text:p text:style-name="P151"><text:span text:style-name="T187">Dzień:</text:span> 2<text:span text:style-name="T455">8</text:span></text:p>
      <text:p text:style-name="P151"><text:span text:style-name="T187">Miesiąc:</text:span> Nachexen</text:p>
      <text:p text:style-name="P151"><text:span text:style-name="T187">Rok:</text:span> 265<text:span text:style-name="T455">8</text:span></text:p>
      <text:p text:style-name="P151"><text:span text:style-name="T187">Tytuł:</text:span> Przybycie</text:p>
      <text:p text:style-name="P151"><text:span text:style-name="T187">Miejsce:</text:span> Ahlenhof</text:p>
      <text:p text:style-name="P151"><text:span text:style-name="T187">Opis:</text:span> Początek</text:p>
      <text:p text:style-name="P151"/>
      <text:p text:style-name="P191"><text:span text:style-name="T217">Nazwa użytkownika:</text:span> <text:span text:style-name="T105">Ryuuken</text:span></text:p>
      <text:p text:style-name="P191"><text:span text:style-name="T217">Hasło:</text:span> <text:span text:style-name="T105">Testing_71@</text:span></text:p>
      <text:p text:style-name="P341"/>
      <text:p text:style-name="P168">Warunki wstępne:</text:p>
      <text:p text:style-name="P168"/>
      <text:p text:style-name="P145">Użytkownik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6">Historię</text:span> w <text:span text:style-name="T226">Menu</text:span></text:p>
      <text:p text:style-name="P150">3. Kliknij opcję<text:span text:style-name="T226"> Zaloguj się </text:span>poniżej komunikatu<text:span text:style-name="T226"> </text:span><text:span text:style-name="T306">Aby zapisać </text:span><text:span text:style-name="T307">historię</text:span><text:span text:style-name="T306">, musisz być zalogowany.</text:span></text:p>
      <text:p text:style-name="P150"><text:span text:style-name="T294">4. </text:span><text:span text:style-name="T289">Zaloguj się </text:span><text:span text:style-name="T295">wpisując na ekranie logowania nazwę użytkownika i hasło</text:span></text:p>
      <text:p text:style-name="P152"><text:span text:style-name="T295">5. </text:span><text:span text:style-name="T289">Powtórz krok 2 testu</text:span></text:p>
      <text:p text:style-name="P145"><text:span text:style-name="T456">6</text:span>. <text:span text:style-name="T457">Uzupełnij pola Dzień, Miesiąc, Rok, Miejsce, Tytuł i Opis historii danymi testowymi</text:span></text:p>
      <text:p text:style-name="P147"><text:span text:style-name="T456">7</text:span>. Kliknij przycisk <text:span text:style-name="T226">Zapisz</text:span></text:p>
      <text:p text:style-name="P147"><text:span text:style-name="T456">8</text:span>. Kliknij p<text:span text:style-name="T452">oza obszarem okna z podglądem historii</text:span></text:p>
      <text:p text:style-name="P35"/>
      <text:p text:style-name="P228"/>
      <text:p text:style-name="P182"><text:span text:style-name="T225">O</text:span>czekiwany rezultat:</text:p>
      <text:p text:style-name="P242"/>
      <text:p text:style-name="P208"><text:span text:style-name="T310">Historia </text:span><text:span text:style-name="T311">zostaje zapisana</text:span><text:span text:style-name="T308">.</text:span></text:p>
      <text:p text:style-name="P242"><text:soft-page-break/></text:p>
      <text:p text:style-name="P262">Warunki wyjściowe:</text:p>
      <text:p text:style-name="P262"/>
      <text:p text:style-name="P243">Użytkownik znajduje się na ekranie, <text:span text:style-name="T452">który zawiera katolog stworzonych przez niego historii.</text:span></text:p>
      <text:p text:style-name="P303"/>
      <text:p text:style-name="P293"><text:span text:style-name="T43">#TC</text:span><text:span text:style-name="T53">23</text:span><text:span text:style-name="T43">:</text:span><text:span text:style-name="T1"> </text:span><text:span text:style-name="T12">Zalogowany użytkownik </text:span><text:span text:style-name="T22">próbuje zapisać historię nie podając wszystkich wymaganych danych</text:span></text:p>
      <text:p text:style-name="P32"/>
      <text:p text:style-name="P168">Opis:<text:span text:style-name="T105"> </text:span><text:span text:style-name="T115">Zalogowany użytkownik tworzy </text:span><text:span text:style-name="T122">nową historię</text:span><text:span text:style-name="T115"> </text:span><text:span text:style-name="T125">bez </text:span><text:span text:style-name="T122">poda</text:span><text:span text:style-name="T125">nia</text:span><text:span text:style-name="T122"> wszystki</text:span><text:span text:style-name="T125">ch</text:span><text:span text:style-name="T122"> wymagan</text:span><text:span text:style-name="T125">ych</text:span><text:span text:style-name="T122"> dan</text:span><text:span text:style-name="T125">ych</text:span><text:span text:style-name="T115">, a następnie </text:span><text:span text:style-name="T125">próbuje ją </text:span><text:span text:style-name="T115">zapis</text:span><text:span text:style-name="T125">ać</text:span></text:p>
      <text:p text:style-name="P168">Dane testowe:</text:p>
      <text:p text:style-name="P151"><text:span text:style-name="T187">Dzień:</text:span> 20</text:p>
      <text:p text:style-name="P151"><text:span text:style-name="T187">Miesiąc:</text:span> Nachexen</text:p>
      <text:p text:style-name="P151"><text:span text:style-name="T187">Rok:</text:span> 2652</text:p>
      <text:p text:style-name="P151"><text:span text:style-name="T187">Tytuł:</text:span> Przybycie</text:p>
      <text:p text:style-name="P151"><text:span text:style-name="T187">Miejsce:</text:span> Ahlenhof</text:p>
      <text:p text:style-name="P151"><text:span text:style-name="T187">Opis:</text:span> Początek</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4">Historię</text:span> w <text:span text:style-name="T226">Menu</text:span></text:p>
      <text:p text:style-name="P146">3. <text:span text:style-name="T451">Uzupełnij </text:span><text:span text:style-name="T452">pola danymi testowymi </text:span><text:span text:style-name="T459">bez podawania danych dla pola </text:span><text:span text:style-name="T215">Dzień</text:span></text:p>
      <text:p text:style-name="P145"><text:span text:style-name="T453">4</text:span>. Kliknij przycisk <text:span text:style-name="T235">Zapisz</text:span></text:p>
      <text:p text:style-name="P147"><text:span text:style-name="T453">5</text:span>. <text:span text:style-name="T458">Powtórz test tyle razy, ile wynosi liczba danych testowych dla poszczególnych pól, zmieniając za każdym razem nazwę pola w punkcie </text:span><text:span text:style-name="T465">3</text:span></text:p>
      <text:p text:style-name="P35"/>
      <text:p text:style-name="P228"/>
      <text:p text:style-name="P182"><text:span text:style-name="T225">O</text:span>czekiwany rezultat:</text:p>
      <text:p text:style-name="P245"/>
      <text:p text:style-name="P246">Za każdym razem pojawia się komunikat informujący użytkownika o konieczności uzupełnienia brakujących danych, historia nie zostaje zapisana.</text:p>
      <text:p text:style-name="P242"/>
      <text:p text:style-name="P262">Warunki wyjściowe:</text:p>
      <text:p text:style-name="P262"><text:soft-page-break/></text:p>
      <text:p text:style-name="P243">Użytkownik znajduje się na ekranie <text:span text:style-name="T458">tworzenia historii i widzi komunikat o błędzie</text:span><text:span text:style-name="T452">.</text:span></text:p>
      <text:p text:style-name="P303"/>
      <text:p text:style-name="P293"><text:span text:style-name="T43">#TC</text:span><text:span text:style-name="T53">24</text:span><text:span text:style-name="T43">:</text:span><text:span text:style-name="T1"> </text:span><text:span text:style-name="T12">Zalogowany użytkownik </text:span><text:span text:style-name="T22">próbuje zapisać historię </text:span><text:span text:style-name="T23">bez podania żadnych danych na jej temat</text:span></text:p>
      <text:p text:style-name="P32"/>
      <text:p text:style-name="P168">Opis:<text:span text:style-name="T105"> </text:span><text:span text:style-name="T115">Zalogowany użytkownik tworzy </text:span><text:span text:style-name="T122">nową historię</text:span><text:span text:style-name="T115"> </text:span><text:span text:style-name="T125">bez </text:span><text:span text:style-name="T122">poda</text:span><text:span text:style-name="T125">nia</text:span><text:span text:style-name="T122"> </text:span><text:span text:style-name="T126">żadnych danych na jej temat</text:span><text:span text:style-name="T115">, a następnie </text:span><text:span text:style-name="T125">próbuje ją </text:span><text:span text:style-name="T115">zapis</text:span><text:span text:style-name="T125">ać</text:span></text:p>
      <text:p text:style-name="P168">Dane testowe:</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4">Historię</text:span> w <text:span text:style-name="T226">Menu</text:span></text:p>
      <text:p text:style-name="P145"><text:span text:style-name="T458">3</text:span>. Kliknij przycisk <text:span text:style-name="T235">Zapisz</text:span></text:p>
      <text:p text:style-name="P35"/>
      <text:p text:style-name="P228"/>
      <text:p text:style-name="P182"><text:span text:style-name="T225">O</text:span>czekiwany rezultat:</text:p>
      <text:p text:style-name="P245"/>
      <text:p text:style-name="P246">Pojawia się komunikat informujący użytkownika o konieczności uzupełnienia brakujących danych, historia nie zostaje zapisana.</text:p>
      <text:p text:style-name="P242"/>
      <text:p text:style-name="P262">Warunki wyjściowe:</text:p>
      <text:p text:style-name="P262"/>
      <text:p text:style-name="P243">Użytkownik znajduje się na ekranie <text:span text:style-name="T458">tworzenia historii i widzi komunikat o</text:span></text:p>
      <text:p text:style-name="P270">błędzie</text:p>
      <text:p text:style-name="P270"/>
      <text:p text:style-name="P270"/>
      <text:p text:style-name="P270"/>
      <text:p text:style-name="P270"/>
      <text:p text:style-name="P270"/>
      <text:p text:style-name="P270"/>
      <text:p text:style-name="P270"/>
      <text:p text:style-name="P270"><text:soft-page-break/></text:p>
      <text:p text:style-name="P270"/>
      <text:p text:style-name="P270"/>
      <text:p text:style-name="P270"/>
      <text:p text:style-name="P369"><text:span text:style-name="T239">Funkcjonalność:</text:span><text:span text:style-name="T1"> Stworzenie nowej sesji</text:span></text:p>
      <text:p text:style-name="P271"/>
      <text:p text:style-name="P293"><text:span text:style-name="T43">#TC</text:span><text:span text:style-name="T53">25</text:span><text:span text:style-name="T43">:</text:span><text:span text:style-name="T1"> </text:span><text:span text:style-name="T12">Zalogowany użytkownik </text:span><text:span text:style-name="T24">tworzy i zapisuje nową sesję</text:span></text:p>
      <text:p text:style-name="P32"/>
      <text:p text:style-name="P168">Opis:<text:span text:style-name="T105"> </text:span><text:span text:style-name="T115">Zalogowany użytkownik tworzy </text:span><text:span text:style-name="T127">nową sesję, a następnie zapisuje ją w bazie danych</text:span></text:p>
      <text:p text:style-name="P168">Dane testowe: </text:p>
      <text:p text:style-name="P192"><text:span text:style-name="T217">Tytuł sesji:</text:span> <text:span text:style-name="T105">Wyprawa do Nachexen</text:span></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7">Sesje</text:span> w <text:span text:style-name="T226">Menu</text:span></text:p>
      <text:p text:style-name="P145">3. Kliknij przycisk <text:span text:style-name="T238">Nowa sesja</text:span></text:p>
      <text:p text:style-name="P147">4. <text:span text:style-name="T460">Uzupełnij pole </text:span><text:span text:style-name="T238">Tytuł</text:span><text:span text:style-name="T460"> danymi testowymi</text:span></text:p>
      <text:p text:style-name="P153">5. Kliknij przycisk <text:span text:style-name="T226">Zapisz</text:span></text:p>
      <text:p text:style-name="P35"/>
      <text:p text:style-name="P228"/>
      <text:p text:style-name="P182"><text:span text:style-name="T225">O</text:span>czekiwany rezultat:</text:p>
      <text:p text:style-name="P242"/>
      <text:p text:style-name="P247">Sesja zostaje zapisana i pojawia się na ekranie katalogu sesji</text:p>
      <text:p text:style-name="P242"/>
      <text:p text:style-name="P262">Warunki wyjściowe:</text:p>
      <text:p text:style-name="P262"/>
      <text:p text:style-name="P243">Użytkownik znajduje się na ekranie <text:span text:style-name="T460">katalogu sesji.</text:span></text:p>
      <text:p text:style-name="P243"/>
      <text:p text:style-name="P243"/>
      <text:p text:style-name="P243"/>
      <text:p text:style-name="P243"/>
      <text:p text:style-name="P243"/>
      <text:p text:style-name="P243"><text:soft-page-break/></text:p>
      <text:p text:style-name="P243"/>
      <text:p text:style-name="P243"/>
      <text:p text:style-name="P243"/>
      <text:p text:style-name="P293"><text:span text:style-name="T43">#TC</text:span><text:span text:style-name="T51">2</text:span><text:span text:style-name="T53">6</text:span><text:span text:style-name="T43">:</text:span><text:span text:style-name="T1"> </text:span><text:span text:style-name="T12">Zalogowany użytkownik </text:span><text:span text:style-name="T25">próbuje zapisać sesję bez podania jej tytułu</text:span></text:p>
      <text:p text:style-name="P32"/>
      <text:p text:style-name="P168">Opis:<text:span text:style-name="T105"> </text:span><text:span text:style-name="T115">Zalogowany użytkownik tworzy </text:span><text:span text:style-name="T127">nową sesję </text:span><text:span text:style-name="T128">bez podania jej tytułu</text:span><text:span text:style-name="T127">, a następnie </text:span><text:span text:style-name="T128">próbuje </text:span><text:span text:style-name="T127">zapis</text:span><text:span text:style-name="T128">ać</text:span><text:span text:style-name="T127"> ją w bazie danych</text:span></text:p>
      <text:p text:style-name="P168">Dane testowe: -</text:p>
      <text:p text:style-name="P341"/>
      <text:p text:style-name="P168">Warunki wstępne:</text:p>
      <text:p text:style-name="P168"/>
      <text:p text:style-name="P145">Użytkownik jest zalogowany i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145">2. Kliknij opcję <text:span text:style-name="T237">Sesje</text:span> w <text:span text:style-name="T226">Menu</text:span></text:p>
      <text:p text:style-name="P145">3. Kliknij przycisk <text:span text:style-name="T238">Nowa sesja</text:span></text:p>
      <text:p text:style-name="P153"><text:span text:style-name="T461">4</text:span>. Kliknij przycisk <text:span text:style-name="T226">Zapisz</text:span></text:p>
      <text:p text:style-name="P35"/>
      <text:p text:style-name="P228"/>
      <text:p text:style-name="P182"><text:span text:style-name="T225">O</text:span>czekiwany rezultat:</text:p>
      <text:p text:style-name="P242"/>
      <text:p text:style-name="P248">Pojawia się komunikat informujący o konieczności podania tytułu sesji w celu jej zapisania.</text:p>
      <text:p text:style-name="P242"/>
      <text:p text:style-name="P262">Warunki wyjściowe:</text:p>
      <text:p text:style-name="P262"/>
      <text:p text:style-name="P243">Użytkownik znajduje się na ekranie <text:span text:style-name="T461">tworzenia</text:span><text:span text:style-name="T460"> sesji </text:span><text:span text:style-name="T461">i widzi komunikat o błędzie</text:span><text:span text:style-name="T460">.</text:span></text:p>
      <text:p text:style-name="P243"/>
      <text:p text:style-name="P243"/>
      <text:p text:style-name="P243"/>
      <text:p text:style-name="P243"/>
      <text:p text:style-name="P243"/>
      <text:p text:style-name="P243"/>
      <text:p text:style-name="P243"/>
      <text:p text:style-name="P243"/>
      <text:p text:style-name="P243"><text:soft-page-break/></text:p>
      <text:p text:style-name="P371"><text:span text:style-name="T92">Funkcjonalność:</text:span> <text:span text:style-name="T246">Tworzenie sesji</text:span></text:p>
      <text:p text:style-name="P243"/>
      <text:p text:style-name="P293"><text:span text:style-name="T43">#TC</text:span><text:span text:style-name="T53">27</text:span><text:span text:style-name="T43">:</text:span><text:span text:style-name="T1"> </text:span><text:span text:style-name="T25">Niez</text:span><text:span text:style-name="T12">alogowany użytkown</text:span><text:span text:style-name="T25">ik próbuje stworzyć </text:span><text:span text:style-name="T24">nową sesję</text:span></text:p>
      <text:p text:style-name="P32"/>
      <text:p text:style-name="P168">Opis:<text:span text:style-name="T105"> </text:span><text:span text:style-name="T128">Niez</text:span><text:span text:style-name="T115">alogowany użytkownik </text:span><text:span text:style-name="T128">próbuje stworzyć nową </text:span><text:span text:style-name="T127">sesję </text:span><text:span text:style-name="T128">poprzez kliknięcie odpowiedniej opcji</text:span></text:p>
      <text:p text:style-name="P168">Dane testowe: </text:p>
      <text:p text:style-name="P341"/>
      <text:p text:style-name="P168">Warunki wstępne:</text:p>
      <text:p text:style-name="P168"/>
      <text:p text:style-name="P145">Użytkownik znajduje się na stronie <text:span text:style-name="T226">https://localhost:3000/</text:span></text:p>
      <text:p text:style-name="P53"/>
      <text:p text:style-name="P168">Kroki:</text:p>
      <text:p text:style-name="P53"/>
      <text:p text:style-name="P145">1. Kliknij przycisk <text:span text:style-name="T226">Menu</text:span> w prawym górnym rogu przeglądarki</text:p>
      <text:p text:style-name="P229"/>
      <text:p text:style-name="P228"/>
      <text:p text:style-name="P182"><text:span text:style-name="T225">O</text:span>czekiwany rezultat:</text:p>
      <text:p text:style-name="P242"/>
      <text:p text:style-name="P348"><text:span text:style-name="T266">Opcja </text:span><text:span text:style-name="T285">Sesje</text:span><text:span text:style-name="T266"> nie jest dostępna w </text:span><text:span text:style-name="T285">Menu</text:span><text:span text:style-name="T266"> dla niezalogowanego użytkownika. Bez tej opcji nie można utworzyć nowej sesji.</text:span></text:p>
      <text:p text:style-name="P242"/>
      <text:p text:style-name="P262">Warunki wyjściowe:</text:p>
      <text:p text:style-name="P262"/>
      <text:p text:style-name="P243">Użytkownik <text:span text:style-name="T462">pozostaje na stronie głównej aplikacji</text:span><text:span text:style-name="T460">.</text:spa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420"><text:soft-page-break/><text:span text:style-name="T43">#T</text:span><text:span text:style-name="T54">C</text:span><text:span text:style-name="T55">28</text:span><text:span text:style-name="T43">:</text:span><text:span text:style-name="T1"> </text:span><text:span text:style-name="T27">Przetestowanie opcji zapisu sesji przy podaniu wszystkich </text:span><text:span text:style-name="T28">prawidłowych</text:span><text:span text:style-name="T27"> danych </text:span><text:span text:style-name="T29">jako zalogowany użytkownik</text:span></text:p>
      <text:p text:style-name="P380"/>
      <text:p text:style-name="P389">Opis:<text:span text:style-name="T105"> </text:span></text:p>
      <text:p text:style-name="P398">Sprawdzenie czy sesja została zapisana gdy użytkownik podał wszystkie wymagane dane</text:p>
      <text:p text:style-name="P389">Dane testowe:</text:p>
      <text:p text:style-name="P426"/>
      <text:p text:style-name="P389">Warunki wstępne:</text:p>
      <text:p text:style-name="P398">1. Użytkownik musi być zalogowany</text:p>
      <text:p text:style-name="P398">2. Użytkownik znajduje się na stronie głównej aplikacji</text:p>
      <text:p text:style-name="P399"/>
      <text:p text:style-name="P389">Kroki:</text:p>
      <text:p text:style-name="P398">1. Przejdź do ekranu tworzenia nowej sesji</text:p>
      <text:p text:style-name="P398">2. Zapisz sesję podając wymagane dane</text:p>
      <text:p text:style-name="P382"/>
      <text:p text:style-name="P431"/>
      <text:p text:style-name="P391"><text:span text:style-name="T225">O</text:span>czekiwany rezultat:</text:p>
      <text:p text:style-name="P352"/>
      <text:p text:style-name="P353"/>
      <text:p text:style-name="P363">Warunki wyjściowe:</text:p>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422"><text:soft-page-break/><text:span text:style-name="T43">#TC</text:span><text:span text:style-name="T55">29</text:span><text:span text:style-name="T43">:</text:span><text:span text:style-name="T1"> </text:span><text:span text:style-name="T27">Przetestowanie </text:span><text:span text:style-name="T30">zapisu sesji bez podania jakichkolwiek danych</text:span></text:p>
      <text:p text:style-name="P380"/>
      <text:p text:style-name="P389">Opis:<text:span text:style-name="T105"> </text:span></text:p>
      <text:p text:style-name="P398">Sprawdzenie <text:span text:style-name="T466">zapisu pustej sesji</text:span></text:p>
      <text:p text:style-name="P389">Dane testowe:</text:p>
      <text:p text:style-name="P426"/>
      <text:p text:style-name="P389">Warunki wstępne:</text:p>
      <text:p text:style-name="P398">1. Użytkownik musi być zalogowany</text:p>
      <text:p text:style-name="P398">2. Użytkownik znajduje się na stronie głównej aplikacji</text:p>
      <text:p text:style-name="P399"/>
      <text:p text:style-name="P389">Kroki:</text:p>
      <text:p text:style-name="P398">1. Przejdź do ekranu tworzenia nowej sesji</text:p>
      <text:p text:style-name="P398">2. Zapisz sesję podając wymagane dane</text:p>
      <text:p text:style-name="P382"/>
      <text:p text:style-name="P431"/>
      <text:p text:style-name="P391"><text:span text:style-name="T225">O</text:span>czekiwany rezultat:</text:p>
      <text:p text:style-name="P352"/>
      <text:p text:style-name="P353"/>
      <text:p text:style-name="P363">Warunki wyjściowe:</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420"><text:soft-page-break/><text:span text:style-name="T43">#TC</text:span><text:span text:style-name="T56">3</text:span><text:span text:style-name="T57">0</text:span><text:span text:style-name="T43">:</text:span><text:span text:style-name="T1"> </text:span><text:span text:style-name="T27">Przetestowanie </text:span><text:span text:style-name="T31">walidacji danych</text:span><text:span text:style-name="T27"> przy podaniu </text:span><text:span text:style-name="T31">niewłaściwych</text:span><text:span text:style-name="T27"> danych</text:span></text:p>
      <text:p text:style-name="P435"/>
      <text:p text:style-name="P389">Opis:<text:span text:style-name="T105"> </text:span></text:p>
      <text:p text:style-name="P398">Sprawdzenie <text:span text:style-name="T467">walidacji pola przy tworzeniu sesji</text:span></text:p>
      <text:p text:style-name="P389">Dane testowe:</text:p>
      <text:p text:style-name="P383"/>
      <text:p text:style-name="P389">Warunki wstępne:</text:p>
      <text:p text:style-name="P398">1. Użytkownik musi być zalogowany</text:p>
      <text:p text:style-name="P398">2. Użytkownik znajduje się na stronie głównej aplikacji</text:p>
      <text:p text:style-name="P399"/>
      <text:p text:style-name="P389">Kroki:</text:p>
      <text:p text:style-name="P398">1. Przejdź do ekranu tworzenia nowej sesji</text:p>
      <text:p text:style-name="P398">2. Zapisz sesję podając wymagane dane</text:p>
      <text:p text:style-name="P382"/>
      <text:p text:style-name="P384"/>
      <text:p text:style-name="P391"><text:span text:style-name="T225">O</text:span>czekiwany rezultat:</text:p>
      <text:p text:style-name="P352"/>
      <text:p text:style-name="P353"/>
      <text:p text:style-name="P363">Warunki wyjściowe:</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74"><text:soft-page-break/><text:span text:style-name="T183">Funkcjonalnoś</text:span><text:span text:style-name="T184">ć</text:span><text:span text:style-name="T183">: </text:span><text:span text:style-name="T241">Edycja sesji</text:span></text:p>
      <text:p text:style-name="P376"/>
      <text:p text:style-name="P420"><text:span text:style-name="T43">#TC</text:span><text:span text:style-name="T58">3</text:span><text:span text:style-name="T57">1</text:span><text:span text:style-name="T43">:</text:span><text:span text:style-name="T1"> </text:span><text:span text:style-name="T468">Przetestowanie czy można edytować sesję</text:span></text:p>
      <text:p text:style-name="P433"/>
      <text:p text:style-name="P389">Opis:<text:span text:style-name="T105"> </text:span></text:p>
      <text:p text:style-name="P401">Sprawdzenie czy można dokonywać zmian w tytule i opisie sesji</text:p>
      <text:p text:style-name="P389">Dane testowe:</text:p>
      <text:p text:style-name="P428">Nazwa sesji: Zwiastun</text:p>
      <text:p text:style-name="P428">Opis sesji: Pewnego razu...</text:p>
      <text:p text:style-name="P429"/>
      <text:p text:style-name="P389">Warunki wstępne:</text:p>
      <text:p text:style-name="P401">1. Użytkownik jest zalogowany.</text:p>
      <text:p text:style-name="P401">2. Użytkownik posiada stworzoną przynajmniej jedną sesję</text:p>
      <text:p text:style-name="P401">3. Użytkownik znajduje się na ekranie <text:span text:style-name="T246">Katalogu Sesji.</text:span></text:p>
      <text:p text:style-name="P399"/>
      <text:p text:style-name="P389">Kroki:</text:p>
      <text:p text:style-name="P401">1. Kliknij przycisk <text:span text:style-name="T246">Więcej</text:span> pod stworzoną sesją.</text:p>
      <text:p text:style-name="P401">2. Kliknij przycisk <text:span text:style-name="T246">Edytuj sesję</text:span>.</text:p>
      <text:p text:style-name="P401">3. Usuń stare dane w polach <text:span text:style-name="T246">Nazwa sesji</text:span> i <text:span text:style-name="T246">Opis sesji</text:span> i zastąp je wartościami podanymi w danych testowych.</text:p>
      <text:p text:style-name="P401">4. Kliknij przycisk <text:span text:style-name="T246">Zapisz zmiany</text:span> </text:p>
      <text:p text:style-name="P431"/>
      <text:p text:style-name="P391"><text:span text:style-name="T225">O</text:span>czekiwany rezultat:</text:p>
      <text:p text:style-name="P402">Zmienione dane zostają zapamiętane i wyświetlają sie w tytule sesji i jej opisie.</text:p>
      <text:p text:style-name="P353"/>
      <text:p text:style-name="P363">Warunki wyjściowe:</text:p>
      <text:p text:style-name="P355">Użytkownik pozostaje na stronie edycji sesji i widzi wprowadzone przez siebie zmiany.</text:p>
      <text:p text:style-name="P355"/>
      <text:p text:style-name="P355"/>
      <text:p text:style-name="P355"/>
      <text:p text:style-name="P355"/>
      <text:p text:style-name="P355"/>
      <text:p text:style-name="P355"/>
      <text:p text:style-name="P355"/>
      <text:p text:style-name="P355"/>
      <text:p text:style-name="P355"/>
      <text:p text:style-name="P355"/>
      <text:p text:style-name="P374"><text:soft-page-break/><text:span text:style-name="T183">Funkcjonalności:</text:span><text:span text:style-name="T43"> </text:span><text:span text:style-name="T242">Zaawansowane filtrowanie postaci</text:span><text:span text:style-name="T240">, </text:span><text:span text:style-name="T242"><text:s/>Zaawansowane filtrowanie historii</text:span></text:p>
      <text:p text:style-name="P378"/>
      <text:p text:style-name="P420"><text:span text:style-name="T43">#TC</text:span><text:span text:style-name="T57">3</text:span><text:span text:style-name="T58">2</text:span><text:span text:style-name="T43">:</text:span><text:span text:style-name="T1"> </text:span><text:span text:style-name="T32">Przetestowanie opcji Zaawansowanego filtrowania</text:span></text:p>
      <text:p text:style-name="P380"/>
      <text:p text:style-name="P389">Opis:<text:span text:style-name="T105"> </text:span></text:p>
      <text:p text:style-name="P393"><text:span text:style-name="T105">Sprawdzenie czy </text:span><text:span text:style-name="T472">wybranie filtrów spowoduje dodanie nowych kolumn do tabeli.</text:span></text:p>
      <text:p text:style-name="P389">Dane testowe:<text:span text:style-name="T105"> -</text:span></text:p>
      <text:p text:style-name="P426"/>
      <text:p text:style-name="P389">Warunki wstępne:</text:p>
      <text:p text:style-name="P403">2. Użytkownik znajduje się na stronie głównej aplikacji.</text:p>
      <text:p text:style-name="P399"/>
      <text:p text:style-name="P389">Kroki:</text:p>
      <text:p text:style-name="P404">1. <text:span text:style-name="T473">Kliknij opcję, która prowadzi do ekranu z tabelą</text:span><text:span text:style-name="T474">.</text:span></text:p>
      <text:p text:style-name="P403">2. Dodaj wszystkie filtry za pomocą odpowiedniej opcji.</text:p>
      <text:p text:style-name="P382"/>
      <text:p text:style-name="P431"/>
      <text:p text:style-name="P391"><text:span text:style-name="T225">O</text:span>czekiwany rezultat:</text:p>
      <text:p text:style-name="P403"/>
      <text:p text:style-name="P353"/>
      <text:p text:style-name="P363">Warunki wyjściowe:</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425"><text:soft-page-break/><text:span text:style-name="T183">Funkcjonalności:</text:span><text:span text:style-name="T43"> </text:span><text:span text:style-name="T242">Wyszukiwanie istniejącej postaci</text:span><text:span text:style-name="T240">, </text:span><text:span text:style-name="T242">Wyszukiwanie istniejącej historii</text:span></text:p>
      <text:p text:style-name="P424"/>
      <text:p text:style-name="P420"><text:span text:style-name="T43">#TC</text:span><text:span text:style-name="T57">3</text:span><text:span text:style-name="T58">3</text:span><text:span text:style-name="T43">:</text:span><text:span text:style-name="T1"> </text:span><text:span text:style-name="T33">Sprawdzenie użyci</text:span><text:span text:style-name="T34">a</text:span><text:span text:style-name="T33"> opcji wyszukiwania </text:span><text:span text:style-name="T34">przy niekorzystnych danych</text:span></text:p>
      <text:p text:style-name="P435"/>
      <text:p text:style-name="P434">Uwagi: Wymaga wykonania przypadku testowego o numerze #TC<text:span text:style-name="T475">3</text:span><text:span text:style-name="T476">2</text:span></text:p>
      <text:p text:style-name="P385"/>
      <text:p text:style-name="P389">Opis:<text:span text:style-name="T105"> </text:span></text:p>
      <text:p text:style-name="P394"><text:span text:style-name="T105">Użytkownik wyszukuje </text:span><text:span text:style-name="T130">żądany element</text:span><text:span text:style-name="T105"> za pomocą podstawowych filtrów i oczekuje wyświetlenia </text:span><text:span text:style-name="T130">elementów</text:span><text:span text:style-name="T105"> spełniających podane kryteria.</text:span></text:p>
      <text:p text:style-name="P405"/>
      <text:p text:style-name="P389">Dane testowe:</text:p>
      <text:p text:style-name="P383"/>
      <text:p text:style-name="P389">Warunki wstępne:</text:p>
      <text:p text:style-name="P404">1. Użytkownik musi mieć stworzone przynajmniej dw<text:span text:style-name="T473">a zbiory wartości </text:span>na potrzeby testu. Stworzone <text:span text:style-name="T473">zbiory</text:span> muszą <text:span text:style-name="T477">być identyczne</text:span> pod względem <text:span text:style-name="T473">zawartych w sobie danych</text:span>.</text:p>
      <text:p text:style-name="P404">2. Użytkownik znajduje się na stronie głównej aplikacji.</text:p>
      <text:p text:style-name="P404"/>
      <text:p text:style-name="P389">Kroki:</text:p>
      <text:p text:style-name="P404"><text:span text:style-name="T474">1. </text:span><text:span text:style-name="T473">Kliknij opcję, która prowadzi do ekranu z tabelą</text:span><text:span text:style-name="T474">.</text:span></text:p>
      <text:p text:style-name="P404">2. Użyj pierwszego filtru aby odnaleźć <text:span text:style-name="T473">zbiór wartości</text:span></text:p>
      <text:p text:style-name="P404"><text:span text:style-name="T473">3</text:span>. Powtórz test tyle razy ile wynosi liczba filtrów, za każdym razem wyszukując <text:span text:style-name="T473">wartoś</text:span>ć po innym filtrze.</text:p>
      <text:p text:style-name="P382"/>
      <text:p text:style-name="P384"/>
      <text:p text:style-name="P391"><text:span text:style-name="T225">O</text:span>czekiwany rezultat:</text:p>
      <text:p text:style-name="P356"/>
      <text:p text:style-name="P353"/>
      <text:p text:style-name="P363">Warunki wyjściowe:</text:p>
      <text:p text:style-name="P363"/>
      <text:p text:style-name="P363"/>
      <text:p text:style-name="P363"/>
      <text:p text:style-name="P363"/>
      <text:p text:style-name="P363"/>
      <text:p text:style-name="P363"/>
      <text:p text:style-name="P363"/>
      <text:p text:style-name="P363"/>
      <text:p text:style-name="P420"><text:soft-page-break/><text:span text:style-name="T43">#TC</text:span><text:span text:style-name="T57">3</text:span><text:span text:style-name="T59">4</text:span><text:span text:style-name="T43">:</text:span><text:span text:style-name="T1"> </text:span><text:span text:style-name="T33">Sprawdzenie czy użycie opcji wyszukiwania powoduje wyświetlenie odpowiednich </text:span><text:span text:style-name="T35">wartości</text:span></text:p>
      <text:p text:style-name="P380"/>
      <text:p text:style-name="P393">Uwagi: <text:span text:style-name="T226">Wymaga wykonania przypadku testowego o numerze #TC</text:span><text:span text:style-name="T249">3</text:span><text:span text:style-name="T250">2</text:span></text:p>
      <text:p text:style-name="P393"><text:span text:style-name="T226"><text:tab/> <text:s text:c="3"/></text:span><text:span text:style-name="T251">Wykonaj najpierw przypadek testowy #TC</text:span><text:span text:style-name="T249">3</text:span><text:span text:style-name="T250">3</text:span></text:p>
      <text:p text:style-name="P385"/>
      <text:p text:style-name="P389">Opis:<text:span text:style-name="T105"> </text:span></text:p>
      <text:p text:style-name="P394"><text:span text:style-name="T105">Użytkownik wyszukuje </text:span><text:span text:style-name="T130">żądany element</text:span><text:span text:style-name="T105"> za pomocą podstawowych filtrów i oczekuje wyświetlenia </text:span><text:span text:style-name="T130">elementów</text:span><text:span text:style-name="T105"> spełniających podane kryteria.</text:span></text:p>
      <text:p text:style-name="P405"/>
      <text:p text:style-name="P389">Dane testowe:</text:p>
      <text:p text:style-name="P426"/>
      <text:p text:style-name="P389">Warunki wstępne:</text:p>
      <text:p text:style-name="P404">1. Użytkownik musi mieć stworzone przynajmniej dw<text:span text:style-name="T473">a zbiory wartości </text:span>na potrzeby testu. Stworzone <text:span text:style-name="T473">zbiory</text:span> muszą różnić się od siebie pod względem <text:span text:style-name="T473">zawartych w sobie danych</text:span>.</text:p>
      <text:p text:style-name="P404">2. Użytkownik znajduje się na stronie głównej aplikacji.</text:p>
      <text:p text:style-name="P404"/>
      <text:p text:style-name="P389">Kroki:</text:p>
      <text:p text:style-name="P404"><text:span text:style-name="T474">1. </text:span><text:span text:style-name="T473">Kliknij opcję, która prowadzi do ekranu z tabelą</text:span><text:span text:style-name="T474">.</text:span></text:p>
      <text:p text:style-name="P404">2. Użyj pierwszego filtru aby odnaleźć <text:span text:style-name="T473">zbiór wartości</text:span></text:p>
      <text:p text:style-name="P404"><text:span text:style-name="T473">3</text:span>. Powtórz test tyle razy ile wynosi liczba filtrów, za każdym razem wyszukując <text:span text:style-name="T473">wartoś</text:span>ć po innym filtrze.</text:p>
      <text:p text:style-name="P382"/>
      <text:p text:style-name="P431"/>
      <text:p text:style-name="P391"><text:span text:style-name="T225">O</text:span>czekiwany rezultat:</text:p>
      <text:p text:style-name="P356"/>
      <text:p text:style-name="P353"/>
      <text:p text:style-name="P363">Warunki wyjściowe:</text:p>
      <text:p text:style-name="P356"/>
      <text:p text:style-name="P356"/>
      <text:p text:style-name="P356"/>
      <text:p text:style-name="P356"/>
      <text:p text:style-name="P356"/>
      <text:p text:style-name="P356"/>
      <text:p text:style-name="P356"/>
      <text:p text:style-name="P356"/>
      <text:p text:style-name="P356"/>
      <text:p text:style-name="P356"/>
      <text:p text:style-name="P425"><text:soft-page-break/><text:span text:style-name="T183">Funkcjonalności:</text:span><text:span text:style-name="T43"> </text:span><text:span text:style-name="T242">Zmiana ilości postaci widocznych na liście</text:span><text:span text:style-name="T240">, <text:s/></text:span><text:span text:style-name="T242">Zmiana ilości historii widocznych na liście</text:span></text:p>
      <text:p text:style-name="P424"/>
      <text:p text:style-name="P420"><text:span text:style-name="T43">#TC</text:span><text:span text:style-name="T56">3</text:span><text:span text:style-name="T59">5</text:span><text:span text:style-name="T43">:</text:span><text:span text:style-name="T1"> </text:span><text:span text:style-name="T36">Przetestowanie opcji zmiany ilości wyświetlanych </text:span><text:span text:style-name="T37">zbiorów wartości</text:span><text:span text:style-name="T36"> na stronie</text:span></text:p>
      <text:p text:style-name="P380"/>
      <text:p text:style-name="P389">Opis:<text:span text:style-name="T105"> </text:span></text:p>
      <text:p text:style-name="P395"><text:span text:style-name="T105">Sprawdzenie czy zmiana ilości wyświetlanych </text:span><text:span text:style-name="T131">zbiorów wartości</text:span><text:span text:style-name="T105"> powoduje zaktualizowanie ilości wyświetlanych </text:span><text:span text:style-name="T131">zbiorów</text:span><text:span text:style-name="T105">.</text:span></text:p>
      <text:p text:style-name="P389">Dane testowe: <text:span text:style-name="T105">-</text:span></text:p>
      <text:p text:style-name="P426"/>
      <text:p text:style-name="P389">Warunki wstępne:</text:p>
      <text:p text:style-name="P406">1. Liczba stworzonych <text:span text:style-name="T478">i zapisanych</text:span> przez użytkownika <text:span text:style-name="T479">zbiorów wartości</text:span> odpowiada największej liczbie <text:span text:style-name="T479">zbiorów wartości </text:span>możliwej do wyświetlenia na jednej stronie.</text:p>
      <text:p text:style-name="P407">2. Użytkownik znajduje się na stronie głównej aplikacji.</text:p>
      <text:p text:style-name="P399"/>
      <text:p text:style-name="P389">Kroki:</text:p>
      <text:p text:style-name="P408">1. Przejdź do ekranu z umożliwiającego sortowanie zapisanych zbiorów wartości.</text:p>
      <text:p text:style-name="P409">2. Zmień ilość wyświetlanych zbiorów wartości na stronie</text:p>
      <text:p text:style-name="P411">5. Powtórz test tyle razy, <text:span text:style-name="T480">tak aby za każdym razem wyświetlić inną ilość zbiorów wartości na stronie w tabeli.</text:span></text:p>
      <text:p text:style-name="P382"/>
      <text:p text:style-name="P431"/>
      <text:p text:style-name="P391"><text:span text:style-name="T225">O</text:span>czekiwany rezultat:</text:p>
      <text:p text:style-name="P357"/>
      <text:p text:style-name="P353"/>
      <text:p text:style-name="P363">Warunki wyjściowe:</text:p>
      <text:p text:style-name="P357"/>
      <text:p text:style-name="P357"/>
      <text:p text:style-name="P357"/>
      <text:p text:style-name="P357"/>
      <text:p text:style-name="P357"/>
      <text:p text:style-name="P357"/>
      <text:p text:style-name="P357"/>
      <text:p text:style-name="P357"/>
      <text:p text:style-name="P357"/>
      <text:p text:style-name="P425"><text:soft-page-break/><text:span text:style-name="T183">Funkcjonalności:</text:span><text:span text:style-name="T43"> </text:span><text:span text:style-name="T240">Sortowanie postaci po kolumnach tabeli, Sortowanie historii po kolumnach tabeli</text:span></text:p>
      <text:p text:style-name="P424"/>
      <text:p text:style-name="P420"><text:span text:style-name="T43">#TC</text:span><text:span text:style-name="T56">3</text:span><text:span text:style-name="T59">6</text:span><text:span text:style-name="T43">:</text:span><text:span text:style-name="T1"> </text:span><text:span text:style-name="T481">Przetestowanie opcji sortowania </text:span><text:span text:style-name="T482">zbiorów wartości</text:span><text:span text:style-name="T481"> </text:span><text:span text:style-name="T483">dla każdej możliwej kolumny </text:span><text:span text:style-name="T484">przy posiadaniu niekorzystnych danych</text:span></text:p>
      <text:p text:style-name="P423"/>
      <text:p text:style-name="P389">Opis:<text:span text:style-name="T105"> </text:span></text:p>
      <text:p text:style-name="P396"><text:span text:style-name="T105">Sprawdzenie czy użycie opcji sortowania po kolumnach spowoduje posortowanie </text:span><text:span text:style-name="T132">zbiorów wartości</text:span><text:span text:style-name="T105"> według kolumn.</text:span></text:p>
      <text:p text:style-name="P389">Dane testowe:<text:span text:style-name="T105"> -</text:span></text:p>
      <text:p text:style-name="P412"/>
      <text:p text:style-name="P389">Warunki wstępne:</text:p>
      <text:p text:style-name="P413">1. Użytkownik posiada przynajmniej dw<text:span text:style-name="T485">a</text:span> stworzone i zapisane <text:span text:style-name="T485">zbiory wartości</text:span> o <text:span text:style-name="T486">takich samych</text:span> <text:span text:style-name="T485">cechach</text:span>.</text:p>
      <text:p text:style-name="P413">2. Użytkownik znajduje się na stronie głównej aplikacji.</text:p>
      <text:p text:style-name="P389"/>
      <text:p text:style-name="P389">Kroki:</text:p>
      <text:p text:style-name="P414">1. Otwórz ekran na którym można sortować wartości</text:p>
      <text:p text:style-name="P415"><text:span text:style-name="T485">2</text:span>. <text:span text:style-name="T104">Posortuj tabelę na trzy sposoby sortując ją po każdej możliwej kolumnie</text:span></text:p>
      <text:p text:style-name="P412"><text:span text:style-name="T485">3</text:span>. Powtórz test tyle razy ile wynosi liczba kolumn <text:span text:style-name="T485">po których można sortować</text:span>.</text:p>
      <text:p text:style-name="P382"/>
      <text:p text:style-name="P384"/>
      <text:p text:style-name="P391"><text:span text:style-name="T225">O</text:span>czekiwany rezultat:</text:p>
      <text:p text:style-name="P358"/>
      <text:p text:style-name="P353"/>
      <text:p text:style-name="P363">Warunki wyjściowe:</text:p>
      <text:p text:style-name="P367"/>
      <text:p text:style-name="P366"/>
      <text:p text:style-name="P366"/>
      <text:p text:style-name="P366"/>
      <text:p text:style-name="P366"/>
      <text:p text:style-name="P366"/>
      <text:p text:style-name="P366"/>
      <text:p text:style-name="P366"/>
      <text:p text:style-name="P366"/>
      <text:p text:style-name="P366"/>
      <text:p text:style-name="P366"/>
      <text:p text:style-name="P420"><text:soft-page-break/><text:span text:style-name="T43">#TC</text:span><text:span text:style-name="T56">3</text:span><text:span text:style-name="T59">7</text:span><text:span text:style-name="T43">:</text:span><text:span text:style-name="T1"> </text:span><text:span text:style-name="T481">Przetestowanie opcji sortowania </text:span><text:span text:style-name="T482">zbiorów wartości</text:span><text:span text:style-name="T481"> </text:span><text:span text:style-name="T483">dla każdej możliwej kolumny</text:span></text:p>
      <text:p text:style-name="P386"/>
      <text:p text:style-name="P389">Opis:<text:span text:style-name="T105"> </text:span></text:p>
      <text:p text:style-name="P396"><text:span text:style-name="T105">Sprawdzenie czy użycie opcji sortowania po kolumnach spowoduje posortowanie </text:span><text:span text:style-name="T132">zbiorów wartości</text:span><text:span text:style-name="T105"> według kolumn.</text:span></text:p>
      <text:p text:style-name="P389">Dane testowe:<text:span text:style-name="T105"> -</text:span></text:p>
      <text:p text:style-name="P430"/>
      <text:p text:style-name="P389">Warunki wstępne:</text:p>
      <text:p text:style-name="P413">1. Użytkownik posiada przynajmniej dw<text:span text:style-name="T485">a</text:span> stworzone i zapisane <text:span text:style-name="T485">zbiory wartości</text:span> o różniących się od siebie <text:span text:style-name="T485">cechach</text:span>.</text:p>
      <text:p text:style-name="P413">2. Użytkownik znajduje się na stronie głównej aplikacji.</text:p>
      <text:p text:style-name="P389"/>
      <text:p text:style-name="P389">Kroki:</text:p>
      <text:p text:style-name="P414">1. Otwórz ekran na którym można sortować wartości</text:p>
      <text:p text:style-name="P415"><text:span text:style-name="T485">2</text:span>. <text:span text:style-name="T485">Posortuj tabelę na trzy sposoby sortując ją po każdej możliwej kolumnie</text:span></text:p>
      <text:p text:style-name="P412"><text:span text:style-name="T485">3</text:span>. Powtórz test tyle razy ile wynosi liczba kolumn <text:span text:style-name="T485">po których można sortować</text:span>.</text:p>
      <text:p text:style-name="P382"/>
      <text:p text:style-name="P431"/>
      <text:p text:style-name="P391"><text:span text:style-name="T225">O</text:span>czekiwany rezultat:</text:p>
      <text:p text:style-name="P358"/>
      <text:p text:style-name="P353"/>
      <text:p text:style-name="P363">Warunki wyjściowe:</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436"><text:soft-page-break/><text:span text:style-name="T283">Funkcjonalności:</text:span><text:span text:style-name="T288"> </text:span><text:span text:style-name="T244">Przemieszczanie się pomiędzy tabelami zawierającymi stworzone postacie, Przemieszczanie się pomiędzy tabelami zawierającymi stworzone </text:span><text:span text:style-name="T245">histor</text:span><text:span text:style-name="T244">ie</text:span></text:p>
      <text:p text:style-name="P377"/>
      <text:p text:style-name="P420"><text:span text:style-name="T43">#TC</text:span><text:span text:style-name="T56">3</text:span><text:span text:style-name="T59">8</text:span><text:span text:style-name="T43">:</text:span><text:span text:style-name="T1"> </text:span><text:span text:style-name="T38">Sprawdzenie czy istnieje możliwość przełączania się pomiędzy stronami </text:span><text:span text:style-name="T39">zawierającymi tabele</text:span></text:p>
      <text:p text:style-name="P380"/>
      <text:p text:style-name="P389">Opis:<text:span text:style-name="T105"> </text:span></text:p>
      <text:p text:style-name="P416">Przetestowanie czy istnieje możliwość przechodzenia na następną stronę przy wybraniu odpowiedniej opcji.</text:p>
      <text:p text:style-name="P389"/>
      <text:p text:style-name="P389">Dane testowe:<text:span text:style-name="T105"> -</text:span></text:p>
      <text:p text:style-name="P426"/>
      <text:p text:style-name="P389">Warunki wstępne:</text:p>
      <text:p text:style-name="P406">1. Została wybrana najmniejsza możliwa liczba <text:span text:style-name="T487">danych</text:span> możliwych do wyświetlenia na jednej stronie.</text:p>
      <text:p text:style-name="P406">2. Liczba stworzonych <text:span text:style-name="T478">i zapisanych</text:span> przez użytkownika <text:span text:style-name="T487">danych</text:span> przekracza minimalną liczbę <text:span text:style-name="T487">danych</text:span> możliwych do wyświetlenia na jednej stronie.</text:p>
      <text:p text:style-name="P417"><text:span text:style-name="T488">3</text:span>. Użytkownik znajduje się na stronie głównej aplikacji.</text:p>
      <text:p text:style-name="P399"/>
      <text:p text:style-name="P389">Kroki:</text:p>
      <text:p text:style-name="P417">1. <text:span text:style-name="T487">Otwórz stronę zawierającą widok tabel</text:span></text:p>
      <text:p text:style-name="P417">2. <text:span text:style-name="T487">Przejdź do następnej strony zawierającej dane za pomocą odpowiedniej opcji</text:span></text:p>
      <text:p text:style-name="P417"/>
      <text:p text:style-name="P382"/>
      <text:p text:style-name="P431"/>
      <text:p text:style-name="P391"><text:span text:style-name="T225">O</text:span>czekiwany rezultat:</text:p>
      <text:p text:style-name="P359"/>
      <text:p text:style-name="P353"/>
      <text:p text:style-name="P363">Warunki wyjściowe:</text:p>
      <text:p text:style-name="P373"/>
      <text:p text:style-name="P373"/>
      <text:p text:style-name="P373"/>
      <text:p text:style-name="P373"/>
      <text:p text:style-name="P373"/>
      <text:p text:style-name="P373"/>
      <text:p text:style-name="P373"/>
      <text:p text:style-name="P373"/>
      <text:p text:style-name="P420"><text:soft-page-break/><text:span text:style-name="T43">#TC</text:span><text:span text:style-name="T57">3</text:span><text:span text:style-name="T59">9</text:span><text:span text:style-name="T43">:</text:span><text:span text:style-name="T1"> <text:s/></text:span><text:span text:style-name="T470">Przetestowanie opcji </text:span><text:span text:style-name="T471">wyświetlenia</text:span><text:span text:style-name="T470"> </text:span><text:span text:style-name="T471">d</text:span><text:span text:style-name="T470">etal</text:span><text:span text:style-name="T471">i postaci</text:span></text:p>
      <text:p text:style-name="P380"/>
      <text:p text:style-name="P389">Opis:<text:span text:style-name="T105"> </text:span></text:p>
      <text:p text:style-name="P397"><text:span text:style-name="T105">Sprawdzenie czy można wyswietlić detale wybranej </text:span><text:span text:style-name="T133">postac</text:span><text:span text:style-name="T105">i</text:span></text:p>
      <text:p text:style-name="P418"/>
      <text:p text:style-name="P389">Dane testowe:<text:span text:style-name="T105"> -</text:span></text:p>
      <text:p text:style-name="P426"/>
      <text:p text:style-name="P389">Warunki wstępne:</text:p>
      <text:p text:style-name="P409">1. Użytkownik znajduje się na stronie głównej aplikacji</text:p>
      <text:p text:style-name="P409">2. Użytkownik posiada przynajmniej <text:span text:style-name="T489">jedną</text:span> stworzon<text:span text:style-name="T489">ą</text:span> i zapisan<text:span text:style-name="T489">ą</text:span> <text:span text:style-name="T490">postać</text:span></text:p>
      <text:p text:style-name="P399"/>
      <text:p text:style-name="P389">Kroki:</text:p>
      <text:p text:style-name="P417">1. Kliknij przycisk <text:span text:style-name="T246">Menu</text:span> w prawym górnym rogu okna aplikacji.</text:p>
      <text:p text:style-name="P417">2. Kliknij opcję <text:span text:style-name="T247">Postac</text:span><text:span text:style-name="T246">ie</text:span> w sekcji <text:span text:style-name="T246">Katalog.</text:span></text:p>
      <text:p text:style-name="P409">3. Kliknij przycisk <text:span text:style-name="T246">Detale</text:span>, który znajduje się w kolumnie <text:span text:style-name="T246">Detale</text:span> stworzonej <text:span text:style-name="T490">postaci</text:span></text:p>
      <text:p text:style-name="P382"/>
      <text:p text:style-name="P431"/>
      <text:p text:style-name="P391"><text:span text:style-name="T225">O</text:span>czekiwany rezultat:</text:p>
      <text:p text:style-name="P360">Użytkownik widzi statystyki postaci, które znajdują się pod przyciskiem <text:span text:style-name="T246">Statystyki Ogólne</text:span>. Widzi także przyciski <text:span text:style-name="T246">Statystyki Bojowe</text:span> i <text:span text:style-name="T246">Historie</text:span>, których kliknięcie wyświetli mu odpowiadające tym przyciskom informacje o postaci. Ponad przyciskami widoczne jest imię postaci.</text:p>
      <text:p text:style-name="P353"/>
      <text:p text:style-name="P363">Warunki wyjściowe:</text:p>
      <text:p text:style-name="P387"><text:span text:style-name="T40">U</text:span><text:span text:style-name="T1">żytkownik znajduje się na ekranie detali postaci.</text:span></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420"><text:soft-page-break/><text:span text:style-name="T43">#TC</text:span><text:span text:style-name="T59">40</text:span><text:span text:style-name="T43">:</text:span><text:span text:style-name="T1"> <text:s/></text:span><text:span text:style-name="T469">Przetestowanie opcji wyświetlenia detali historii</text:span></text:p>
      <text:p text:style-name="P380"/>
      <text:p text:style-name="P389">Opis:<text:span text:style-name="T105"> </text:span></text:p>
      <text:p text:style-name="P418">Sprawdzenie czy można wyswietlić detale wybranej historii</text:p>
      <text:p text:style-name="P389">Dane testowe:<text:span text:style-name="T105"> -</text:span></text:p>
      <text:p text:style-name="P426"/>
      <text:p text:style-name="P389">Warunki wstępne:</text:p>
      <text:p text:style-name="P409">1. Użytkownik znajduje się na stronie głównej aplikacji</text:p>
      <text:p text:style-name="P409">2. Użytkownik posiada przynajmniej <text:span text:style-name="T489">jedną</text:span> stworzon<text:span text:style-name="T489">ą</text:span> i zapisan<text:span text:style-name="T489">ą</text:span> histori<text:span text:style-name="T489">ę</text:span></text:p>
      <text:p text:style-name="P399"/>
      <text:p text:style-name="P389">Kroki:</text:p>
      <text:p text:style-name="P417">1. Kliknij przycisk <text:span text:style-name="T246">Menu</text:span> w prawym górnym rogu okna aplikacji.</text:p>
      <text:p text:style-name="P417">2. Kliknij opcję <text:span text:style-name="T248">Histor</text:span><text:span text:style-name="T246">ie</text:span> w sekcji <text:span text:style-name="T246">Katalog.</text:span></text:p>
      <text:p text:style-name="P409">3. Kliknij przycisk <text:span text:style-name="T246">Detale</text:span>, który znajduje się w kolumnie <text:span text:style-name="T246">Detale</text:span> stworzonej historii</text:p>
      <text:p text:style-name="P382"/>
      <text:p text:style-name="P431"/>
      <text:p text:style-name="P391"><text:span text:style-name="T225">O</text:span>czekiwany rezultat:</text:p>
      <text:p text:style-name="P361">Użytkownik może przeczytać treść stworzonej historii i uzyskać szersze informacje na jej temat takie jak <text:span text:style-name="T246">Data</text:span>, <text:span text:style-name="T246">Miejsce</text:span> i <text:span text:style-name="T246">Twórca</text:span>. Widzi także możliwość przechodzenia pomiędzy historiami.</text:p>
      <text:p text:style-name="P353"/>
      <text:p text:style-name="P363">Warunki wyjściowe:</text:p>
      <text:p text:style-name="P418">Użytkownik znajduje się na ekranie detali historii.</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421"><text:soft-page-break/><text:span text:style-name="T60">#</text:span><text:span text:style-name="T43">TC</text:span><text:span text:style-name="T57">4</text:span><text:span text:style-name="T59">1</text:span><text:span text:style-name="T43">:</text:span><text:span text:style-name="T1"> </text:span><text:span text:style-name="T41">Przetestowanie opcji przełączania pomiędzy historiami</text:span></text:p>
      <text:p text:style-name="P381"/>
      <text:p text:style-name="P388"><text:span text:style-name="T43">Uwagi:</text:span> <text:span text:style-name="T240">Wymaga wykonania przypadku testowego #TC8</text:span></text:p>
      <text:p text:style-name="P381"/>
      <text:p text:style-name="P390">Opis:<text:span text:style-name="T105"> </text:span></text:p>
      <text:p text:style-name="P410">Sprawdzenie czy można przemieszczać się pomiędzy stworzonymi historiami.</text:p>
      <text:p text:style-name="P390">Dane testowe:<text:span text:style-name="T105"> -</text:span></text:p>
      <text:p text:style-name="P427"/>
      <text:p text:style-name="P390">Warunki wstępne:</text:p>
      <text:p text:style-name="P410">1. Użytkownik znajduje się na <text:span text:style-name="T489">ekranie detali historii.</text:span></text:p>
      <text:p text:style-name="P410">2. Użytkownik posiada przynajmniej dwie stworzone i zapisane historie.</text:p>
      <text:p text:style-name="P400"/>
      <text:p text:style-name="P390">Kroki:</text:p>
      <text:p text:style-name="P410"><text:span text:style-name="T489">1</text:span>. Klik<text:span text:style-name="T491">ni</text:span>j przycisk <text:span text:style-name="T246">Następna</text:span>, który znajduje się w prawej górnej części okna detali historii.</text:p>
      <text:p text:style-name="P419"><text:span text:style-name="T489">2</text:span>. Powtórz punkt 4 aż do momentu gdy niemożliwe stanie sie przejście do następnej historii.</text:p>
      <text:p text:style-name="P419"><text:span text:style-name="T489">3</text:span>. <text:span text:style-name="T480">Klik</text:span>ni<text:span text:style-name="T480">j przycisk </text:span><text:span text:style-name="T246">Poprzednia</text:span><text:span text:style-name="T480">, który znajduje się w </text:span>lewej<text:span text:style-name="T480"> górnej części okna detali historii.</text:span></text:p>
      <text:p text:style-name="P419"><text:span text:style-name="T489">4</text:span>. Powtórz punkt 6 aż do momentu gdy niemożliwe stanie sie przejście do poprzedniej historii.</text:p>
      <text:p text:style-name="P432"/>
      <text:p text:style-name="P392"><text:span text:style-name="T225">O</text:span>czekiwany rezultat:</text:p>
      <text:p text:style-name="P362">Klikanie przycisku <text:span text:style-name="T246">Następna</text:span> powoduje przejście do kolejnych historii, które są umieszczone niżej niż historia, której <text:span text:style-name="T246">Detale</text:span> wyświetliliśmy. Po pewnym czasie przycisk zostanie wyszarzony, gdy przejdziemy do ostatniej historii na liście. To samo dzieje się w przypadku przycisku <text:span text:style-name="T246">Poprzednia</text:span>, ale w odwróconej kolejności.</text:p>
      <text:p text:style-name="P354"/>
      <text:p text:style-name="P364">Warunki wyjściowe:</text:p>
      <text:p text:style-name="P368"><text:span text:style-name="T36">U</text:span><text:span text:style-name="T1">żytkownik znajduje się na ekranie Detali Historii i widzi opis pierwszej stworzonej histori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59M12S</meta:editing-duration>
    <meta:editing-cycles>30</meta:editing-cycles>
    <meta:generator>LibreOffice/7.3.0.3$Windows_X86_64 LibreOffice_project/0f246aa12d0eee4a0f7adcefbf7c878fc2238db3</meta:generator>
    <dc:date>2022-04-19T16:09:47.630000000</dc:date>
    <meta:document-statistic meta:table-count="0" meta:image-count="2" meta:object-count="0" meta:page-count="46" meta:paragraph-count="808" meta:word-count="6277" meta:character-count="46434" meta:non-whitespace-character-count="40876"/>
    <meta:user-defined meta:name="Info 1"/>
    <meta:user-defined meta:name="Info 2"/>
    <meta:user-defined meta:name="Info 3"/>
    <meta:user-defined meta:name="Info 4"/>
  </office:meta>
</office:document-meta>
</file>